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text-properties officeooo:paragraph-rsid="006c2c40"/>
    </style:style>
    <style:style style:name="P18" style:family="paragraph" style:parent-style-name="Text_20_body">
      <style:text-properties officeooo:paragraph-rsid="006c8658"/>
    </style:style>
    <style:style style:name="P19" style:family="paragraph" style:parent-style-name="Text_20_body">
      <style:text-properties officeooo:paragraph-rsid="006de052"/>
    </style:style>
    <style:style style:name="P20" style:family="paragraph" style:parent-style-name="Text_20_body">
      <style:text-properties officeooo:paragraph-rsid="006e2449"/>
    </style:style>
    <style:style style:name="P21" style:family="paragraph" style:parent-style-name="Text_20_body">
      <style:text-properties officeooo:paragraph-rsid="00766915"/>
    </style:style>
    <style:style style:name="P22" style:family="paragraph" style:parent-style-name="Text_20_body">
      <style:text-properties officeooo:paragraph-rsid="007d5639"/>
    </style:style>
    <style:style style:name="P23" style:family="paragraph" style:parent-style-name="Text_20_body">
      <style:text-properties officeooo:paragraph-rsid="008bc171"/>
    </style:style>
    <style:style style:name="P24" style:family="paragraph" style:parent-style-name="Text_20_body">
      <style:text-properties officeooo:paragraph-rsid="009494b1"/>
    </style:style>
    <style:style style:name="P25" style:family="paragraph" style:parent-style-name="Text_20_body">
      <style:text-properties officeooo:paragraph-rsid="0094d8d9"/>
    </style:style>
    <style:style style:name="P26" style:family="paragraph" style:parent-style-name="Text_20_body">
      <style:text-properties officeooo:paragraph-rsid="009a5a2a"/>
    </style:style>
    <style:style style:name="P27" style:family="paragraph" style:parent-style-name="Text_20_body">
      <style:text-properties officeooo:paragraph-rsid="009c4c4d"/>
    </style:style>
    <style:style style:name="P28" style:family="paragraph" style:parent-style-name="Text_20_body">
      <style:text-properties officeooo:paragraph-rsid="00a1ace6"/>
    </style:style>
    <style:style style:name="P29" style:family="paragraph" style:parent-style-name="Text_20_body">
      <style:text-properties officeooo:paragraph-rsid="00aaac02"/>
    </style:style>
    <style:style style:name="P30" style:family="paragraph" style:parent-style-name="Text_20_body">
      <style:text-properties officeooo:paragraph-rsid="00b09de6"/>
    </style:style>
    <style:style style:name="P31" style:family="paragraph" style:parent-style-name="Text_20_body">
      <style:text-properties officeooo:paragraph-rsid="00b39899"/>
    </style:style>
    <style:style style:name="P32" style:family="paragraph" style:parent-style-name="Text_20_body">
      <style:text-properties officeooo:paragraph-rsid="00c38124"/>
    </style:style>
    <style:style style:name="P33" style:family="paragraph" style:parent-style-name="Text_20_body">
      <style:text-properties officeooo:paragraph-rsid="00c4ad28"/>
    </style:style>
    <style:style style:name="P34" style:family="paragraph" style:parent-style-name="Text_20_body">
      <style:text-properties officeooo:paragraph-rsid="00c595a4"/>
    </style:style>
    <style:style style:name="P35" style:family="paragraph" style:parent-style-name="Text_20_body">
      <style:text-properties officeooo:paragraph-rsid="00c5a1c7"/>
    </style:style>
    <style:style style:name="P36" style:family="paragraph" style:parent-style-name="Text_20_body">
      <style:text-properties officeooo:paragraph-rsid="00c96220"/>
    </style:style>
    <style:style style:name="P37" style:family="paragraph" style:parent-style-name="Text_20_body">
      <style:text-properties officeooo:paragraph-rsid="00ca7c42"/>
    </style:style>
    <style:style style:name="P38" style:family="paragraph" style:parent-style-name="Text_20_body">
      <style:text-properties officeooo:paragraph-rsid="00cab2b0"/>
    </style:style>
    <style:style style:name="P39" style:family="paragraph" style:parent-style-name="Text_20_body">
      <style:text-properties officeooo:paragraph-rsid="00cca6b6"/>
    </style:style>
    <style:style style:name="P40" style:family="paragraph" style:parent-style-name="Text_20_body">
      <style:text-properties officeooo:paragraph-rsid="00d25253"/>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officeooo:paragraph-rsid="00df6893"/>
    </style:style>
    <style:style style:name="P43" style:family="paragraph" style:parent-style-name="Text_20_body">
      <style:text-properties officeooo:paragraph-rsid="00e1ce3c"/>
    </style:style>
    <style:style style:name="P44" style:family="paragraph" style:parent-style-name="Text_20_body">
      <style:text-properties officeooo:paragraph-rsid="00e1ea05"/>
    </style:style>
    <style:style style:name="P45" style:family="paragraph" style:parent-style-name="Text_20_body">
      <style:text-properties officeooo:paragraph-rsid="00e3c689"/>
    </style:style>
    <style:style style:name="P46" style:family="paragraph" style:parent-style-name="Text_20_body">
      <style:text-properties officeooo:paragraph-rsid="00e4628b"/>
    </style:style>
    <style:style style:name="P47" style:family="paragraph" style:parent-style-name="Text_20_body">
      <style:text-properties officeooo:paragraph-rsid="00e4bb68"/>
    </style:style>
    <style:style style:name="P48" style:family="paragraph" style:parent-style-name="Text_20_body">
      <style:text-properties officeooo:paragraph-rsid="00e84d94"/>
    </style:style>
    <style:style style:name="P49" style:family="paragraph" style:parent-style-name="Text_20_body">
      <style:text-properties officeooo:paragraph-rsid="00eb0ed1"/>
    </style:style>
    <style:style style:name="P50" style:family="paragraph" style:parent-style-name="Text_20_body">
      <style:text-properties officeooo:paragraph-rsid="00eef302"/>
    </style:style>
    <style:style style:name="P51" style:family="paragraph" style:parent-style-name="Text_20_body">
      <style:text-properties officeooo:paragraph-rsid="00f5e236"/>
    </style:style>
    <style:style style:name="P52" style:family="paragraph" style:parent-style-name="Text_20_body">
      <style:text-properties officeooo:paragraph-rsid="00ff0722"/>
    </style:style>
    <style:style style:name="P53" style:family="paragraph" style:parent-style-name="Text_20_body">
      <style:text-properties officeooo:paragraph-rsid="00ffff48"/>
    </style:style>
    <style:style style:name="P54" style:family="paragraph" style:parent-style-name="Text_20_body">
      <style:text-properties officeooo:paragraph-rsid="01005844"/>
    </style:style>
    <style:style style:name="P55" style:family="paragraph" style:parent-style-name="Text_20_body">
      <style:text-properties officeooo:paragraph-rsid="0104d3ca"/>
    </style:style>
    <style:style style:name="P56" style:family="paragraph" style:parent-style-name="Text_20_body">
      <style:text-properties officeooo:paragraph-rsid="0107a7aa"/>
    </style:style>
    <style:style style:name="P57" style:family="paragraph" style:parent-style-name="Text_20_body">
      <style:text-properties officeooo:paragraph-rsid="0108452d"/>
    </style:style>
    <style:style style:name="P58" style:family="paragraph" style:parent-style-name="Text_20_body">
      <style:text-properties officeooo:paragraph-rsid="01094b0c"/>
    </style:style>
    <style:style style:name="P59" style:family="paragraph" style:parent-style-name="Text_20_body">
      <style:text-properties officeooo:paragraph-rsid="010c652a"/>
    </style:style>
    <style:style style:name="P60" style:family="paragraph" style:parent-style-name="Text_20_body">
      <style:text-properties officeooo:paragraph-rsid="011500f1"/>
    </style:style>
    <style:style style:name="P61" style:family="paragraph" style:parent-style-name="Text_20_body">
      <style:text-properties officeooo:paragraph-rsid="01166568"/>
    </style:style>
    <style:style style:name="P62" style:family="paragraph" style:parent-style-name="Text_20_body">
      <style:text-properties officeooo:paragraph-rsid="011d5069"/>
    </style:style>
    <style:style style:name="P63" style:family="paragraph" style:parent-style-name="Text_20_body">
      <style:text-properties officeooo:paragraph-rsid="01251aa1"/>
    </style:style>
    <style:style style:name="P64" style:family="paragraph" style:parent-style-name="Heading_20_3">
      <style:text-properties officeooo:paragraph-rsid="000f50f9"/>
    </style:style>
    <style:style style:name="P65" style:family="paragraph" style:parent-style-name="Heading_20_3">
      <style:paragraph-properties fo:text-align="center" style:justify-single-word="false"/>
      <style:text-properties officeooo:paragraph-rsid="000f50f9"/>
    </style:style>
    <style:style style:name="P66"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67"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68"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69"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7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7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72"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73"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74"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75"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76"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77"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e7d316" style:language-asian="none" style:country-asian="none" style:font-style-asian="normal" style:font-weight-asian="normal" style:language-complex="hi" style:country-complex="IN" style:font-style-complex="normal" style:font-weight-complex="normal"/>
    </style:style>
    <style:style style:name="P78"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7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80"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8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26fe32" style:language-asian="none" style:country-asian="none" style:font-style-asian="normal" style:font-weight-asian="normal" style:language-complex="hi" style:country-complex="IN" style:font-style-complex="normal" style:font-weight-complex="normal"/>
    </style:style>
    <style:style style:name="P82"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faf48a" officeooo:paragraph-rsid="00faf48a" style:language-asian="none" style:country-asian="none" style:font-style-asian="normal" style:font-weight-asian="normal" style:language-complex="hi" style:country-complex="IN" style:font-style-complex="normal" style:font-weight-complex="normal"/>
    </style:style>
    <style:style style:name="P8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0edf7bc" style:language-asian="none" style:country-asian="none" style:font-style-asian="normal" style:font-weight-asian="normal" style:language-complex="hi" style:country-complex="IN" style:font-style-complex="normal" style:font-weight-complex="normal"/>
    </style:style>
    <style:style style:name="P84"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13f06" style:language-asian="none" style:country-asian="none" style:font-style-asian="normal" style:font-weight-asian="normal" style:language-complex="hi" style:country-complex="IN" style:font-style-complex="normal" style:font-weight-complex="normal"/>
    </style:style>
    <style:style style:name="P85"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0fcc3f" style:language-asian="none" style:country-asian="none" style:font-style-asian="normal" style:font-weight-asian="normal" style:language-complex="hi" style:country-complex="IN" style:font-style-complex="normal" style:font-weight-complex="normal"/>
    </style:style>
    <style:style style:name="P86"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edf7bc" officeooo:paragraph-rsid="0132d09a" style:language-asian="none" style:country-asian="none" style:font-style-asian="normal" style:font-weight-asian="normal" style:language-complex="hi" style:country-complex="IN" style:font-style-complex="normal" style:font-weight-complex="normal"/>
    </style:style>
    <style:style style:name="P87" style:family="paragraph" style:parent-style-name="Text_20_body">
      <style:paragraph-properties fo:margin-left="0.9846in" fo:margin-right="0in" fo:text-indent="0in" style:auto-text-indent="false"/>
    </style:style>
    <style:style style:name="P88" style:family="paragraph" style:parent-style-name="Text_20_body">
      <style:paragraph-properties fo:margin-left="0.9846in" fo:margin-right="0in" fo:text-indent="0in" style:auto-text-indent="false"/>
      <style:text-properties officeooo:paragraph-rsid="0029820e"/>
    </style:style>
    <style:style style:name="P89" style:family="paragraph" style:parent-style-name="Text_20_body">
      <style:paragraph-properties fo:margin-left="0.9846in" fo:margin-right="0in" fo:text-indent="0in" style:auto-text-indent="false"/>
      <style:text-properties officeooo:paragraph-rsid="002eadc6"/>
    </style:style>
    <style:style style:name="P90" style:family="paragraph" style:parent-style-name="Text_20_body">
      <style:paragraph-properties fo:margin-left="0.9846in" fo:margin-right="0in" fo:text-indent="0in" style:auto-text-indent="false"/>
      <style:text-properties officeooo:paragraph-rsid="00388490"/>
    </style:style>
    <style:style style:name="P91" style:family="paragraph" style:parent-style-name="Text_20_body">
      <style:paragraph-properties fo:margin-left="0.9846in" fo:margin-right="0in" fo:text-indent="0in" style:auto-text-indent="false"/>
      <style:text-properties officeooo:paragraph-rsid="003b455e"/>
    </style:style>
    <style:style style:name="P92" style:family="paragraph" style:parent-style-name="Text_20_body">
      <style:paragraph-properties fo:margin-left="0.9846in" fo:margin-right="0in" fo:text-indent="0in" style:auto-text-indent="false"/>
      <style:text-properties officeooo:paragraph-rsid="0052143e"/>
    </style:style>
    <style:style style:name="P93" style:family="paragraph" style:parent-style-name="Text_20_body">
      <style:paragraph-properties fo:margin-left="0.9846in" fo:margin-right="0in" fo:text-indent="0in" style:auto-text-indent="false"/>
      <style:text-properties officeooo:paragraph-rsid="006de052"/>
    </style:style>
    <style:style style:name="P94" style:family="paragraph" style:parent-style-name="Text_20_body">
      <style:paragraph-properties fo:margin-left="0.9846in" fo:margin-right="0in" fo:text-indent="0in" style:auto-text-indent="false"/>
      <style:text-properties officeooo:paragraph-rsid="00c595a4"/>
    </style:style>
    <style:style style:name="P95" style:family="paragraph" style:parent-style-name="Text_20_body">
      <style:paragraph-properties fo:margin-left="0.9846in" fo:margin-right="0in" fo:text-indent="0in" style:auto-text-indent="false"/>
      <style:text-properties officeooo:paragraph-rsid="00c5a1c7"/>
    </style:style>
    <style:style style:name="P96" style:family="paragraph" style:parent-style-name="Text_20_body">
      <style:paragraph-properties fo:margin-left="0.9846in" fo:margin-right="0in" fo:text-indent="0in" style:auto-text-indent="false"/>
      <style:text-properties officeooo:paragraph-rsid="00c96220"/>
    </style:style>
    <style:style style:name="P97" style:family="paragraph" style:parent-style-name="Text_20_body">
      <style:paragraph-properties fo:margin-left="0.9846in" fo:margin-right="0in" fo:text-indent="0in" style:auto-text-indent="false"/>
      <style:text-properties officeooo:paragraph-rsid="00ca7c42"/>
    </style:style>
    <style:style style:name="P98" style:family="paragraph" style:parent-style-name="Text_20_body">
      <style:paragraph-properties fo:margin-left="0.9846in" fo:margin-right="0in" fo:text-indent="0in" style:auto-text-indent="false"/>
      <style:text-properties officeooo:paragraph-rsid="00cab2b0"/>
    </style:style>
    <style:style style:name="P99" style:family="paragraph" style:parent-style-name="Text_20_body">
      <style:paragraph-properties fo:margin-left="0.9846in" fo:margin-right="0in" fo:text-indent="0in" style:auto-text-indent="false"/>
      <style:text-properties officeooo:rsid="00cab2b0" officeooo:paragraph-rsid="00cab2b0"/>
    </style:style>
    <style:style style:name="P100" style:family="paragraph" style:parent-style-name="Text_20_body">
      <style:paragraph-properties fo:margin-left="0.9846in" fo:margin-right="0in" fo:text-indent="0in" style:auto-text-indent="false"/>
      <style:text-properties officeooo:paragraph-rsid="00ce3615"/>
    </style:style>
    <style:style style:name="P101" style:family="paragraph" style:parent-style-name="Text_20_body">
      <style:paragraph-properties fo:margin-left="0.9846in" fo:margin-right="0in" fo:text-indent="0in" style:auto-text-indent="false"/>
      <style:text-properties officeooo:paragraph-rsid="00ff0722"/>
    </style:style>
    <style:style style:name="P102" style:family="paragraph" style:parent-style-name="Text_20_body">
      <style:paragraph-properties fo:margin-left="0.9846in" fo:margin-right="0in" fo:text-indent="0in" style:auto-text-indent="false"/>
      <style:text-properties officeooo:paragraph-rsid="0104d3ca"/>
    </style:style>
    <style:style style:name="P103" style:family="paragraph" style:parent-style-name="Text_20_body">
      <style:paragraph-properties fo:margin-left="0.9846in" fo:margin-right="0in" fo:text-indent="0in" style:auto-text-indent="false"/>
      <style:text-properties fo:font-style="italic" officeooo:paragraph-rsid="0104d3ca" style:font-style-asian="italic" style:font-style-complex="italic"/>
    </style:style>
    <style:style style:name="P104" style:family="paragraph" style:parent-style-name="Text_20_body">
      <style:paragraph-properties fo:margin-left="0.9846in" fo:margin-right="0in" fo:text-indent="0in" style:auto-text-indent="false"/>
      <style:text-properties officeooo:paragraph-rsid="0132a619"/>
    </style:style>
    <style:style style:name="P105" style:family="paragraph" style:parent-style-name="indent-big">
      <style:paragraph-properties fo:text-align="start" style:justify-single-word="false"/>
      <style:text-properties fo:language="none" fo:country="none" style:language-asian="none" style:country-asian="none"/>
    </style:style>
    <style:style style:name="P106"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107"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108"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109"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110"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11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112"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113"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114"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115" style:family="paragraph" style:parent-style-name="indent-big">
      <style:paragraph-properties fo:margin-left="0in" fo:margin-right="0in" fo:text-align="start" style:justify-single-word="false" fo:text-indent="2.2402in" style:auto-text-indent="false"/>
      <style:text-properties fo:language="ru" fo:country="RU" fo:font-style="normal" fo:font-weight="normal" officeooo:rsid="0054a5ca" officeooo:paragraph-rsid="00df6893" style:language-asian="none" style:country-asian="none" style:font-style-asian="normal" style:font-weight-asian="normal" style:language-complex="hi" style:country-complex="IN" style:font-style-complex="normal" style:font-weight-complex="normal"/>
    </style:style>
    <style:style style:name="P116" style:family="paragraph" style:parent-style-name="Text_20_body">
      <style:paragraph-properties fo:margin-left="0.4925in" fo:margin-right="0in" fo:text-indent="0in" style:auto-text-indent="false"/>
      <style:text-properties officeooo:paragraph-rsid="00388490"/>
    </style:style>
    <style:style style:name="P117" style:family="paragraph" style:parent-style-name="Text_20_body">
      <style:paragraph-properties fo:margin-left="0.4925in" fo:margin-right="0in" fo:text-indent="0in" style:auto-text-indent="false"/>
      <style:text-properties officeooo:paragraph-rsid="00c4ad28"/>
    </style:style>
    <style:style style:name="P118"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119" style:family="paragraph" style:parent-style-name="Text_20_body">
      <style:paragraph-properties fo:margin-left="0.4925in" fo:margin-right="0in" fo:text-align="start" style:justify-single-word="false" fo:text-indent="0in" style:auto-text-indent="false"/>
      <style:text-properties fo:language="ru" fo:country="RU" fo:font-style="normal" fo:font-weight="normal" officeooo:rsid="0054a5ca" officeooo:paragraph-rsid="00dfc7d6" style:language-asian="none" style:country-asian="none" style:font-style-asian="normal" style:font-weight-asian="normal" style:language-complex="hi" style:country-complex="IN" style:font-style-complex="normal" style:font-weight-complex="normal"/>
    </style:style>
    <style:style style:name="P120"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121" style:family="paragraph" style:parent-style-name="Text_20_body">
      <style:paragraph-properties fo:margin-left="1.4772in" fo:margin-right="0in" fo:text-indent="0in" style:auto-text-indent="false"/>
    </style:style>
    <style:style style:name="P122" style:family="paragraph" style:parent-style-name="Text_20_body">
      <style:paragraph-properties fo:margin-left="1.4772in" fo:margin-right="0in" fo:text-indent="0in" style:auto-text-indent="false"/>
      <style:text-properties officeooo:paragraph-rsid="006c8658"/>
    </style:style>
    <style:style style:name="P123" style:family="paragraph" style:parent-style-name="Text_20_body">
      <style:paragraph-properties fo:margin-left="1.4772in" fo:margin-right="0in" fo:text-indent="0in" style:auto-text-indent="false"/>
      <style:text-properties officeooo:paragraph-rsid="00dfc7d6"/>
    </style:style>
    <style:style style:name="P124" style:family="paragraph" style:parent-style-name="Text_20_body">
      <style:paragraph-properties fo:margin-left="2.4618in" fo:margin-right="0in" fo:text-indent="0in" style:auto-text-indent="false"/>
    </style:style>
    <style:style style:name="P125" style:family="paragraph" style:parent-style-name="Text_20_body">
      <style:paragraph-properties fo:margin-left="2.4618in" fo:margin-right="0in" fo:text-indent="0in" style:auto-text-indent="false"/>
      <style:text-properties officeooo:paragraph-rsid="006c2c40"/>
    </style:style>
    <style:style style:name="P126" style:family="paragraph" style:parent-style-name="Text_20_body_20__28_user_29_">
      <style:paragraph-properties fo:text-align="start" style:justify-single-word="false"/>
      <style:text-properties fo:language="none" fo:country="none" style:language-asian="none" style:country-asian="none"/>
    </style:style>
    <style:style style:name="P127" style:family="paragraph" style:parent-style-name="Text_20_body">
      <style:paragraph-properties fo:margin-left="1.9693in" fo:margin-right="0in" fo:text-indent="0in" style:auto-text-indent="false"/>
    </style:style>
    <style:style style:name="P128" style:family="paragraph" style:parent-style-name="Text_20_body">
      <style:paragraph-properties fo:margin-left="3.4465in" fo:margin-right="0in" fo:text-indent="0in" style:auto-text-indent="false"/>
      <style:text-properties officeooo:paragraph-rsid="00c4ad28"/>
    </style:style>
    <style:style style:name="P129"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edf7bc" officeooo:paragraph-rsid="013ac95f" style:language-asian="none" style:country-asian="none" style:font-style-asian="normal" style:font-weight-asian="normal" style:language-complex="hi" style:country-complex="IN" style:font-style-complex="normal" style:font-weight-complex="normal"/>
    </style:style>
    <style:style style:name="P130" style:family="paragraph" style:parent-style-name="Text_20_body">
      <style:paragraph-properties fo:margin-left="0.9846in" fo:margin-right="0in" fo:text-indent="0in" style:auto-text-indent="false"/>
      <style:text-properties officeooo:paragraph-rsid="014395c0"/>
    </style:style>
    <style:style style:name="P131" style:family="paragraph" style:parent-style-name="Heading_20_1">
      <style:text-properties fo:language="none" fo:country="none" style:language-asian="none" style:country-asian="none"/>
    </style:style>
    <style:style style:name="P132"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officeooo:rsid="010b7f65" style:font-style-asian="italic" style:font-style-complex="italic"/>
    </style:style>
    <style:style style:name="T13" style:family="text">
      <style:text-properties fo:font-style="italic" officeooo:rsid="010c652a" style:font-style-asian="italic" style:font-style-complex="italic"/>
    </style:style>
    <style:style style:name="T14" style:family="text">
      <style:text-properties fo:font-style="italic" officeooo:rsid="011500f1" style:font-style-asian="italic" style:font-style-complex="italic"/>
    </style:style>
    <style:style style:name="T15" style:family="text">
      <style:text-properties fo:font-style="italic" officeooo:rsid="011c9984"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text-underline-style="none" style:font-style-asian="italic" style:font-style-complex="italic"/>
    </style:style>
    <style:style style:name="T18" style:family="text">
      <style:text-properties officeooo:rsid="00105bb5"/>
    </style:style>
    <style:style style:name="T19" style:family="text">
      <style:text-properties officeooo:rsid="0010c590"/>
    </style:style>
    <style:style style:name="T20" style:family="text">
      <style:text-properties officeooo:rsid="001160b9"/>
    </style:style>
    <style:style style:name="T21" style:family="text">
      <style:text-properties officeooo:rsid="00131786"/>
    </style:style>
    <style:style style:name="T22" style:family="text">
      <style:text-properties officeooo:rsid="00132abb"/>
    </style:style>
    <style:style style:name="T23" style:family="text">
      <style:text-properties officeooo:rsid="0015451c"/>
    </style:style>
    <style:style style:name="T24" style:family="text">
      <style:text-properties officeooo:rsid="0015fe1b"/>
    </style:style>
    <style:style style:name="T25" style:family="text">
      <style:text-properties officeooo:rsid="0016ac27"/>
    </style:style>
    <style:style style:name="T26" style:family="text">
      <style:text-properties officeooo:rsid="0016d9c1"/>
    </style:style>
    <style:style style:name="T27" style:family="text">
      <style:text-properties officeooo:rsid="00177ea2"/>
    </style:style>
    <style:style style:name="T28" style:family="text">
      <style:text-properties officeooo:rsid="001a0ff3"/>
    </style:style>
    <style:style style:name="T29" style:family="text">
      <style:text-properties officeooo:rsid="001b1cea"/>
    </style:style>
    <style:style style:name="T30" style:family="text">
      <style:text-properties officeooo:rsid="001d3f43"/>
    </style:style>
    <style:style style:name="T31" style:family="text">
      <style:text-properties officeooo:rsid="001ee9d7"/>
    </style:style>
    <style:style style:name="T32" style:family="text">
      <style:text-properties officeooo:rsid="001f2dae"/>
    </style:style>
    <style:style style:name="T33" style:family="text">
      <style:text-properties officeooo:rsid="002029b4"/>
    </style:style>
    <style:style style:name="T34" style:family="text">
      <style:text-properties officeooo:rsid="0021d915"/>
    </style:style>
    <style:style style:name="T35" style:family="text">
      <style:text-properties officeooo:rsid="00235e0f"/>
    </style:style>
    <style:style style:name="T36"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37"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38" style:family="text">
      <style:text-properties officeooo:rsid="002455f2"/>
    </style:style>
    <style:style style:name="T39" style:family="text">
      <style:text-properties officeooo:rsid="00262c81"/>
    </style:style>
    <style:style style:name="T40" style:family="text">
      <style:text-properties officeooo:rsid="0027090f"/>
    </style:style>
    <style:style style:name="T41" style:family="text">
      <style:text-properties officeooo:rsid="0027336b"/>
    </style:style>
    <style:style style:name="T42" style:family="text">
      <style:text-properties officeooo:rsid="002763ad"/>
    </style:style>
    <style:style style:name="T43" style:family="text">
      <style:text-properties officeooo:rsid="0028656c"/>
    </style:style>
    <style:style style:name="T44" style:family="text">
      <style:text-properties officeooo:rsid="0029820e"/>
    </style:style>
    <style:style style:name="T45" style:family="text">
      <style:text-properties officeooo:rsid="002a234a"/>
    </style:style>
    <style:style style:name="T46" style:family="text">
      <style:text-properties officeooo:rsid="002b575d"/>
    </style:style>
    <style:style style:name="T47" style:family="text">
      <style:text-properties officeooo:rsid="002cb16c"/>
    </style:style>
    <style:style style:name="T48" style:family="text">
      <style:text-properties officeooo:rsid="0031db1b"/>
    </style:style>
    <style:style style:name="T49" style:family="text">
      <style:text-properties officeooo:rsid="00327653"/>
    </style:style>
    <style:style style:name="T50" style:family="text">
      <style:text-properties officeooo:rsid="0033af24"/>
    </style:style>
    <style:style style:name="T51" style:family="text">
      <style:text-properties officeooo:rsid="0034424c"/>
    </style:style>
    <style:style style:name="T52" style:family="text">
      <style:text-properties officeooo:rsid="00363834"/>
    </style:style>
    <style:style style:name="T53" style:family="text">
      <style:text-properties officeooo:rsid="00375486"/>
    </style:style>
    <style:style style:name="T54" style:family="text">
      <style:text-properties officeooo:rsid="00388490"/>
    </style:style>
    <style:style style:name="T55" style:family="text">
      <style:text-properties officeooo:rsid="0039575f"/>
    </style:style>
    <style:style style:name="T56" style:family="text">
      <style:text-properties officeooo:rsid="003b455e"/>
    </style:style>
    <style:style style:name="T57" style:family="text">
      <style:text-properties officeooo:rsid="003d14fa"/>
    </style:style>
    <style:style style:name="T58" style:family="text">
      <style:text-properties officeooo:rsid="003d24c7"/>
    </style:style>
    <style:style style:name="T59" style:family="text">
      <style:text-properties officeooo:rsid="003d51bc"/>
    </style:style>
    <style:style style:name="T60" style:family="text">
      <style:text-properties officeooo:rsid="003e0318"/>
    </style:style>
    <style:style style:name="T61" style:family="text">
      <style:text-properties officeooo:rsid="00422cde"/>
    </style:style>
    <style:style style:name="T62" style:family="text">
      <style:text-properties officeooo:rsid="00461c1f"/>
    </style:style>
    <style:style style:name="T63" style:family="text">
      <style:text-properties officeooo:rsid="004b4e28"/>
    </style:style>
    <style:style style:name="T64" style:family="text">
      <style:text-properties officeooo:rsid="004b75cf"/>
    </style:style>
    <style:style style:name="T65" style:family="text">
      <style:text-properties officeooo:rsid="004cee7b"/>
    </style:style>
    <style:style style:name="T66" style:family="text">
      <style:text-properties officeooo:rsid="004eae8b"/>
    </style:style>
    <style:style style:name="T67" style:family="text">
      <style:text-properties officeooo:rsid="004f539d"/>
    </style:style>
    <style:style style:name="T68" style:family="text">
      <style:text-properties officeooo:rsid="005017ba"/>
    </style:style>
    <style:style style:name="T69" style:family="text">
      <style:text-properties officeooo:rsid="0050933c"/>
    </style:style>
    <style:style style:name="T70" style:family="text">
      <style:text-properties officeooo:rsid="0051b2c8"/>
    </style:style>
    <style:style style:name="T71" style:family="text">
      <style:text-properties officeooo:rsid="0052143e"/>
    </style:style>
    <style:style style:name="T72" style:family="text">
      <style:text-properties officeooo:rsid="00562877"/>
    </style:style>
    <style:style style:name="T73" style:family="text">
      <style:text-properties officeooo:rsid="0058dead"/>
    </style:style>
    <style:style style:name="T74" style:family="text">
      <style:text-properties officeooo:rsid="005aae29"/>
    </style:style>
    <style:style style:name="T75" style:family="text">
      <style:text-properties officeooo:rsid="005bc1cc"/>
    </style:style>
    <style:style style:name="T76" style:family="text">
      <style:text-properties officeooo:rsid="005c8e1b"/>
    </style:style>
    <style:style style:name="T77" style:family="text">
      <style:text-properties officeooo:rsid="005e6eb9"/>
    </style:style>
    <style:style style:name="T78" style:family="text">
      <style:text-properties officeooo:rsid="005fc8a6"/>
    </style:style>
    <style:style style:name="T79" style:family="text">
      <style:text-properties officeooo:rsid="0060822e"/>
    </style:style>
    <style:style style:name="T80" style:family="text">
      <style:text-properties officeooo:rsid="006236be"/>
    </style:style>
    <style:style style:name="T81" style:family="text">
      <style:text-properties officeooo:rsid="00633e55"/>
    </style:style>
    <style:style style:name="T82" style:family="text">
      <style:text-properties officeooo:rsid="0064a75b"/>
    </style:style>
    <style:style style:name="T83" style:family="text">
      <style:text-properties fo:font-variant="small-caps"/>
    </style:style>
    <style:style style:name="T84" style:family="text">
      <style:text-properties fo:font-style="normal" style:font-style-asian="normal" style:font-style-complex="normal"/>
    </style:style>
    <style:style style:name="T85" style:family="text">
      <style:text-properties fo:font-style="normal" officeooo:rsid="006b82cb" style:font-style-asian="normal" style:font-style-complex="normal"/>
    </style:style>
    <style:style style:name="T86" style:family="text">
      <style:text-properties officeooo:rsid="006b82cb"/>
    </style:style>
    <style:style style:name="T87" style:family="text">
      <style:text-properties officeooo:rsid="006c2c40"/>
    </style:style>
    <style:style style:name="T88" style:family="text">
      <style:text-properties officeooo:rsid="006c8658"/>
    </style:style>
    <style:style style:name="T89" style:family="text">
      <style:text-properties officeooo:rsid="006de052"/>
    </style:style>
    <style:style style:name="T90" style:family="text">
      <style:text-properties officeooo:rsid="006e2449"/>
    </style:style>
    <style:style style:name="T91" style:family="text">
      <style:text-properties officeooo:rsid="006edeb4"/>
    </style:style>
    <style:style style:name="T92" style:family="text">
      <style:text-properties officeooo:rsid="0070ba87"/>
    </style:style>
    <style:style style:name="T93" style:family="text">
      <style:text-properties officeooo:rsid="0072333c"/>
    </style:style>
    <style:style style:name="T94" style:family="text">
      <style:text-properties officeooo:rsid="00733e8f"/>
    </style:style>
    <style:style style:name="T95" style:family="text">
      <style:text-properties officeooo:rsid="0074d84e"/>
    </style:style>
    <style:style style:name="T96" style:family="text">
      <style:text-properties officeooo:rsid="00761e8f"/>
    </style:style>
    <style:style style:name="T97" style:family="text">
      <style:text-properties officeooo:rsid="0076508e"/>
    </style:style>
    <style:style style:name="T98" style:family="text">
      <style:text-properties officeooo:rsid="00766915"/>
    </style:style>
    <style:style style:name="T99" style:family="text">
      <style:text-properties officeooo:rsid="007864d2"/>
    </style:style>
    <style:style style:name="T100" style:family="text">
      <style:text-properties officeooo:rsid="0079dab0"/>
    </style:style>
    <style:style style:name="T101" style:family="text">
      <style:text-properties officeooo:rsid="007b7f8f"/>
    </style:style>
    <style:style style:name="T102" style:family="text">
      <style:text-properties officeooo:rsid="007d5639"/>
    </style:style>
    <style:style style:name="T103" style:family="text">
      <style:text-properties officeooo:rsid="007e01df"/>
    </style:style>
    <style:style style:name="T104" style:family="text">
      <style:text-properties officeooo:rsid="007fbcf0"/>
    </style:style>
    <style:style style:name="T105" style:family="text">
      <style:text-properties officeooo:rsid="00804d34"/>
    </style:style>
    <style:style style:name="T106" style:family="text">
      <style:text-properties officeooo:rsid="00823165"/>
    </style:style>
    <style:style style:name="T107" style:family="text">
      <style:text-properties officeooo:rsid="00835f10"/>
    </style:style>
    <style:style style:name="T108" style:family="text">
      <style:text-properties officeooo:rsid="00854601"/>
    </style:style>
    <style:style style:name="T109" style:family="text">
      <style:text-properties fo:language="ru" fo:country="RU" style:language-complex="hi" style:country-complex="IN"/>
    </style:style>
    <style:style style:name="T110" style:family="text">
      <style:text-properties fo:language="ru" fo:country="RU" officeooo:rsid="00854601" style:language-complex="hi" style:country-complex="IN"/>
    </style:style>
    <style:style style:name="T111" style:family="text">
      <style:text-properties fo:language="ru" fo:country="RU" officeooo:rsid="00866f75" style:language-complex="hi" style:country-complex="IN"/>
    </style:style>
    <style:style style:name="T112" style:family="text">
      <style:text-properties fo:language="ru" fo:country="RU" officeooo:rsid="00aef8dd" style:language-complex="hi" style:country-complex="IN"/>
    </style:style>
    <style:style style:name="T113" style:family="text">
      <style:text-properties fo:language="ru" fo:country="RU" fo:font-style="normal" fo:font-weight="normal" officeooo:rsid="0054a5ca" style:language-asian="none" style:country-asian="none" style:font-style-asian="normal" style:font-weight-asian="normal" style:language-complex="hi" style:country-complex="IN" style:font-style-complex="normal" style:font-weight-complex="normal"/>
    </style:style>
    <style:style style:name="T114" style:family="text">
      <style:text-properties fo:language="ru" fo:country="RU" fo:font-style="normal" fo:font-weight="normal" officeooo:rsid="00d70aab" style:language-asian="none" style:country-asian="none" style:font-style-asian="normal" style:font-weight-asian="normal" style:language-complex="hi" style:country-complex="IN" style:font-style-complex="normal" style:font-weight-complex="normal"/>
    </style:style>
    <style:style style:name="T115" style:family="text">
      <style:text-properties officeooo:rsid="00866f75"/>
    </style:style>
    <style:style style:name="T116" style:family="text">
      <style:text-properties officeooo:rsid="00878ebd"/>
    </style:style>
    <style:style style:name="T117" style:family="text">
      <style:text-properties officeooo:rsid="00885efa"/>
    </style:style>
    <style:style style:name="T118" style:family="text">
      <style:text-properties officeooo:rsid="0089d02b"/>
    </style:style>
    <style:style style:name="T119" style:family="text">
      <style:text-properties officeooo:rsid="008bc171"/>
    </style:style>
    <style:style style:name="T120" style:family="text">
      <style:text-properties officeooo:rsid="008d4797"/>
    </style:style>
    <style:style style:name="T121" style:family="text">
      <style:text-properties officeooo:rsid="008e3cf3"/>
    </style:style>
    <style:style style:name="T122" style:family="text">
      <style:text-properties officeooo:rsid="00937454"/>
    </style:style>
    <style:style style:name="T123" style:family="text">
      <style:text-properties officeooo:rsid="009494b1"/>
    </style:style>
    <style:style style:name="T124" style:family="text">
      <style:text-properties officeooo:rsid="0094d8d9"/>
    </style:style>
    <style:style style:name="T125" style:family="text">
      <style:text-properties officeooo:rsid="009604e0"/>
    </style:style>
    <style:style style:name="T126" style:family="text">
      <style:text-properties officeooo:rsid="0099b814"/>
    </style:style>
    <style:style style:name="T127" style:family="text">
      <style:text-properties officeooo:rsid="009a5a2a"/>
    </style:style>
    <style:style style:name="T128" style:family="text">
      <style:text-properties officeooo:rsid="009baae0"/>
    </style:style>
    <style:style style:name="T129" style:family="text">
      <style:text-properties officeooo:rsid="009c4c4d"/>
    </style:style>
    <style:style style:name="T130" style:family="text">
      <style:text-properties officeooo:rsid="009d4d29"/>
    </style:style>
    <style:style style:name="T131" style:family="text">
      <style:text-properties officeooo:rsid="009e1fea"/>
    </style:style>
    <style:style style:name="T132" style:family="text">
      <style:text-properties officeooo:rsid="009e3ce2"/>
    </style:style>
    <style:style style:name="T133" style:family="text">
      <style:text-properties officeooo:rsid="009e873f"/>
    </style:style>
    <style:style style:name="T134" style:family="text">
      <style:text-properties officeooo:rsid="00a07f85"/>
    </style:style>
    <style:style style:name="T135" style:family="text">
      <style:text-properties officeooo:rsid="00a0ca12"/>
    </style:style>
    <style:style style:name="T136" style:family="text">
      <style:text-properties officeooo:rsid="00a1ace6"/>
    </style:style>
    <style:style style:name="T137" style:family="text">
      <style:text-properties officeooo:rsid="00a37572"/>
    </style:style>
    <style:style style:name="T138" style:family="text">
      <style:text-properties officeooo:rsid="00a49d98"/>
    </style:style>
    <style:style style:name="T139" style:family="text">
      <style:text-properties officeooo:rsid="00a8b305"/>
    </style:style>
    <style:style style:name="T140" style:family="text">
      <style:text-properties officeooo:rsid="00aa4ee9"/>
    </style:style>
    <style:style style:name="T141" style:family="text">
      <style:text-properties officeooo:rsid="00aaf337"/>
    </style:style>
    <style:style style:name="T142" style:family="text">
      <style:text-properties officeooo:rsid="00aef8dd"/>
    </style:style>
    <style:style style:name="T143" style:family="text">
      <style:text-properties officeooo:rsid="00b09de6"/>
    </style:style>
    <style:style style:name="T144" style:family="text">
      <style:text-properties officeooo:rsid="00b2e0fa"/>
    </style:style>
    <style:style style:name="T145" style:family="text">
      <style:text-properties officeooo:rsid="00b39899"/>
    </style:style>
    <style:style style:name="T146" style:family="text">
      <style:text-properties officeooo:rsid="00b472ed"/>
    </style:style>
    <style:style style:name="T147" style:family="text">
      <style:text-properties officeooo:rsid="00b56284"/>
    </style:style>
    <style:style style:name="T148" style:family="text">
      <style:text-properties officeooo:rsid="00b5f240"/>
    </style:style>
    <style:style style:name="T149" style:family="text">
      <style:text-properties officeooo:rsid="00bfcf9e"/>
    </style:style>
    <style:style style:name="T150" style:family="text">
      <style:text-properties officeooo:rsid="00c0a824"/>
    </style:style>
    <style:style style:name="T151" style:family="text">
      <style:text-properties officeooo:rsid="00c12e4b"/>
    </style:style>
    <style:style style:name="T152" style:family="text">
      <style:text-properties officeooo:rsid="00c2d48f"/>
    </style:style>
    <style:style style:name="T153" style:family="text">
      <style:text-properties officeooo:rsid="00c38124"/>
    </style:style>
    <style:style style:name="T154" style:family="text">
      <style:text-properties officeooo:rsid="00c4ad28"/>
    </style:style>
    <style:style style:name="T155" style:family="text">
      <style:text-properties officeooo:rsid="00c595a4"/>
    </style:style>
    <style:style style:name="T156" style:family="text">
      <style:text-properties officeooo:rsid="00c5a1c7"/>
    </style:style>
    <style:style style:name="T157" style:family="text">
      <style:text-properties officeooo:rsid="00c6a6fc"/>
    </style:style>
    <style:style style:name="T158" style:family="text">
      <style:text-properties officeooo:rsid="00c96220"/>
    </style:style>
    <style:style style:name="T159" style:family="text">
      <style:text-properties officeooo:rsid="00ca7c42"/>
    </style:style>
    <style:style style:name="T160" style:family="text">
      <style:text-properties officeooo:rsid="00cab2b0"/>
    </style:style>
    <style:style style:name="T161" style:family="text">
      <style:text-properties fo:font-weight="normal" style:font-weight-asian="normal" style:font-weight-complex="normal"/>
    </style:style>
    <style:style style:name="T162" style:family="text">
      <style:text-properties fo:font-weight="normal" officeooo:rsid="00d7d536" style:font-weight-asian="normal" style:font-weight-complex="normal"/>
    </style:style>
    <style:style style:name="T163" style:family="text">
      <style:text-properties fo:font-weight="normal" officeooo:rsid="00d9b0d8" style:font-weight-asian="normal" style:font-weight-complex="normal"/>
    </style:style>
    <style:style style:name="T164" style:family="text">
      <style:text-properties officeooo:rsid="00cca6b6"/>
    </style:style>
    <style:style style:name="T165" style:family="text">
      <style:text-properties officeooo:rsid="00ce3615"/>
    </style:style>
    <style:style style:name="T166" style:family="text">
      <style:text-properties officeooo:rsid="00d03fc5"/>
    </style:style>
    <style:style style:name="T167" style:family="text">
      <style:text-properties officeooo:rsid="00d23023"/>
    </style:style>
    <style:style style:name="T168" style:family="text">
      <style:text-properties officeooo:rsid="00d25253"/>
    </style:style>
    <style:style style:name="T169" style:family="text">
      <style:text-properties officeooo:rsid="00d30f16"/>
    </style:style>
    <style:style style:name="T170" style:family="text">
      <style:text-properties officeooo:rsid="00d31bf1"/>
    </style:style>
    <style:style style:name="T171" style:family="text">
      <style:text-properties officeooo:rsid="00d4f64c"/>
    </style:style>
    <style:style style:name="T172" style:family="text">
      <style:text-properties fo:font-weight="bold" style:font-weight-asian="bold" style:font-weight-complex="bold"/>
    </style:style>
    <style:style style:name="T173" style:family="text">
      <style:text-properties officeooo:rsid="00d70aab"/>
    </style:style>
    <style:style style:name="T174" style:family="text">
      <style:text-properties officeooo:rsid="00d7aa22"/>
    </style:style>
    <style:style style:name="T175" style:family="text">
      <style:text-properties officeooo:rsid="00d7d536"/>
    </style:style>
    <style:style style:name="T176" style:family="text">
      <style:text-properties officeooo:rsid="00d9b0d8"/>
    </style:style>
    <style:style style:name="T177" style:family="text">
      <style:text-properties officeooo:rsid="00dde28f"/>
    </style:style>
    <style:style style:name="T178" style:family="text">
      <style:text-properties officeooo:rsid="00dfc7d6"/>
    </style:style>
    <style:style style:name="T179" style:family="text">
      <style:text-properties officeooo:rsid="00e07a21"/>
    </style:style>
    <style:style style:name="T180" style:family="text">
      <style:text-properties officeooo:rsid="00e1ce3c"/>
    </style:style>
    <style:style style:name="T181" style:family="text">
      <style:text-properties officeooo:rsid="00e1ea05"/>
    </style:style>
    <style:style style:name="T182" style:family="text">
      <style:text-properties officeooo:rsid="00e3c689"/>
    </style:style>
    <style:style style:name="T183" style:family="text">
      <style:text-properties officeooo:rsid="00e4628b"/>
    </style:style>
    <style:style style:name="T184" style:family="text">
      <style:text-properties officeooo:rsid="00e4bb68"/>
    </style:style>
    <style:style style:name="T185" style:family="text">
      <style:text-properties officeooo:rsid="00e54357"/>
    </style:style>
    <style:style style:name="T186" style:family="text">
      <style:text-properties officeooo:rsid="00e78eef"/>
    </style:style>
    <style:style style:name="T187" style:family="text">
      <style:text-properties officeooo:rsid="00e84d94"/>
    </style:style>
    <style:style style:name="T188" style:family="text">
      <style:text-properties officeooo:rsid="00e9e5c5"/>
    </style:style>
    <style:style style:name="T189" style:family="text">
      <style:text-properties officeooo:rsid="00eb0ed1"/>
    </style:style>
    <style:style style:name="T190" style:family="text">
      <style:text-properties officeooo:rsid="00ebfa12"/>
    </style:style>
    <style:style style:name="T191" style:family="text">
      <style:text-properties officeooo:rsid="00ee147e"/>
    </style:style>
    <style:style style:name="T192" style:family="text">
      <style:text-properties officeooo:rsid="00eef302"/>
    </style:style>
    <style:style style:name="T193" style:family="text">
      <style:text-properties officeooo:rsid="00f03964"/>
    </style:style>
    <style:style style:name="T194" style:family="text">
      <style:text-properties officeooo:rsid="00f04056"/>
    </style:style>
    <style:style style:name="T195" style:family="text">
      <style:text-properties officeooo:rsid="00f23baa"/>
    </style:style>
    <style:style style:name="T196" style:family="text">
      <style:text-properties officeooo:rsid="00f2dab7"/>
    </style:style>
    <style:style style:name="T197" style:family="text">
      <style:text-properties officeooo:rsid="00f4635a"/>
    </style:style>
    <style:style style:name="T198" style:family="text">
      <style:text-properties officeooo:rsid="00f5e236"/>
    </style:style>
    <style:style style:name="T199" style:family="text">
      <style:text-properties officeooo:rsid="00f7aee9"/>
    </style:style>
    <style:style style:name="T200" style:family="text">
      <style:text-properties officeooo:rsid="00f92d47"/>
    </style:style>
    <style:style style:name="T201" style:family="text">
      <style:text-properties officeooo:rsid="00fbe8a5"/>
    </style:style>
    <style:style style:name="T202" style:family="text">
      <style:text-properties officeooo:rsid="00fd4ae5"/>
    </style:style>
    <style:style style:name="T203" style:family="text">
      <style:text-properties officeooo:rsid="00ff0722"/>
    </style:style>
    <style:style style:name="T204" style:family="text">
      <style:text-properties officeooo:rsid="00ffff48"/>
    </style:style>
    <style:style style:name="T205" style:family="text">
      <style:text-properties officeooo:rsid="01005844"/>
    </style:style>
    <style:style style:name="T206" style:family="text">
      <style:text-properties officeooo:rsid="0100c33a"/>
    </style:style>
    <style:style style:name="T207" style:family="text">
      <style:text-properties officeooo:rsid="01027d2b"/>
    </style:style>
    <style:style style:name="T208" style:family="text">
      <style:text-properties officeooo:rsid="01063295"/>
    </style:style>
    <style:style style:name="T209" style:family="text">
      <style:text-properties officeooo:rsid="01076227"/>
    </style:style>
    <style:style style:name="T210" style:family="text">
      <style:text-properties officeooo:rsid="0107a7aa"/>
    </style:style>
    <style:style style:name="T211" style:family="text">
      <style:text-properties officeooo:rsid="0108452d"/>
    </style:style>
    <style:style style:name="T212" style:family="text">
      <style:text-properties officeooo:rsid="01094b0c"/>
    </style:style>
    <style:style style:name="T213" style:family="text">
      <style:text-properties officeooo:rsid="010b7f65"/>
    </style:style>
    <style:style style:name="T214" style:family="text">
      <style:text-properties officeooo:rsid="01135272"/>
    </style:style>
    <style:style style:name="T215" style:family="text">
      <style:text-properties officeooo:rsid="011435f7"/>
    </style:style>
    <style:style style:name="T216" style:family="text">
      <style:text-properties officeooo:rsid="011500f1"/>
    </style:style>
    <style:style style:name="T217" style:family="text">
      <style:text-properties officeooo:rsid="01166568"/>
    </style:style>
    <style:style style:name="T218" style:family="text">
      <style:text-properties officeooo:rsid="01168cae"/>
    </style:style>
    <style:style style:name="T219" style:family="text">
      <style:text-properties officeooo:rsid="0120bef9"/>
    </style:style>
    <style:style style:name="T220" style:family="text">
      <style:text-properties officeooo:rsid="01287784"/>
    </style:style>
    <style:style style:name="T221" style:family="text">
      <style:text-properties officeooo:rsid="012a4a15"/>
    </style:style>
    <style:style style:name="T222" style:family="text">
      <style:text-properties officeooo:rsid="012bbd8e"/>
    </style:style>
    <style:style style:name="T223" style:family="text">
      <style:text-properties officeooo:rsid="012d6a00"/>
    </style:style>
    <style:style style:name="T224" style:family="text">
      <style:text-properties officeooo:rsid="012f5252"/>
    </style:style>
    <style:style style:name="T225" style:family="text">
      <style:text-properties officeooo:rsid="01363ebc"/>
    </style:style>
    <style:style style:name="T226" style:family="text">
      <style:text-properties officeooo:rsid="01365ea0"/>
    </style:style>
    <style:style style:name="T227" style:family="text">
      <style:text-properties officeooo:rsid="013779fb"/>
    </style:style>
    <style:style style:name="T228" style:family="text">
      <style:text-properties officeooo:rsid="0137f14c"/>
    </style:style>
    <style:style style:name="T229" style:family="text">
      <style:text-properties officeooo:rsid="0138cccd"/>
    </style:style>
    <style:style style:name="T230" style:family="text">
      <style:text-properties officeooo:rsid="0138d5e3"/>
    </style:style>
    <style:style style:name="T231" style:family="text">
      <style:text-properties officeooo:rsid="01396c70"/>
    </style:style>
    <style:style style:name="T232" style:family="text">
      <style:text-properties officeooo:rsid="0139e95a"/>
    </style:style>
    <style:style style:name="T233" style:family="text">
      <style:text-properties officeooo:rsid="0139f028"/>
    </style:style>
    <style:style style:name="T234" style:family="text">
      <style:text-properties officeooo:rsid="013ac95f"/>
    </style:style>
    <style:style style:name="T235" style:family="text">
      <style:text-properties officeooo:rsid="013c37f2"/>
    </style:style>
    <style:style style:name="T236" style:family="text">
      <style:text-properties officeooo:rsid="013d0ec1"/>
    </style:style>
    <style:style style:name="T237" style:family="text">
      <style:text-properties officeooo:rsid="013ee1b3"/>
    </style:style>
    <style:style style:name="T238" style:family="text">
      <style:text-properties officeooo:rsid="013f5edb"/>
    </style:style>
    <style:style style:name="T239" style:family="text">
      <style:text-properties officeooo:rsid="01415628"/>
    </style:style>
    <style:style style:name="T240" style:family="text">
      <style:text-properties officeooo:rsid="01435163"/>
    </style:style>
    <style:style style:name="T241" style:family="text">
      <style:text-properties officeooo:rsid="014395c0"/>
    </style:style>
    <style:style style:name="T242" style:family="text">
      <style:text-properties officeooo:rsid="0143dea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2"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text:span text:style-name="T133">Р</text:span>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заставляло отложить, чтобы не задохнуться от хохота.... То вдруг, среди мультяшных потасовок, врезаешься в колонну невыразимо глубокой горечи, что плющит тебя напрочь, сердце идёт вразнос и давишься ужасом от неизбежности быть частью всего этого, частью людей, и замираешь, стиснутым, лишённым слов, лишённым слёз растраченных давным-давно, а зря, они бы помогли сейчас... может быть....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text:soft-page-break/>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126"/>
      <text:h text:style-name="P131" text:outline-level="1"/>
      <text:h text:style-name="P131" text:outline-level="1">Круглая Радуга</text:h>
      <text:p text:style-name="P1">Посвящается Ричарду Фаринья</text:p>
      <text:h text:style-name="P65" text:outline-level="3">1</text:h>
      <text:h text:style-name="P65" text:outline-level="3">За пределами Нуля</text:h>
      <text:h text:style-name="P64"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text:soft-page-break/>спектакль, <text:span text:style-name="T18">закачаешься</text:span>: хрустальный дворец вдр<text:span text:style-name="T18">ызг</text:span>. Однако, в полной темноте, без проблеска света, <text:span text:style-name="T19">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18">н</text:span>ых среди прочей всячины, которую <text:span text:style-name="T20">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20">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21">трухлый</text:span> бетон, <text:span text:style-name="T21">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22">давно</text:span> минувших дней, запахи керосинных зим, воскресных дней без уличного движения, кораллоподобно <text:span text:style-name="T23">необъяснимого</text:span> живого роста, начали вписыват<text:span text:style-name="T23">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23">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24">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25">опорах</text:span> в тёмно-зелёной краске, свисают <text:span text:style-name="T26">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27">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28">до единой </text:span>и только <text:span text:style-name="T29">лишь </text:span>призраки их, <text:span text:style-name="T29">недвижимые подобно</text:span> рисунк<text:span text:style-name="T29">ам</text:span> в пещере, застыли <text:span text:style-name="T29">по</text:span> стена<text:span text:style-name="T29">м</text:span> упрямым свечением… беженцев забирают партиями, на лифте—дощатая п<text:span text:style-name="T29">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30">из </text:span>этаже<text:span text:style-name="T30">й</text:span> беженцы продвигаются и <text:span text:style-name="T30">пере</text:span>ходят на коричневый пол… тут тысячи этих тихих комнат без света…. </text:p>
      <text:p text:style-name="P3"><text:soft-page-break/>Некоторые отстранённо ждут, кто-то уже делит своё невидимое помещение с другими. Не видно не зги, да, хотя <text:span text:style-name="T30">чего уж</text:span> перебирать <text:span text:style-name="T30">меблировкой</text:span>, раз <text:span text:style-name="T30">докатились</text:span> до такого? Под ногами хрустит древнейшая грязь города, последние напластования всего, что город <text:span text:style-name="T30">отжал</text:span>, чем <text:span text:style-name="T30">пуг</text:span>ал, лгал своим детям. Кому не сл<text:span text:style-name="T31">ышался этот</text:span> голос, <text:span text:style-name="T31">задушевный такой</text:span>, типа, <text:span text:style-name="T31">только между нами</text:span>: «<text:span text:style-name="T31">Да</text:span> ты <text:span text:style-name="T31">ж </text:span>и <text:span text:style-name="T31">сам </text:span>не вери<text:span text:style-name="T32">л</text:span>, <text:span text:style-name="T31">что</text:span> спасёшься. <text:span text:style-name="T33">Чего там</text:span>, теперь-<text:span text:style-name="T32">то все</text:span> мы уж<text:span text:style-name="T32">е</text:span> знаем <text:span text:style-name="T32">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33">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36">а́</text:span>м: начинает различаться сб<text:span text:style-name="T34">род</text:span> <text:span text:style-name="T34">перепившихся</text:span> <text:span text:style-name="T35">гуляк</text:span>, и в форме, и без, в обнимку с пустыми или полупустыми бутылками, <text:span text:style-name="T35">тут</text:span> развесился на стуле, <text:span text:style-name="T35">там</text:span> свернулся калачиком в нетопленном камине, вон те раскинулись на диванах, <text:span text:style-name="T35">поверх затоптанных</text:span> ковр<text:span text:style-name="T35">ов</text:span>, в шезлонгах на разных уровнях громадного зала, храпя<text:span text:style-name="T35">т</text:span> и сопя<text:span text:style-name="T35">т</text:span> на все лады <text:span text:style-name="T35">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35">тянувшиеся</text:span> вокруг горизонталы, товарищи по оружию, поразрумянились, <text:span text:style-name="T35">будто</text:span> компашка голландских мужиков, которым снится их воскрешение в следующие пару минут. </text:p>
      <text:p text:style-name="Text_20_body">По званию он Капитан, имя <text:span text:style-name="T38">Джеффри</text:span> («Пират») Прентис. Поверх него тёплое одеяло шотландской расцветки из оранжевого, ржавого, алого. У его черепа такое ощущение, словно <text:span text:style-name="T38">его</text:span> отли<text:span text:style-name="T38">ли</text:span> из металла. </text:p>
      <text:p text:style-name="Text_20_body">Прямиком над ним, на высоте четырёх метров, Тэди Блот вот-вот свалится с балкончика музыкантов, <text:span text:style-name="T38">из</text:span>брав для падения дыру, которую кто-то в грандиозном бзике прошиб несколько недель назад в эбонитовых до<text:span text:style-name="T38">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38">аккомпанемент</text:span> зазвякавших пружин сетки. Одна из ножек отлетает прочь. «Доброе утро»,– <text:span text:style-name="T38">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38">помимо этого</text:span> шло <text:span text:style-name="T39">также</text:span> удобрение от троицы призовых Вессекских свиноматок <text:soft-page-break/>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40">с</text:span> к тому добавки из недопереваренной пищи <text:span text:style-name="T40">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40">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40">желают </text:span>хоть одним глазком <text:span text:style-name="T40">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40">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41">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105"><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66"/>
      <text:p text:style-name="P67">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42">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42">Вы</text:span>жидая секунд<text:span text:style-name="T43">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88">А ну, оторви-ка свою жопу от пола,</text:p>
      <text:p text:style-name="P88">(пожуй банан-чик) </text:p>
      <text:p text:style-name="P88">Зубы почисть и вперёд, на войну! </text:p>
      <text:p text:style-name="P88">Махни на прощанье <text:span text:style-name="T44">своей </text:span>спящей стране, </text:p>
      <text:p text:style-name="P88"><text:soft-page-break/>И мечтам пошли поцелуй, </text:p>
      <text:p text:style-name="P88">Скажи Мисс Гребл, </text:p>
      <text:p text:style-name="P88">У тебя не стои́т, </text:p>
      <text:p text:style-name="P88">И не встанет до самой Победы, о, </text:p>
      <text:p text:style-name="P88">Но в мирное время всё будет торчком, </text:p>
      <text:p text:style-name="P88">(пожуй банан-чик) </text:p>
      <text:p text:style-name="P88">Вино шипучее, девульки жгучие— </text:p>
      <text:p text:style-name="P88">Осталось лишь пару немчур победить,</text:p>
      <text:p text:style-name="P88">Так улыбнись пошире, улыбкой лучшей в мире, </text:p>
      <text:p text:style-name="P88">Не заставляй нас повторять— </text:p>
      <text:p text:style-name="P88">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44">а</text:span>бичем, поперёк которо<text:span text:style-name="T44">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44">по</text:span> все<text:span text:style-name="T44">м</text:span> комнат<text:span text:style-name="T44">ам</text:span> ширится, <text:s/>сменяя застойный дым ночи, <text:span text:style-name="T45">вперемешку с </text:span>алкогол<text:span text:style-name="T45">ем</text:span> и п<text:span text:style-name="T36">о́</text:span>т<text:span text:style-name="T45">ом</text:span>, хрупкий, райск<text:span text:style-name="T46">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46">но вот </text:span>так, без экивоков, Смерть посылают на хуй—живая генетическая цепочка оказывается достаточно лабиринтной, чтоб сохран<text:span text:style-name="T48">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46">посреди</text:span> войн<text:span text:style-name="T46">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46">окружает</text:span> побереж<text:span text:style-name="T46">ья</text:span> громадного трапезного стола, остров южных морей за пару тропиков от промозглых средневековых фантазий Коридона Роспа, <text:span text:style-name="T46">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46">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46">с</text:span>аны, банановые пельмени, банановый джем, банановый хлеб и бананы обожжённые на пламени коньяка многолетней выдержки, который Пират при<text:span text:style-name="T46">хватил</text:span> с собой в прошлом году из винного погреба в <text:span text:style-name="T46">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49">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50">возвращаясь</text:span> в трапезную к остальным, что наслаждаются своим банановым изобилием, густое насыщенье их изголодалых нёб <text:span text:style-name="T47">потерялось </text:span>где-то по ходу утра протяну<text:span text:style-name="T47">того</text:span> между ним и ими. <text:span text:style-name="T47">Разобщены н</text:span>а сотню миль, и <text:span text:style-name="T47"><text:s/></text:span>так <text:span text:style-name="T47">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47">и впрямь</text:span> начали собираться. Команда американских сапёров высыпали на дорогу, <text:span text:style-name="T47">топают</text:span> расчищать какие-то руины неподалёку, <text:s/>и поют: </text:p>
      <text:p text:style-name="P89">Ух…</text:p>
      <text:p text:style-name="P89">Холодней, чем титьки ведьмы! </text:p>
      <text:p text:style-name="P89">Холодней ведра</text:p>
      <text:p text:style-name="P89">пингвиньего дерьма! </text:p>
      <text:p text:style-name="P89">Холодней, чем шерсть</text:p>
      <text:p text:style-name="P89">на заднице полярного медведя! </text:p>
      <text:p text:style-name="P89">И даже, чем иней на </text:p>
      <text:p text:style-name="P89">фужере шампанского вина! </text:p>
      <text:p text:style-name="P106"/>
      <text:p text:style-name="P68">Нет, они <text:span text:style-name="T51">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52">хотели</text:span>… Трансильванские мадьяры, умеют порчу насылать… шепчут <text:span text:style-name="T53">среди</text:span> ноч<text:span text:style-name="T53">и</text:span>… Ну, <text:span text:style-name="T53">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53">новение</text:span> в фантазии посторонних: способность даже, брать на себя бремя управления ими, в данном случае <text:span text:style-name="T53">это всё</text:span> нафантазил румынский эмигрант-роялист, который может пригодиться в недалёком будущем. Этот его дар Фирма <text:span text:style-name="T53">считает</text:span> крайне полезным: в наше время не тронутые умственно лидеры и прочие исторические фигуры <text:span text:style-name="T53">нужны как воздух</text:span>. <text:span text:style-name="T53">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53">схронов</text:span>, под ветерком овевающ<text:span text:style-name="T53">и</text:span>м их бунгало, пить за них что им вредно, <text:span text:style-name="T54">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54">возбуждаться</text:span> вместо них до эрекции <text:span text:style-name="T54">от </text:span>непрошенны<text:span text:style-name="T54">х</text:span> мысл<text:span text:style-name="T54">ей</text:span>, которые по мнению докторов не совсем того… страшится всего, что не должно <text:span text:style-name="T54">в</text:span>ызывать в них страха… тут будет уместным <text:soft-page-break/>вспомнить слова П.М.С. Блакета: «Н<text:span text:style-name="T54">а войне н</text:span>ельзя руковод<text:span text:style-name="T54">ствоваться</text:span> порывами эмоций». <text:span text:style-name="T54">Вот и</text:span> мурлы<text:span text:style-name="T54">чь</text:span> себе тот тупой мотивчик, которому тебя обучали, <text:span text:style-name="T60">да</text:span> постарайся хуйни не напороть: </text:p>
      <text:p text:style-name="P90">Да—я—тот </text:p>
      <text:p text:style-name="P90">Самый, кто бредёт </text:p>
      <text:p text:style-name="P90">сквозь их фан-тази-и! </text:p>
      <text:p text:style-name="P90">Переживаю вместо них— </text:p>
      <text:p text:style-name="P90">Даже когда на девушку я вла-зи-ю— </text:p>
      <text:p text:style-name="P90">Приходится мне думать за других, </text:p>
      <text:p text:style-name="P90">Я знаю наперёд кому придёт черёд… </text:p>
      <text:p text:style-name="P90"/>
      <text:p text:style-name="P116">[И тут вступают тубы, баритоны и тромбоны в единой октаве] </text:p>
      <text:p text:style-name="P90"/>
      <text:p text:style-name="P90">И мне по барабану, что опааааасно это, </text:p>
      <text:p text:style-name="P90">Опасность – крыша, с которой я упал давным-давно— </text:p>
      <text:p text:style-name="P92">А когда придёт мне каюк, ты не <text:span text:style-name="T71">слишком </text:span>печалься, друг, </text:p>
      <text:p text:style-name="P90"><text:span text:style-name="T71">Вы</text:span>ссы на мой надгробный камень, </text:p>
      <text:p text:style-name="P90">Пив<text:span text:style-name="T71">о</text:span>, что задолжал <text:span text:style-name="T71">ты </text:span>мне, </text:p>
      <text:p text:style-name="P90">И—вперёд! </text:p>
      <text:p text:style-name="P7"/>
      <text:p text:style-name="Text_20_body"><text:span text:style-name="T54">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55">в настолько</text:span> непредсказуемые масштаб<text:span text:style-name="T55">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55">из</text:span>лишнюю хромосому Симптома Дауна, точно по темечку. С какого-то момента он <text:span text:style-name="T55">понимал </text:span>уже, что некоторые эпизоды в его снах принадлежат не ему. Не потому что об этом, уже наяву, свидетельствовал дотошный анализ <text:span text:style-name="T55">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55">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55">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61">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55">состоялся</text:span> первый эпизод вне условий какого-либо сна—это случилось в <text:span text:style-name="T55">ходе </text:span>его Киплинговск<text:span text:style-name="T55">ого</text:span> период<text:span text:style-name="T55">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55">лучше</text:span>, <text:span text:style-name="T55">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64">потащится</text:span> к столам <text:span text:style-name="T64">взвода суданских арабов</text:span> с широкой улыбкой и обратится к их сержанту на ты и по имени, <text:span text:style-name="T58">по братски</text:span>. Так что, конечно, Пират сделал ошибку, когда признал <text:span text:style-name="T55">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58">способных устраивать дела</text:span>, вызывает его в район <text:span text:style-name="T65">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56">для прочтения</text:span> <text:span text:style-name="T56">давних</text:span>, глипто-древни<text:span text:style-name="T56">х </text:span>письм<text:span text:style-name="T56">ён</text:span> в <text:span text:style-name="T56">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58">направился</text:span> к этой <text:span text:style-name="T58">непонятности</text:span>. <text:span text:style-name="T58">Та</text:span> <text:span text:style-name="T58">за</text:span>скользи<text:span text:style-name="T58">ла</text:span> ему навстречу по камням мостовой медленно, как слизняк, оставляя в улице позади себя след с непонятно слизистым отблеском, исходивши<text:span text:style-name="T58">м</text:span> никак не от тумана. В разделя<text:span text:style-name="T58">ющ</text:span>ем их пространстве <text:span text:style-name="T58">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56">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56">а</text:span>лись судьбы всей Европы: </text:p>
      <text:p text:style-name="Text_20_body"/>
      <text:p text:style-name="P91">Никто не-знает-где на-карте,</text:p>
      <text:p text:style-name="P91">Кто-б-мог подумать всё пойдёт-с-того? </text:p>
      <text:p text:style-name="P91">Но всякий серб иль монте-негро-ец </text:p>
      <text:p text:style-name="P91">Только и ждут, что грянет наконец— </text:p>
      <text:p text:style-name="P91">О, милая, пакуй мой саквояж, </text:p>
      <text:p text:style-name="P91">И прикури сигару мне потолще, </text:p>
      <text:p text:style-name="P91">Пиши мне до востр-ебо-вания: </text:p>
      <text:p text:style-name="P91">Вос-точный Экс-пресс, </text:p>
      <text:p text:style-name="P91">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62">й</text:span>ся своих владелиц, висит у трактирных фонарей Ист-Енда, покуда Аденоид не прекращает бесчинств, но не заглатывает в жертву кого п<text:span text:style-name="T36">о́</text:span>падя, нет, у злобного Аденоида имеется общий план, в соответствии <text:soft-page-break/>с которым ведётся отбор определённых особ—<text:span text:style-name="T58">с учётом</text:span> предстоящи<text:span text:style-name="T58">х</text:span> выбор<text:span text:style-name="T58">ов</text:span>, ширящ<text:span text:style-name="T58">его</text:span>ся невысказанн<text:span text:style-name="T58">ого</text:span> недовольств<text:span text:style-name="T58">а</text:span> в Англии, вверга<text:span text:style-name="T58">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56">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59">ов</text:span> на их маршруте перехватывают твёрдо-пупырчаты<text:span text:style-name="T59">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57">н</text:span>улся. Хотя ему и удалось разработать ломаный диалект, на котором они с Аденоидом могли общаться, его <text:span text:style-name="T57">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57">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59">ужасаясь</text:span> его грандиозностью—но только не <text:s/>второй мировой, разумеется. Впрочем, Пирату <text:span text:style-name="T57">в тот период</text:span> Фирма позволяла лишь крошечно гомеопатические дозы мира, чтобы он не пошёл вразнос, но, <text:span text:style-name="T59">вместе с тем,</text:span> <text:span text:style-name="T59">чтобы</text:span> <text:span text:style-name="T63">и </text:span>не отравился <text:s/>ими. </text:p>
      <text:p text:style-name="P106"><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66">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70">х</text:span> очк<text:span text:style-name="T70">ов</text:span> по рецепту, в золотой оправе <text:span text:style-name="T70">и</text:span> стиле генерала МакАртура, пар<text:span text:style-name="T70">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70">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70">излишне</text:span> любопытных), Блоту не до этого всего: он слишком поглощён подготовкой возможных оправданий, если его застукают, хот<text:span text:style-name="T66">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66">тут</text:span>, вроде, <text:span text:style-name="T66">с</text:span> Ок<text:span text:style-name="T66">с</text:span>форд<text:span text:style-name="T66">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66">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66">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66">взглянуть</text:span> в глаза друг другу, пока не скрипнешь стулом на 90°. Стол Тантиви аккуратен, у Слотропа же жуткая свалка, <text:span text:style-name="T66">в которой</text:span> и чёрт ногу сломит. Он не расчищался до столешницы с 1942. Навал слежался слоями <text:span text:style-name="T67">скреплёнными</text:span> вкраплени<text:span text:style-name="T67">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67">ой</text:span>, лепёшками высохших пятен чая или кофе, следами сахара и Домашнего Молока, <text:span text:style-name="T67">сюда же примешаны </text:span>пригоршн<text:span text:style-name="T67">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67">растолчённые </text:span>в пыль. Затем <text:span text:style-name="T67">идёт</text:span> россыпь скрепок, кремней <text:span text:style-name="T67">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67">жутко-</text:span>трудно-<text:span text:style-name="T67">где-</text:span>на<text:span text:style-name="T67">йти</text:span> гелиотропный и горчичный, Скользкий Вяз Таблетки Т<text:span text:style-name="T72">э</text:span>я от Горла, присланные мамой Слотропа, Налиной, аж из <text:span text:style-name="T70">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68">ю</text:span>б<text:span text:style-name="T68">э</text:span> нашёл розу в Ирландии» («У него <text:span text:style-name="T68">попадаются</text:span> неплохие аранжировки»,– уверяет Тантиви,–«<text:span text:style-name="T68">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68">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68">в </text:span>обшивк<text:span text:style-name="T68">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68">м</text:span> цвето<text:span text:style-name="T68">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68">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68">ая</text:span>, и Катариной, золот<text:span text:style-name="T68">ая</text:span>, <text:span text:style-name="T68">а</text:span> взгляд переходит на Алису, Делорес, Ширли, парочка Сэлли—тут в основном красн<text:span text:style-name="T68">ые</text:span> и сини<text:span text:style-name="T68">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69">м</text:span> смерти <text:span text:style-name="T69">ему</text:span> явно <text:span text:style-name="T69">хватает</text:span> врем<text:span text:style-name="T69">ени</text:span>, чтоб и за девушками успе<text:span text:style-name="T69">ва</text:span>ть. Если <text:span text:style-name="T69">имеется</text:span> какая-то причина клеить эти бумажные звезды кажд<text:span text:style-name="T69">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69">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106"><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107"/>
      <text:p text:style-name="P120"><text:soft-page-break/>Ветер изменился, дует с юго-запада, и барометр падает. Немногим за полдень, а уже стемнело <text:span text:style-name="T73">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74">ещё </text:span>до приезда Слотропа, самая усиленная охрана из всех, что он вообще <text:span text:style-name="T74">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74">ы</text:span>—американскому лейтенанту и <text:span text:style-name="T74">посмотреть</text:span> нельзя, нет, не сегодня. ТОТСССГ, конечно, бедный родственник для разведки Союзных Сил. Но хоть на этот раз Слотроп не один <text:span text:style-name="T74">такой</text:span>, он с холодным удовлетворением пронаблюдал как его ровню из ТехИнформа, а вскоре и шефа <text:span text:style-name="T74">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74">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74">по справочнику</text:span>. <text:span text:style-name="T74">За этим</text:span> что-то больше<text:span text:style-name="T74">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75">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75">из-</text:span>за соседн<text:span text:style-name="T75">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75">подставили</text:span>. Боже, нельзя же, чтоб <text:span text:style-name="T75">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81">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75">ляется</text:span> за высокими холодными окнами М<text:span text:style-name="T75">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75">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75">в подобных</text:span> океан<text:span text:style-name="T75">ах</text:span>, Тантиви всегда рядом, красне<text:span text:style-name="T75">ет </text:span>и улыба<text:span text:style-name="T75">ется</text:span>, а Слотроп изумл<text:span text:style-name="T75">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75">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75">плакатиками</text:span> <text:span text:style-name="T83">запрещается</text:span> или <text:span text:style-name="T83">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76">недавно</text:span>, ну, это вообще <text:span text:style-name="T77">ни в какие ворота</text:span>, жуткий заговор какой-то, когда Слотроп зашёл, как и условились, встретиться с одной, но увидел двух, рядышком, и ракурс <text:span text:style-name="T77">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77">а</text:span> в луче, тут-то и накатила паранойя, лица их <text:span text:style-name="T1">обеих</text:span> двух начали к нему <text:span text:style-name="T77">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77">ничего подобного</text:span>! Никто <text:span text:style-name="T77">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77">шись</text:span> платк<text:span text:style-name="T77">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77">малость перебор</text:span>, возможно, но… «Мне ведомо, есть в миру любовь <text:span text:style-name="T77">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78">з</text:span>а охо<text:span text:style-name="T78">чими</text:span> двуствол<text:span text:style-name="T78">ками</text:span>, <text:span text:style-name="T78">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78">под</text:span>водить его <text:span text:style-name="T78">к</text:span> тем<text:span text:style-name="T78">е</text:span> дипломатическим<text:span text:style-name="T78">и уловками</text:span>, даже теперь. На первых порах Слотроп, с чудаковатым <text:span text:style-name="T78">джентльменством</text:span>, вообще <text:span text:style-name="T78">её не касался</text:span>, пок<text:span text:style-name="T78">уд</text:span>а не понял насколько Тантиви застенчив. Ему дошло это, когда тот попросил найти ему подружку. И примерно в то же время, Тантиви <text:span text:style-name="T78">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78">под</text:span> холодной шерст<text:span text:style-name="T78">ью</text:span> свитера, когда прижал, чтоб чуть согреться в пропахшей <text:span text:style-name="T78">угольным</text:span> дымом <text:s/>прихожей, дневную унылость которой ему никогда не узнать… чашка закипевшего бульона, капля <text:span text:style-name="T78">падает</text:span> на колено и об<text:span text:style-name="T78">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79">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82">етя</text:span> сквозь запах конопли и коричневый сумрак, теперь больше обеспокоен <text:span text:style-name="T79">содроганьями</text:span> Слотропа, чем личными страхами, ему ничего не оста<text:span text:style-name="T79">ётся</text:span> кроме известных ему каналов в попытке развеять и снять <text:span text:style-name="T82">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79">ам</text:span> вряд ли <text:span text:style-name="T79">известно</text:span>. Но это для нас отличная возможность об<text:span text:style-name="T79">какать </text:span>ТехИнформ. <text:span text:style-name="T79">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79">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79">ие</text:span>вском стиле давным-давно, у вечнозелёных падубов… к крикам требующим <text:span text:style-name="T79">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80">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80">й</text:span> запах и больше никогда никаких сюрпризов внутри. И тут она улыбнулась, совсем слабо, и он понял, что именно этого и ждал, <text:span text:style-name="T80">ух-ты</text:span>!—улыбка Ширли Темпл, которая сразу перечеркнула всё, среди чего они её нашли. Глупее не придумаешь. Он <text:span text:style-name="T80">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69"><text:span text:style-name="T84">У него появилась навязчивая идея ракеты, на которой написано его имя—если они и впрямь решили его </text:span><text:span text:style-name="T85">кончить</text:span><text:span text:style-name="T84">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86">это</text:span> может пригодиться,– Тантиви позабавлено <text:span text:style-name="T86">взглядывает</text:span> на него, – надёжный финт, особенно перед боем, знаешь, <text:span text:style-name="T1">просимулировать</text:span> что-то в <text:span text:style-name="T86">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86">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86">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86">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86">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87">завозюканными</text:span> <text:span text:style-name="T87">многолетней</text:span> безжалостно<text:span text:style-name="T87">й</text:span> <text:span text:style-name="T87">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87">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87">к</text:span> происходяще<text:span text:style-name="T87">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7"><text:span text:style-name="Emphasis">В память Константа </text:span></text:p>
      <text:p text:style-name="P17"><text:span text:style-name="Emphasis">Слотропа, что умер Марта </text:span></text:p>
      <text:p text:style-name="P17"><text:span text:style-name="Emphasis">4-го 1766 г., на 29-м </text:span></text:p>
      <text:p text:style-name="P17"><text:span text:style-name="Emphasis">году от роду. </text:span></text:p>
      <text:p text:style-name="P16"><text:span text:style-name="Emphasis"/></text:p>
      <text:p text:style-name="P125"><text:span text:style-name="Emphasis">Смерть есть природе долг, </text:span></text:p>
      <text:p text:style-name="P124"><text:span text:style-name="Emphasis">Я уплатил, и ты заплатишь.</text:span> </text:p>
      <text:p text:style-name="P124"/>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88">д</text:span>ного Знамени, как для м-с Элизабет, жены лейтенанта Исайи Слотропа (ум. 1812): </text:p>
      <text:p text:style-name="Text_20_body"/>
      <text:p text:style-name="P122">Смерть ненасытная меня скосила, </text:p>
      <text:p text:style-name="P122"><text:span text:style-name="T88">До часа, когда вновь</text:span> Христос приидет </text:p>
      <text:p text:style-name="P122"><text:span text:style-name="T88">Ч</text:span>ад Его спас<text:span text:style-name="T88">ать, как сказано в</text:span> Писании <text:span text:style-name="T88">о Нём,</text:span> </text:p>
      <text:p text:style-name="P122">Мой плач услышь, читающий сие, </text:p>
      <text:p text:style-name="P122"><text:span text:style-name="T88">Злато н</text:span>е сдела<text:span text:style-name="T88">ет</text:span> вечным твоё бытие. </text:p>
      <text:p text:style-name="P122">Ткацкий стан Господа не <text:span text:style-name="T88">прекращает</text:span> дела своего, </text:p>
      <text:p text:style-name="P122">Наши пути следуют нитям любви Его. </text:p>
      <text:p text:style-name="P18"/>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87">Мне некогда было дожидаться Смерти,</text:p>
      <text:p text:style-name="P87">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88">мехо</text:span>торговцы, козлиными шкурами, <text:span text:style-name="T88">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89">которые</text:span> увозили <text:s/>куда-нибудь ещё, по всей Республике. Всегда куда-нибудь ещё. Деньги находили лазейки просочиться <text:span text:style-name="T89">прочь </text:span>из портфелей акций более хитрыми путями, чем любая генеалогия: <text:span text:style-name="T89">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19"/>
      <text:p text:style-name="P93">Падение дьявольски нелёгкий труд,</text:p>
      <text:p text:style-name="P93">Ведётся постепенно, кропотливо— </text:p>
      <text:p text:style-name="P93">Никто не согрешает в одночасье, </text:p>
      <text:p text:style-name="P93">Тут дребезги нужны, чтоб поскользнуться, </text:p>
      <text:p text:style-name="P19">но всё-таки они держались. Традиция, <text:span text:style-name="T89">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89">ой</text:span>-то <text:span text:style-name="T89">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89">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89">ли</text:span>сь в зелёную пустошь или усыха<text:span text:style-name="T89">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89">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0"><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89">отсюда</text:span> и сравнения таки<text:span text:style-name="T89">е</text:span>. Головешки падали пять часов кряду, дети давно заснули, а взрослые пили кофе и рассказывали друг другу какие пожары вид<text:span text:style-name="T90">а</text:span>ли они в другие годы. </text:p>
      <text:p text:style-name="P20">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90"> </text:span><text:span text:style-name="Emphasis">небо <text:s/></text:span>именно так и распахивается, вот-вот прорвётся, его лицо уже очерчено этим светом, сейчас всё пропадёт и он <text:span text:style-name="T90">утратит</text:span> себя, как <text:span text:style-name="T90">постоянно</text:span> гов<text:span text:style-name="T90">а</text:span>ри<text:span text:style-name="T90">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91">толкующих о</text:span> благодати, они клянутся, <text:span text:style-name="T4">именно</text:span><text:span text:style-name="T91"> </text:span><text:span text:style-name="Emphasis">так оно и бывает—да </text:span><text:span text:style-name="Emphasis"><text:span text:style-name="T91">и </text:span></text:span><text:span text:style-name="Emphasis">великая длань света </text:span><text:span text:style-name="Emphasis"><text:span text:style-name="T91">тянется вниз</text:span></text:span><text:span text:style-name="Emphasis"> из облаков....</text:span> </text:p>
      <text:p text:style-name="P108"><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70">На стене, в орнаментальном зажиме тёмной меди, пылает газовый факел, ровно и с лёгким напевом—<text:span text:style-name="T92">от</text:span>регулиров<text:span text:style-name="T92">ан до уровня, которому</text:span> <text:s/>учёны<text:span text:style-name="T92">е</text:span> прошлого века <text:s/><text:span text:style-name="T92">дали имя</text:span>«чувствительное пламя», невидимое у основания, на выходе из отверстия, <text:span text:style-name="T92">оно </text:span>завис<text:span text:style-name="T92">ает</text:span> в паре дюймов выше, бледнеет кверху ровным синим светом маленьк<text:span text:style-name="T92">ого</text:span> мерцающ<text:span text:style-name="T92">его</text:span> конус<text:span text:style-name="T92">а</text:span>, <text:span text:style-name="T92">что </text:span>способ<text:span text:style-name="T92">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92">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93">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93">о</text:span>плетают гласны<text:span text:style-name="T93">ми</text:span> <text:span text:style-name="T93">цепочки из</text:span> неподатливых российско-еврейских согласных… Большинство минуют свя<text:span text:style-name="T93">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93">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93">ополчились на него</text:span>… Огни, которые он изучил также хорошо, как один из <text:span text:style-name="T93">здесь </text:span>присутствующих, <text:span text:style-name="T93">их </text:span>расположен<text:span text:style-name="T93">ность</text:span> и движение, <text:span text:style-name="T93">оказались </text:span>вдруг на противоположном конце, все в танце… в неуместном танце. Ничего из обычного <text:span text:style-name="T93">развития</text:span> Блисеро, ничего нового… отчуждён… Роланд также ощутил вихрь, в т<text:span text:style-name="T93">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94">чуть</text:span> молчит… <text:span text:style-name="T94">лёгкий</text:span> стон… момент тихого отчаяния: «Селена, Селена, ты <text:span text:style-name="T94">ушла</text:span>?» </text:p>
      <text:p text:style-name="Text_20_body">– Нет, дорогой,– на её щекам полоски от недавних слёз.– Я слушаю. </text:p>
      <text:p text:style-name="Text_20_body">– Всё дело в контроле. <text:span text:style-name="T94">Причина всех </text:span>трудност<text:span text:style-name="T94">ей</text:span>: <text:span text:style-name="T94">в </text:span>контрол<text:span text:style-name="T94">е</text:span>. Впервые он оказался <text:span text:style-name="T1">внутри</text:span>, понимаешь. Контроль <text:span text:style-name="T96">помещён</text:span> внутри. Уже нет надобности пассивно <text:span text:style-name="T96">дожидаться</text:span> «внешни<text:span text:style-name="T96">х</text:span> сил»—сворачива<text:span text:style-name="T95">еш</text:span>ь в любой ветер. <text:span text:style-name="T95">Словно</text:span>… </text:p>
      <text:p text:style-name="P21">– Рынок уже не нужда<text:span text:style-name="T96">л</text:span>ся в управлении Невидимой Рукой, но <text:span text:style-name="T96">мог </text:span>теперь <text:span text:style-name="T1"><text:s/>сам создавать себя</text:span>—свою логику, импульс, стиль, <text:span text:style-name="T1">изнутри</text:span>. Перен<text:span text:style-name="T97">ос</text:span> контроля внутрь <text:span text:style-name="T97">ратифицировало то</text:span>, что уже произошло де факто—что вы отринули Бога. Но вы <text:span text:style-name="T97">впали в</text:span> ещё б<text:span text:style-name="T36">о́</text:span>льш<text:span text:style-name="T97">ую</text:span> и более опасн<text:span text:style-name="T97">ую</text:span> иллюзи<text:span text:style-name="T98">ю</text:span>. Иллюзи<text:span text:style-name="T98">я</text:span> контроля. Будто А может ко<text:span text:style-name="T98">н</text:span>тролировать Б. Полностью. <text:span text:style-name="T98">Это <text:s/>никем не </text:span><text:span text:style-name="T5">делается</text:span>. <text:span text:style-name="T98">Всё лишь</text:span> происходит, А и Б не имеют реальности, они просто наименования частей, которы<text:span text:style-name="T98">м надо оставаться</text:span> неразрывн<text:span text:style-name="T98">ыми</text:span>…. </text:p>
      <text:p text:style-name="P21">– <text:span text:style-name="T98">Выдаёт</text:span> белиберду Успенского,– шепнула леди протискиваясь мимо, под руку с портовым грузчиком. Запахи дизельного топлива и духо<text:span text:style-name="T106">в</text:span> <text:span text:style-name="T1">Sous le Vent</text:span>, смешавшись, <text:span text:style-name="T98">плывут</text:span> мимо пока они про<text:span text:style-name="T98">ходят</text:span>. Джессика Свонлейк, цветущая девушка в форме рядовой ВТС, <text:span text:style-name="T98">учуяв</text:span> довоенные духи, взглянула вслед, фнн, наряд не меньше, чем гиней <text:span text:style-name="T98">в</text:span> 15 и целую кучу талонов сверху, наверное, из Харродс и на мне смотрелся б куда лучше, уж это <text:span text:style-name="T98">наверняка</text:span>. Леди, обернувшись вдруг, улыбается поверх плеча, ты так уверена? Боже, неужто она услышала? Ну, в таком-то месте почти наверняка. </text:p>
      <text:p text:style-name="P21">Джессика стоит недалеко от стола для сеанса с пригоршней дротиков дартс в ладони, которые <text:span text:style-name="T98">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98">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99">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99">в</text:span> центр. Милтон Гломинг вскидывает бровь. Его ум, постоянно занятый сбором соответствий, думает, что <text:span text:style-name="T99">ему подвернулось</text:span> ещё одно. </text:p>
      <text:p text:style-name="Text_20_body"><text:soft-page-break/>Медиум, уже с раздражённостью, начин<text:span text:style-name="T100">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100">этом</text:span> мире, но <text:span text:style-name="T100">и</text:span> основ<text:span text:style-name="T100">ополагающ</text:span>ая четырёхсторонняя согласованность, <text:span text:style-name="T100">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100">д</text:span>жера…. </text:p>
      <text:p text:style-name="Text_20_body">– Роджер говорил, что <text:span text:style-name="T100">вы </text:span>теперь подсчитаете все слова, которые записывали и составите какие-то графики,– приветливо, предотвращая <text:span text:style-name="T100">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100">изумлённой</text:span> грациозна,– то мы, конечно же, получим что-то наподобие прямой… однако, у нас есть данные, <text:span text:style-name="T100">которые</text:span> предполагают <text:span text:style-name="T100">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100">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100">для дел такого рода</text:span>,– ответил статистик, <text:span text:style-name="T101">словно</text:span> каждый знает, что это «смерть». </text:p>
      <text:p text:style-name="Text_20_body">Пожилой волонтёр службы оповещения воздушных налёт<text:span text:style-name="T101">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07">К</text:span>апитаном Прентисом,– неопределённый взмах руки.– Как <text:span text:style-name="T101">всегда</text:span>: <text:span text:style-name="T101">неясные</text:span> Микроплёночные Ман<text:span text:style-name="T107">ё</text:span>вры. </text:p>
      <text:p text:style-name="Text_20_body"><text:soft-page-break/>Включённый в <text:span text:style-name="T101">какой-то</text:span> из <text:span text:style-name="T101">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101">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101">и </text:span>воспринимает, косвенно, <text:span text:style-name="T101">в виде</text:span> классово<text:span text:style-name="T101">й нервозности</text:span>, он несёт свою улыбку среди всех тут собравшихся как боевую фалангу. <text:span text:style-name="T101">Её о</text:span>н перенял <text:span text:style-name="T101">в кино</text:span>—та <text:span text:style-name="T101">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101">М</text:span>айор, <text:span text:style-name="T101">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101">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101">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101">вот</text:span> <text:span text:style-name="T101">что и</text:span> достаёт по полной) единственное место во всех пределах империи войны, где он чувствует себя не <text:span text:style-name="T102">окончательным</text:span> чужаком. </text:p>
      <text:p text:style-name="P22">– Это вообще не<text:span text:style-name="T102">постижимо</text:span>,– говори<text:span text:style-name="T102">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102">и </text:span>мыслили по иному. И вдруг в 1944 по нему осуждают направо и налево. Нашего м-ра Эвентира,– указыва<text:span text:style-name="T102">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102">настолько</text:span> идиот<text:span text:style-name="T102">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103">Осёл</text:span>. И ты <text:span text:style-name="T1">за них</text:span>. <text:span text:style-name="T104">Как т</text:span>ы <text:span text:style-name="T104">мог </text:span>не почувствова<text:span text:style-name="T104">ть ещё на входе</text:span>? Это громадн<text:span text:style-name="T104">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104">повёл.</text:span> Терпимость. А<text:span text:style-name="T105">х</text:span>. </text:p>
      <text:p text:style-name="Text_20_body">– Ты бы <text:span text:style-name="T105">заглянул как-нибудь</text:span>, пусть доктор Грост проверит на своей ЭЭГ. </text:p>
      <text:p text:style-name="Text_20_body">– Ладно, как только <text:span text:style-name="T105">найду</text:span> время,– неопределённо. И тут <text:span text:style-name="T105">уже </text:span>проблема безопасности, пустая болтовня пускает корабли на дно, он не может быть <text:span text:style-name="T105">чересчур</text:span> уверен, даже насчёт Мехико. В текущей операции слишком много кругов, внешних и внутренних. Список доверенных лиц сокраща<text:span text:style-name="T105">е</text:span>тся, <text:span text:style-name="T105">с</text:span> <text:span text:style-name="T105">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05">свежей</text:span> мании Фирмы, известной как операция Чёрное Крыло, своей статистикой—анализиру<text:span text:style-name="T105">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05">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05">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05">и </text:span>было-<text:span text:style-name="T105">то</text:span>, всё меньше способны доверять, погрязнув в нескончаемой болтологии, в ежедневной самокритике, <text:span text:style-name="T105">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08">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05">заснятое на</text:span> этой войн<text:span text:style-name="T105">е</text:span>… по крайней мере, жизнь…. </text:p>
      <text:p text:style-name="P71"><text:span text:style-name="T109">Вон девушка Мехико </text:span><text:span text:style-name="T110">за</text:span><text:span text:style-name="T109">ходит в комнату. Он замечает её мгновенно, чистота вокруг неё, дым и шум отступают… так </text:span><text:span text:style-name="T111">это </text:span><text:span text:style-name="T109">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11">И тут о</text:span><text:span text:style-name="T109">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20">с </text:span>апрел<text:span text:style-name="T120">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15">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15">илась </text:span><text:soft-page-break/><text:span text:style-name="T115">сберечь</text:span> это<text:span text:style-name="T115">т</text:span> момент мальчишества в его имперски вышколенном, уже устоявшемся (ему было 33) быту, в его пред-Аскетизме, <text:span text:style-name="T115">эту его</text:span>, <text:span text:style-name="T115">как</text:span> Скорпия определила, последнюю любовь—хотя сама была слишком молода, чтобы знать <text:span text:style-name="T116"><text:s/></text:span><text:span text:style-name="T1">это</text:span>, <text:span text:style-name="T116">понимать</text:span>, как <text:span text:style-name="T116">понимал</text:span> Пират, <text:span text:style-name="T116">про что</text:span> <text:span text:style-name="T1">на самом деле</text:span> поётся в песне «Танцы в темноте»…. </text:p>
      <text:p text:style-name="P23">Он старательно <text:span text:style-name="T118">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16">ся ему</text:span>, вопреки всем ожиданиям, <text:span text:style-name="T118">чтоб он </text:span><text:span text:style-name="T8">мог</text:span><text:span text:style-name="T118"> </text:span>отбросить скудное расписание человека Запада… но как <text:span text:style-name="T116">возможно </text:span>человек<text:span text:style-name="T116">у</text:span>… где ему вообще начинать в возрасте 33-х… «Т<text:span text:style-name="T118">ак это </text:span><text:span text:style-name="T8">самое время</text:span>,»– засме<text:span text:style-name="T118">ялась бы она</text:span>, не так от раздражения (<text:span text:style-name="T118">это </text:span><text:span text:style-name="T8">было бы</text:span><text:span text:style-name="T118"> смешно</text:span>), сколько от <text:span text:style-name="T119">забавности</text:span> нереальной проблемы—сама <text:span text:style-name="T119">же шла враспыл</text:span> <text:span text:style-name="T119">от</text:span> его маниакальности, <text:span text:style-name="T116">непрестанной безудержности</text:span>, так <text:span text:style-name="T119">берёт</text:span>, раскладывает е<text:span text:style-name="T116">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16">ведь </text:span>и вправду <text:span text:style-name="T121">же </text:span>слишком безум<text:span text:style-name="T116">ец</text:span>, чтобы <text:s/>это <text:span text:style-name="T116">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16">видит</text:span>, но никогда не говори<text:span text:style-name="T116">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16">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16">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17">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17">щегольских</text:span> сюртучках и приталенных пальтецах, бегали по всей станции, глотали свои предотъездные шоколадки и выстраивались <text:span text:style-name="T117">рядком</text:span> для новых <text:span text:style-name="T117">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109"><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72">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22">твлечь</text:span> его<text:span text:style-name="T122">б внести тишину в</text:span> угл<text:span text:style-name="T122">ы</text:span> комнат, <text:span text:style-name="T122">на </text:span>покрывал<text:span text:style-name="T122">а</text:span>, стол<text:span text:style-name="T122">ешницы</text:span>—<text:span text:style-name="T122">где придётся</text:span>... Даже в кино, когда смотрели т<text:span text:style-name="T122">у</text:span> <text:span text:style-name="T122">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23">настолько</text:span>, что никак не отличить которое из них чьё. Оба одновременно чувствовали странное недоумение… как если нежданно <text:span text:style-name="T123">у</text:span>видишь себя в зеркале… и даже более того, чувство <text:span text:style-name="T123">единения</text:span>… что появляло<text:span text:style-name="T123">с</text:span>ь потом—через пару минут, через неделю, тут не угадаешь, и им доходило, когда уже не вместе, отчего <text:span text:style-name="T123">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23">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4">– <text:span text:style-name="T123">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23">л</text:span>лз— </text:p>
      <text:p text:style-name="Text_20_body">И тут падает ракета. Круто, круто. Взрыв, глухие раскаты. Довольно далеко в городе, чтоб <text:span text:style-name="T123">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23">будь</text:span> там ракета <text:span text:style-name="T123">или</text:span> нет, поэтому сейчас на Ягуаре Пойнтсмена включает заднюю вместо, да, въезжа<text:span text:style-name="T123">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24">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24">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24">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24">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25">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5">–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25">она, </text:span>эта война, на хуй. </text:p>
      <text:p text:style-name="P110"><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73">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26">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26">он</text:span> в жизни <text:s/>и близко <text:span text:style-name="T126">не бывал</text:span> к лаборатории. </text:p>
      <text:p text:style-name="Text_20_body">Это запах эфира, он исходит от м-ра Эдварда В. А. Пойнтсмена, ЧККХ. Как только пёс исчез<text:span text:style-name="T126">ает</text:span> за рухнувшей стеной, мелькнув прощально кончиком хвоста, нога доктора проваливается в белую разинутую глотку унитаза, которую <text:span text:style-name="T126">тот</text:span>, сосредоточ<text:span text:style-name="T126">я</text:span>сь на охоте, не у<text:span text:style-name="T126">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26">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26">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26">т </text:span>возможно<text:span text:style-name="T126">сти как-то</text:span> <text:span text:style-name="T126">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26">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26">за</text:span>таивш<text:span text:style-name="T126">его</text:span>ся в конце улицы из линии домов. V-бомба, в чьих разрушениях он вёл охоту, <text:span text:style-name="T127">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27">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27">Руина</text:span> ждёт его, уходя склоном вверх, к задним стенам, неразберихой штукатурной дран<text:span text:style-name="T127">к</text:span>и в бесцельны<text:span text:style-name="T127">х</text:span> связ<text:span text:style-name="T127">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27">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27">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6">–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27">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84">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27">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31">побухивает</text:span> вслед за ним в р<text:span text:style-name="T127">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28">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28">отскакивает</text:span> в сторону и пулей <text:span text:style-name="T128">на выход</text:span>, пока Роджер <text:span text:style-name="T128">свалился</text:span> со своей губкой в коляску <text:span text:style-name="T128">разлетевшуюся</text:span> под его весом. Расплывчато, доносится сверху вой доктора:– «Он убегает, Мехико, поспешите!» </text:p>
      <text:p text:style-name="Text_20_body">– <text:span text:style-name="T128">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28">от</text:span> <text:span text:style-name="T128">этюд</text:span>. Роджер <text:span text:style-name="T128">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29">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29">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29">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29">вскрякнув</text:span> вскидывает свою заунитаженную ногу, промахивается, замах разворачивает его кругом, сеть <text:span text:style-name="T129">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29">затрещала</text:span>, валятся куски промокшей штукатурки. Стенка над ними, лишённая всякой опоры, шата<text:span text:style-name="T129">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29">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7">–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29">мне следует</text:span> <text:span text:style-name="T129">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29">г</text:span>руди Джессики на вязаную голову, обнажённый нос и глаза—ему кажется, что доктору нужно больше, чем его содействие, <text:span text:style-name="T129">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32">подъезжают</text:span> к длинной кирпичной импровизации, Викторианское изложение того, что когда-то, давным-давно, выли<text:span text:style-name="T130">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30">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30">й</text:span> функци<text:span text:style-name="T130">и </text:span>толстой кишки, один из обитателей которого д-р Кевин Сп<text:span text:style-name="T130">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30">теперь</text:span>, как понял Роджер, неделя Спектро, которого могут нав<text:span text:style-name="T130">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30">ое</text:span> топ<text:span text:style-name="T130">анье</text:span> их обуви, как танцы пуантов по мрамору, нарушающих твой покой, не стихающие удаляясь, голос Пойнтсмена и походка всегда выделя<text:span text:style-name="T130">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30">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111"><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74">Внутри госпиталя Св. Вероники они усаживаются вместе, напротив палаты Военных <text:span text:style-name="T134">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34">тогда</text:span> <text:span text:style-name="T134">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35">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35">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40">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29">–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29">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35">до</text:span>вести её <text:span text:style-name="T135">до </text:span>сумеречност<text:span text:style-name="T135">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28">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35">замёрзшем</text:span> измученном городе…. …как будто снова пол, типа, громадный лифт взмыва<text:span text:style-name="T135">ет</text:span> вместе с тобой к потолку—воспроизводя, теперь, как стены разлета<text:span text:style-name="T135">ются</text:span> во все стороны, кирпичи, штукатурка сып<text:span text:style-name="T135">ятся</text:span> вниз, твой мгновенный паралич <text:span text:style-name="T135">от</text:span> смерт<text:span text:style-name="T135">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36">бьющей</text:span> из <text:span text:style-name="T136">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36">А</text:span> Слотроп действительно настроен на ракетный взрыв, или <text:span text:style-name="T136">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36">удастся</text:span>, <text:span text:style-name="T136">ещё </text:span>этих приливающих повторений, повторных переживаний взрыва, в страхе отключиться, потому что отключаешься <text:span text:style-name="T136">настолько</text:span> окончательно, откуда мне знать, доктор, что я очнусь? <text:span text:style-name="T136">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37">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37">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37">искушающе</text:span> лежат они рядами на своих железных койках, в девственных простынях, такие безыскусно эротичные м<text:span text:style-name="T137">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37">в</text:span> пятна<text:span text:style-name="T137">х</text:span> ночной блевотины, светло-жёлтой, прозрачной как флюиды богов, <text:span text:style-name="T137">от</text:span>брошенные газеты или пропагандистские лист<text:span text:style-name="T137">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37">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38">и вещевые сумки</text:span>, по большей части молча, к дверям выхода в бежевой краске, но края покоричневее в неровных <text:span text:style-name="T137">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37">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38">ают</text:span> земл<text:span text:style-name="T138">ю</text:span> <text:span text:style-name="T138">на </text:span>очень низких частот<text:span text:style-name="T138">ах</text:span>, доходят, смешавшись с холодом—предупрежда<text:span text:style-name="T138">ют</text:span>, что снаружи твоя слепота, после яркого внутреннего освещения, <text:span text:style-name="T138">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38">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41">тут же</text:span> разворачивается, приобретая формы…. </text:p>
      <text:p text:style-name="Text_20_body">Помимо прочего, что Спектро <text:span text:style-name="T138">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39">сможет</text:span> <text:span text:style-name="T1">кто-нибудь</text:span> <text:span text:style-name="T139">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112"><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74"><text:span text:style-name="T109">Что-то бродит по городу Дыма—собирает стройных девушек, милых и гладких как куклы, целыми пригоршнями. </text:span><text:span text:style-name="Emphasis"><text:span text:style-name="T109">Их жалобные крики… их жалобные кукло-крики…</text:span></text:span><text:span text:style-name="T109">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12">миг</text:span><text:span text:style-name="T109">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12">н</text:span><text:span text:style-name="T109">ду про</text:span><text:span text:style-name="T112">с</text:span><text:span text:style-name="T109">ыпается бормочет что-то вроде «ёбаный дурдом» и вновь соскальзывает в сон. </text:span></text:p>
      <text:p text:style-name="Text_20_body"><text:span text:style-name="T109">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42">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42">сторонах</text:span>. Пока что-то не упадёт слишком близко, они в безопасности: в их чаще среб<text:span text:style-name="T142">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42">доходит</text:span> что <text:span text:style-name="T142">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43">уж оно такое</text:span>, <text:span text:style-name="T143">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0">Эрленмерова колба булькает на подставке. Голубой огонь <text:span text:style-name="T143">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43">а окурки</text:span> затем, в ледяные чёрные утренние смены, <text:span text:style-name="T143">перевыкурены, </text:span>давящая и отвратная атмосфера. Но он должен войти, должен выдержать свою обычную утреннюю чашу. </text:p>
      <text:p text:style-name="P31">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44">относительно</text:span> физических <text:span text:style-name="T144">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45">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45">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45">случилось </text:span>попада<text:span text:style-name="T145">ний</text:span> в определённый квадрат, шансы остаются теми же, какими они всегда и были. <text:span text:style-name="T145">Всякое</text:span> попадание независимо от <text:span text:style-name="T145">остальных</text:span>. Бомбы не собаки. Нет связи. Нет памяти. Нет <text:span text:style-name="T146">привитого рефлекса</text:span>. </text:p>
      <text:p text:style-name="Text_20_body">Сказать такое последователю Павлова. Это обычная самодово<text:span text:style-name="T146">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47">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47">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47">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47">с</text:span>клонился <text:span text:style-name="T147">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47">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47">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47">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47">ет</text:span> остатки её губной помады о его рубашку, мускулы, прикосновения, кожи <text:span text:style-name="T148">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48">Пойнтсмена</text:span>, и от <text:span text:style-name="T148">Пойнтсмен</text:span>овской… его <text:span text:style-name="T148">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48">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48">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48">в </text:span>сам<text:span text:style-name="T148">ой</text:span> мерзк<text:span text:style-name="T148">ой манере</text:span>, как<text:span text:style-name="T148">ую только</text:span> он знает,– это, девонька, зависит от того <text:span text:style-name="T148">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48">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113"><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75">(1) </text:p>
      <text:p text:style-name="P117">ВЗ Палата Абреакции</text:p>
      <text:p text:style-name="P117"><text:soft-page-break/>Госпиталь Св. Вероники </text:p>
      <text:p text:style-name="P117"><text:span text:style-name="T149">Б</text:span>ончеплгейт, Е1 </text:p>
      <text:p text:style-name="P117">Лондон, Англия </text:p>
      <text:p text:style-name="P117">Зима 1944 </text:p>
      <text:p text:style-name="P128">Парнишке из Кеноши </text:p>
      <text:p text:style-name="P128">Общая Почта </text:p>
      <text:p text:style-name="P128">Кеноша, Висконсин, США</text:p>
      <text:p text:style-name="P33"><text:s/></text:p>
      <text:p text:style-name="Text_20_body"><text:tab/>Дорогой сэр, </text:p>
      <text:p text:style-name="Text_20_body">Я когда-нибудь в жизни Вас о чём-то просил? </text:p>
      <text:p text:style-name="Text_20_body">Искренне Ваш, </text:p>
      <text:p text:style-name="P121">лейт. Тайрон Слотроп </text:p>
      <text:p text:style-name="Text_20_body"/>
      <text:p text:style-name="P117">Общая Почта </text:p>
      <text:p text:style-name="P117">Кеноша, Виск., США </text:p>
      <text:p text:style-name="P117">несколькими днями позже </text:p>
      <text:p text:style-name="P128">Тайрону Слотропу, Эскв. </text:p>
      <text:p text:style-name="P128">ВЗ Палата Абреакции </text:p>
      <text:p text:style-name="P128">Госпиталь Св. Вероники </text:p>
      <text:p text:style-name="P128"><text:span text:style-name="T150">Б</text:span>ончеплгейт, Е1 </text:p>
      <text:p text:style-name="P128">Лондон, Англия </text:p>
      <text:p text:style-name="Text_20_body"><text:tab/>Дорогой м-р Слотроп: </text:p>
      <text:p text:style-name="Text_20_body">Такого не случалось. </text:p>
      <text:p text:style-name="P127">Парнишка из Кеноши </text:p>
      <text:p text:style-name="P127"/>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51">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55">нишка</text:span> из Кеноши и на секунду не подумал бы, что ты… </text:p>
      <text:p text:style-name="Text_20_body"><text:line-break/>(3.1) Старший (изумлённо): Тебя? Никогда! Да, чтоб Пар<text:span text:style-name="T155">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55">смиренный</text:span> голос маленького Тайрона Слотропа, с тех пор восславляемого в легендах и песнях, раздался пробиваясь вверх к вниманию Парн<text:span text:style-name="T155">ишки</text:span>: – «Ты никогда не делал этого, Пар<text:span text:style-name="T155">нишка</text:span> из Кеноши!» </text:p>
      <text:p text:style-name="Text_20_body">Все эти варианты текста «Ты никогда не делал Парн<text:span text:style-name="T155">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55">ишку</text:span> из Кеноши. </text:p>
      <text:p text:style-name="P34">(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55">голубчик</text:span>, Форестхилского жеребёнка, <text:span text:style-name="T155">голубчик</text:span>. (Отсюда затихая…) Ларедского ягнёнка. <text:span text:style-name="T155">Голубчик</text:span>. О-го. Погоди. Что такое, Слотроп? Ты никогда не делал парня из Кеноши. Очнись, Слотроп.</text:p>
      <text:p text:style-name="P94"/>
      <text:p text:style-name="P94">Мой кулак уже торчком, </text:p>
      <text:p text:style-name="P94">Не злись,</text:p>
      <text:p text:style-name="P94">Запишись, </text:p>
      <text:p text:style-name="P94">Вва-ли, Слотроп! </text:p>
      <text:p text:style-name="P94"/>
      <text:p text:style-name="P94">Джексон, это похуй мне, </text:p>
      <text:p text:style-name="P94">Покажь свой значок, что был на войне,</text:p>
      <text:p text:style-name="P94">Вва-ли, Слотроп! </text:p>
      <text:p text:style-name="P94"><text:soft-page-break/></text:p>
      <text:p text:style-name="P94">Меня тут не любят, не могут понять, </text:p>
      <text:p text:style-name="P94">Лишь ищут куда бы ещё послать…. </text:p>
      <text:p text:style-name="P94">Голову мне продырявь, провода в мозги мне вставь, </text:p>
      <text:p text:style-name="P94">Вену проткни иглой, </text:p>
      <text:p text:style-name="P94">Слотроп, очнись! </text:p>
      <text:p text:style-name="P34"/>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55">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94">Этот ритм словил меня, </text:p>
      <text:p text:style-name="P94">О, бэби, этта свинг, свинг, свинг! </text:p>
      <text:p text:style-name="P94">Ей-ей, меня словил, </text:p>
      <text:p text:style-name="P94">Прикинь, весь-целый-мир-вокруг поёт, </text:p>
      <text:p text:style-name="P94">Я в жизни не слыхал столь-сладких-звуков, </text:p>
      <text:p text:style-name="P94">Таких нет даже за углом, на Бейсин-Стрит, </text:p>
      <text:p text:style-name="P94">И в этом ритме, крошка, мы будем делать </text:p>
      <text:p text:style-name="P95">Свинг, свинг, свинг,</text:p>
      <text:p text:style-name="P95">Давай же, крошка… вжарим… свинг! </text:p>
      <text:p text:style-name="P34"/>
      <text:p text:style-name="P32">Чёрные лица, белые скатерти, мерцание очень острых ножей в ряд с тарелками… дым табака и «плана» <text:s/>меша<text:span text:style-name="T152">ются по полной</text:span>, глаза <text:span text:style-name="T153">на лоб лезут</text:span>, <text:span text:style-name="T153">над</text:span><text:span text:style-name="T37">ы́</text:span><text:span text:style-name="T153">хаешься</text:span> этай <text:s/>дури <text:span text:style-name="T153">аж</text:span> мазги <text:span text:style-name="T153">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56">п</text:span>пке джазменов на возвышении. Голоса из восточных частных школ, выговарива<text:span text:style-name="T156">ют</text:span> «жопа» чуть округляют губы и <text:span text:style-name="T156">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56">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56">лакированном</text:span>, где-то по<text:span text:style-name="T156">вытертом</text:span> губами, эти мелкие серебряные зёрнышки распоясываются по ходу спуска гармошки в белокаменную шейку матки и в ночь за <text:span text:style-name="T156">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56">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54">лилипуточным</text:span> голос<text:span text:style-name="T154">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56">х</text:span> программ<text:span text:style-name="T156">ах</text:span>, в своё время просочится <text:span text:style-name="T156">и </text:span>в <text:span text:style-name="T156">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5">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56">такое</text:span> тебе как раз и <text:span text:style-name="T157">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57">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57">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57">А</text:span>х, ты <text:span text:style-name="T157">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76">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58">гарвардскому</text:span> приятелю из числа его знакомых. Какая-то часть, конечно же, должна быть негритянским говном, но оно всё такое похожее. <text:span text:style-name="T158">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58">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58">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58">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6"/>
      <text:p text:style-name="P96">Сквозь унитаз, <text:span text:style-name="T158">ты </text:span>взгляни на меня,</text:p>
      <text:p text:style-name="P96">Вот дурак попался,</text:p>
      <text:p text:style-name="P96">Хоть бы не начали ссать </text:p>
      <text:p text:style-name="P96">Дирли тирли трали рался </text:p>
      <text:p text:style-name="P36"/>
      <text:p text:style-name="Text_20_body">И в ту <text:span text:style-name="T158">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58">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59">саданул</text:span>, тёмный как холодный говяжий студень, по его позвоночнику, <text:soft-page-break/><text:span text:style-name="T159">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59">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59">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59">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97">Уже не помнишь Красного Малкольма, что наверху остался, </text:p>
      <text:p text:style-name="P97">В причёске Красный Дьявол до Волос Дорвался… </text:p>
      <text:p text:style-name="P37"/>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59">с</text:span>плетений древесины в конюшне—брусья, косяки, стойки сто<text:span text:style-name="T159">й</text:span>л, перекладины ясл<text:span text:style-name="T159">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98">Средь Долины Красной Реки <text:s/>говорят, <text:span text:style-name="T165">в этот раз</text:span></text:p>
      <text:p text:style-name="P100"><text:span text:style-name="T160">П</text:span>оток снёс тебя <text:span text:style-name="T160">в</text:span> унитаз— </text:p>
      <text:p text:style-name="P98">Присядь, отдохни, <text:span text:style-name="T160">хвост держи пистолетом,</text:span> </text:p>
      <text:p text:style-name="P98">Канализации близок конец, </text:p>
      <text:p text:style-name="P98">Держись, молодец, </text:p>
      <text:p text:style-name="P99">На всём свете этом</text:p>
      <text:p text:style-name="P98">Не най<text:span text:style-name="T160">ти</text:span> крепче говна, </text:p>
      <text:p text:style-name="P98">Чем на </text:p>
      <text:p text:style-name="P98">Наших крутых берегах. </text:p>
      <text:p text:style-name="P38"/>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60">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98">Одного в Сан Берду бандитика,</text:p>
      <text:p text:style-name="P98"><text:span text:style-name="T160">К</text:span>итайчонка <text:span text:style-name="T160">о</text:span>дного, что с<text:span text:style-name="T160">линял</text:span> с железной дороги,</text:p>
      <text:p text:style-name="P98">Одного с триппер<text:span text:style-name="T160">к</text:span>ом, с зобом <text:span text:style-name="T161">одного</text:span>, </text:p>
      <text:p text:style-name="P98">Одного в последней стадии прока-з<text:span text:style-name="T160">ы</text:span>, </text:p>
      <text:p text:style-name="P98">Зато с широким тазом,</text:p>
      <text:p text:style-name="P98">Хромого на левую, хромого на правую, </text:p>
      <text:p text:style-name="P98">Хромого на обе ноги, всех будет три! </text:p>
      <text:p text:style-name="P98">Одного гом<text:span text:style-name="T160">осе</text:span>ка, даже лесбу одну, </text:p>
      <text:p text:style-name="P98">Одного негришку, одного евреишку, </text:p>
      <text:p text:style-name="P98">Одного краснокожего с бизоном одним, </text:p>
      <text:p text:style-name="P98">И охотника на бизонов из Нью Мексико </text:p>
      <text:p text:style-name="P98"/>
      <text:p text:style-name="P39">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64">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64">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64">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64">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39">Голос: Парнишку прикончили. <text:span text:style-name="T164">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114"><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118">«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87">—Проф. Д-р Ласло Джамф, «Криптосем» (рекламная брошюра) Агфа, Берлин, 1934</text:p>
      <text:p text:style-name="Text_20_body"/>
      <text:p text:style-name="Text_20_body"><text:span text:style-name="T166">Набросок</text:span> на плотной кремовой бумаге под чёрно-буквенным штампом GEHEIME KOMMANDOSACHE, весьма подробно передающий, чернилом и ручкой, <text:span text:style-name="T166">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166">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166">л</text:span>ись отсле<text:span text:style-name="T166">дит</text:span>ь всё, что он смотрел или читал достигнув полового созревания… иначе, откуда ещё могли Они знать? </text:p>
      <text:p text:style-name="Text_20_body">– Тсс,– шеп<text:span text:style-name="T166">чет</text:span> она, её пальцы ласкают её длинные оливковые ляжки, обнажённые груди выпирают через верх<text:span text:style-name="T166">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166">так</text:span> и по<text:span text:style-name="T166">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166">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166">указано</text:span> время, мест<text:span text:style-name="T166">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167">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83">was tust du für die front, für den sieg? was hast du heute für deutschland getan?</text:span> В «Белом Посещении» по стенам пи<text:span text:style-name="T167">шет</text:span> лёд. Граффити льда в пасмурный день остекля<text:span text:style-name="T167">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167">как</text:span> <text:span text:style-name="T167">под</text:span>свет<text:span text:style-name="T167">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167">кого</text:span> стил<text:span text:style-name="T167">я</text:span> в его унизительной и сумрачной ложбине, это единственный вид: аббатство, <text:span text:style-name="T167">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167">го</text:span> <text:span text:style-name="T167">утёса</text:span>, волосы и госпитальный халат трепещут на ветру, <text:span text:style-name="T167">над</text:span> раскинувш<text:span text:style-name="T167">ей</text:span>ся на мили ширь<text:span text:style-name="T167">ю</text:span> южного побережья, бледный мел <text:span text:style-name="T167">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167">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171">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0">С разгромом Польши, министерские кортежи вдруг начали замечаться <text:span text:style-name="T168">в</text:span> направлени<text:span text:style-name="T168">и</text:span> «Белого Посещения» в любой час ночи, тихие как шхуны, моторы приглушены—чёрные машины без хрома, что о<text:span text:style-name="T168">т</text:span>блескивали <text:s/>свет<text:span text:style-name="T168">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168">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0">Спросите их, в «Белом Посещении», про стратегический план Майрона Грантона из Би-Би-Си, чей тающе шоколадный голос годами <text:span text:style-name="T168">прокладывал</text:span> путь из обтрёпанных динамиков беспроволочных приёмников <text:span text:style-name="T168">к</text:span> английски<text:span text:style-name="T168">м</text:span> мечт<text:span text:style-name="T168">ам</text:span>, <text:span text:style-name="T168">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168">такие</text:span> зелёные <text:s/>в <text:s/>потоках <text:span text:style-name="T168">солнца</text:span>, окаймляющие южные склоны <text:span text:style-name="T168">вдоль </text:span>долины Рейна, ночь в дыму камвольных кабаре столицы, подтяжки с оборочками словно <text:span text:style-name="T168">две </text:span>косы <text:span text:style-name="T168">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169">им</text:span>-то <text:span text:style-name="T169">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169">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169">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169">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170">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170">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170">а</text:span> удалённой мозговой ткани, <text:span text:style-name="T170">с </text:span>дат<text:span text:style-name="T170">ами</text:span> и час<text:span text:style-name="T170">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P42">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177">С</text:span>луж<text:span text:style-name="T177">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42"><text:soft-page-break/><text:span text:style-name="T113">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text:span text:style-name="T114">добился его</text:span><text:span text:style-name="T113"> назнач</text:span><text:span text:style-name="T114">ения</text:span><text:span text:style-name="T113">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span></text:p>
      <text:p text:style-name="P41">Кто не заблудится среди этого махрового лабиринта аббревиатур, стрелок <text:span text:style-name="T172">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173">где</text:span> прикипе<text:span text:style-name="T173">л</text:span> к определённой точке в комбинаторном анализе, излюбленно<text:span text:style-name="T173">му</text:span> времяпрепровождени<text:span text:style-name="T173">ю</text:span> отставных армейских офицеров, с пристрастной увлечённостью. </text:p>
      <text:p text:style-name="P41">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41"><text:soft-page-break/>Когда докрутилось до немецких бомб падающих на Англию, <text:span text:style-name="T173">Б</text:span>ригадный <text:span text:style-name="T173">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173">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41">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41">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174">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41">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61">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16">интерфейс</text:span><text:span text:style-name="T161">—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61">Вспоминая Брайтон</text:span></text:span><text:span text:style-name="T161">,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41"><text:s text:c="2"/></text:p>
      <text:p text:style-name="Text_20_body"><text:span text:style-name="T161">– Эт-от старык </text:span><text:span text:style-name="T16">н</text:span><text:span text:style-name="T161">е име-эт </text:span><text:span text:style-name="T16">стыд</text:span><text:span text:style-name="T161">,–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62">сам знаешь</text:span><text:span text:style-name="T161">,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61">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62">самого</text:span><text:span text:style-name="T161">—ве! что это? беф </text:span><text:span text:style-name="Emphasis"><text:span text:style-name="T161">rissolé?</text:span></text:span><text:span text:style-name="T161"> фаршированный беф </text:span><text:span text:style-name="Emphasis"><text:span text:style-name="T161">rissolé?</text:span></text:span><text:span text:style-name="T161">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62">е</text:span><text:span text:style-name="T161">)—ни один из этих странных, очень странных овощных </text:span><text:span text:style-name="Emphasis"><text:span text:style-name="T161">rissolé </text:span></text:span><text:span text:style-name="T161">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61">Таймз </text:span></text:span><text:span text:style-name="T161">против критиков Хайга…. </text:span></text:p>
      <text:p text:style-name="P41">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61">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61">Führer</text:span></text:span><text:span text:style-name="T161">-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41">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41">Однако, преподобный д-р Де ла Нут не любит ММЛП:– «Рожа, разве имеются весы для измерения межличностных характерных черт?» Орлиный нос пробует, <text:span text:style-name="T175">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41">Не пройдёт, падре: ММЛП разработан в 1943. В самой <text:span text:style-name="T175">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41">– На солдат нынче большой спрос, преподобный Доктор,– бормочет Пойнтсмен. </text:p>
      <text:p text:style-name="P41">–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41">–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176">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41">– Должен заметить, это не похоже на вашу чашку чая, Пойн<text:span text:style-name="T176">т</text:span>смен,– улыбается д-р Аарон Тровстер.– У вас, по большей части, стимулы структурированы. </text:p>
      <text:p text:style-name="P41">– Ну, скажем, я нахожу в этом некое постыдное очарование. </text:p>
      <text:p text:style-name="P41">– Нет, не скажем. Не говорите мне, будто вы не собираетесь приложить свою милую Павловскую руку к этому всему. </text:p>
      <text:p text:style-name="P41">–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61">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163">д</text:span><text:span text:style-name="T161">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163">те</text:span><text:span text:style-name="T161">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61">Homo Monstrosus</text:span></text:span><text:span text:style-name="T161">,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115"><draw:frame draw:style-name="fr1" draw:name="Image13" text:anchor-type="paragraph" svg:width="6.9252in" svg:height="0.3661in" draw:z-index="12"><draw:image xlink:href="Pictures/1000000000000B720000009B428C9716555D8079.png" xlink:type="simple" xlink:show="embed" xlink:actuate="onLoad" loext:mime-type="image/png"/></draw:frame></text:p>
      <text:p text:style-name="P119">А будешь ерепениться, пошлём тебя обратно к д-ру Джамфу! </text:p>
      <text:p text:style-name="P119">Джамф привил ему рефлекс, и выбросил стимул. </text:p>
      <text:p text:style-name="P119">Похоже д-р Джамф сегодня проверял твою пипетку, а? </text:p>
      <text:p text:style-name="P123">—Нейл Носпикер 50,000 Оскорблений, § 6.72 </text:p>
      <text:p text:style-name="P123"><text:soft-page-break/>«Невежа Недоросль», Найлан Смит Прес,</text:p>
      <text:p text:style-name="P123">Кембридж (Массач.) 1933 </text:p>
      <text:p text:style-name="P123"/>
      <text:p text:style-name="Text_20_body"><text:span text:style-name="T83">Падинг</text:span>: Но не слишком ли это— </text:p>
      <text:p text:style-name="Text_20_body"><text:span text:style-name="T83">Пойнтсмен</text:span>: Сэр? </text:p>
      <text:p text:style-name="Text_20_body"><text:span text:style-name="T83">Падинг</text:span>: Разве это не <text:span text:style-name="T178">подло</text:span>, Пойнтсмен? Так вот вмешиваться в сознание другого человека? </text:p>
      <text:p text:style-name="Text_20_body"><text:span text:style-name="T83">Пойнтсмен</text:span>: Генерал, мы просто присоединяемся к длинному ряду экспериментов и изучения. Гавардский Университет, Армия США? Вряд ли это <text:span text:style-name="T179">подлые</text:span> заведения. </text:p>
      <text:p text:style-name="Text_20_body"><text:span text:style-name="T83">Падинг</text:span>: Мы не можем, Пойнтсмен, это зверство </text:p>
      <text:p text:style-name="Text_20_body"><text:span text:style-name="T83">Пойнтсмен</text:span>: Но американцы уже им занимались! разве не ясно? <text:span text:style-name="T179">М</text:span>ы с<text:span text:style-name="T179">же не с</text:span>овраща<text:span text:style-name="T179">ем</text:span> девственницу, или что— </text:p>
      <text:p text:style-name="Text_20_body"><text:span text:style-name="T83">Падинг</text:span>: <text:span text:style-name="T179">Выходит,</text:span> <text:span text:style-name="T179">будем</text:span> делать это потому, что американцы <text:span text:style-name="T179">так </text:span>делают? Позволим им совратить нас? </text:p>
      <text:p text:style-name="Text_20_body">Ещё где-то в 1920, д-р Ласло Джамф полагал, что если Ватсону и Райнеру успешно удалось привить «<text:span text:style-name="T179">Крошке</text:span> Альберту» рефлекс ужаса перед чем-либо мохнатым, будь то даже меховое боа его матери, то Джамф, конечно же, сможет сделать то же самое <text:span text:style-name="T179">со </text:span>сво<text:span text:style-name="T179">им</text:span> <text:span text:style-name="T179">Крошкой</text:span> Тайрон<text:span text:style-name="T179">ом </text:span>относительно <text:span text:style-name="T179">его </text:span>младенческого полового рефлекса. <text:span text:style-name="T179">Т</text:span>от год <text:span text:style-name="T179">отмечен приездом </text:span>Джамф<text:span text:style-name="T179">а</text:span> <text:span text:style-name="T179">в</text:span> Гарвард, <text:span text:style-name="T179">куда он </text:span><text:s/>прибы<text:span text:style-name="T179">л</text:span> из Дармштадта. Это было <text:span text:style-name="T180">на</text:span> начальной <text:span text:style-name="T180">стадии</text:span> его карьеры, прежде, чем <text:span text:style-name="T180">он </text:span>переключился на органическую химию (что стало судьбоносной переменой поля деятельности, как знаменитый переход самого Кейкелея в химию из архитектуры <text:span text:style-name="T180">за </text:span>одн<text:span text:style-name="T180">о</text:span> столетие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целевым рефлексом 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субъективности (что такое страх? сколько будет «много»? Кому <text:span text:style-name="T180">определять</text:span>, когда исследование проводится в-реальной-ситуации и нет времени проходить через долгий медленный процесс сверки с Таблицей Страха?) Приборное оснащение тогда просто отсутствовало. В лучшем случае, он мог бы использовать «детектор лжи» Ларсона-Килер<text:span text:style-name="T180">а</text:span> из трёх показателей, но тот пребывал ещё на стадии <text:span text:style-name="T180">разработки</text:span>. </text:p>
      <text:p text:style-name="Text_20_body"><text:span text:style-name="T180">Другое дело</text:span> эрекция, <text:span text:style-name="T180">которая</text:span> либо есть, либо нет. Элегантная бинарность. Задание наблюдения может исполнить даже студент. </text:p>
      <text:p text:style-name="Text_20_body">Безусловный стимул = поглаживание пениса антисептичным ватным тампоном. </text:p>
      <text:p text:style-name="Text_20_body">Безусловная реакция = эрекция. </text:p>
      <text:p text:style-name="Text_20_body">Условный стимул = х. </text:p>
      <text:p text:style-name="Text_20_body"><text:soft-page-break/>Условный рефлекс = эрекция в присутствии х, поглаживание уже не нужно, всё, что требуется это только х. </text:p>
      <text:p text:style-name="Text_20_body">Значит х? а что такое х? Ну, это <text:span text:style-name="T180">тот </text:span>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полностью совпадает со средней длиной отражённой в отчете Джамфа об эрекции <text:span text:style-name="T186">Крошки</text:span> Т. </text:p>
      <text:p text:style-name="P43">Следующим шагом, по традиции в данных вопросах, сосунка следует лишить условия. Джамф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text:span text:style-name="T180">ли</text:span>ться <text:span text:style-name="T181">за предположенный период</text:span> сведения рефлекса к нулю. <text:span text:style-name="T180">Следовательно,</text:span> мы не можем судить о степени угасания лишь только по силе проявления рефлекса или его отсутствию, поскольку может иметь место <text:span text:style-name="T181">частичное</text:span> подавление <text:span text:style-name="T180">вне</text:span> предел<text:span text:style-name="T180">ов</text:span> нуля.» <text:span text:style-name="Emphasis">Курсив м-ра Пойнтсмена.</text:span> </text:p>
      <text:p text:style-name="P44">Может ли условный рефлекс сохраниться в человеке, скрытно, в продолжении 20 или 30лет? <text:span text:style-name="T181">Уг</text:span>асил ли <text:span text:style-name="T181">его</text:span> д-р Джамф <text:span text:style-name="T181">всего лишь</text:span> до нуля—дожда<text:span text:style-name="T181">вшись</text:span> пока ребёнок стал показывать нулевые эрекции на стимул х, и прекратил на этом? Может он забыл—или проигнорировал—«<text:span text:style-name="T181">частичное</text:span> подавление <text:span text:style-name="T180">вне</text:span> предел<text:span text:style-name="T180">ов</text:span> нуля»? Если проигнорировал, то почему? Что может <text:span text:style-name="T181">сообщить</text:span> Национальный Совет по Исследованиям по этому поводу? </text:p>
      <text:p text:style-name="Text_20_body">Когда Слотроп был открыт, в конце 1944, «Белым Посещением»—хотя многие там уже знали его как знаменитого <text:span text:style-name="T181">Крошку</text:span> Тайрона—<text:span text:style-name="T181">то, как в случае с о</text:span>ткрыти<text:span text:style-name="T181">ем</text:span> Нового Света, разные люди сочли, что они открыли разные вещи. </text:p>
      <text:p text:style-name="Text_20_body">Роджер Мехико <text:span text:style-name="T181">полагает</text:span> это статистической странностью. Однако, он чувствует теперь некое <text:span text:style-name="T181">п</text:span>отрясение основ <text:span text:style-name="T181">данной</text:span> дисциплины, причём более сильное, чем позволительно колебать их <text:span text:style-name="T181">какой-то</text:span> странности. Странно, странно, странно—вдумайтесь в само слово: это взрывное «т» вслед за «с», переходит—<text:span text:style-name="T181">вне</text:span> предело<text:span text:style-name="T181">в</text:span> своего нуля—в иную область. Конечно, ты не переходишь. Но ты понимаешь, умом, <text:span text:style-name="T182">что</text:span><text:span text:style-name="Emphasis"> надо</text:span> <text:span text:style-name="T182">для перехода</text:span>. </text:p>
      <text:p text:style-name="Text_20_body">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text:span text:style-name="T182">им образом</text:span>, если вообще как<text:span text:style-name="T182">им-то</text:span>, <text:span text:style-name="T182">связано</text:span> это <text:span text:style-name="T182">с</text:span> секс<text:span text:style-name="T182">ом</text:span>. </text:p>
      <text:p text:style-name="Text_20_body">Но Эдвин Трикл, самый фрейди<text:span text:style-name="T182">с</text:span>тски настроенный среди физических исследователей, полагает, что дар Слотропа заключается в психокинезе. Это Слотроп, силой своего сознания,<text:span text:style-name="Emphasis"> заставляет</text:span> ракеты падать т<text:span text:style-name="T182">уда</text:span>,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text:span text:style-name="Emphasis"><text:span text:style-name="T182">непременно</text:span></text:span>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text:soft-page-break/>значимо, <text:span text:style-name="Emphasis">звездой</text:span>, этой анал<text:span text:style-name="T182">ьн</text:span>о-садистской эмблемой успеха в классе, которой так пропитано начальное образование в Америке….» </text:p>
      <text:p text:style-name="Text_20_body">Именно от карты все они впадают в ужас, той карты, где Слотроп держал учёт своих девушек. Звёзды рассыпаны в дистрибуции Поиссона, как на карте ракетных ударов на карте составляемой Мехико о Блице роботов. </text:p>
      <text:p text:style-name="P45">Да, но тут не только дистрибуция. Обе схемы оказались идентичными. Они совпадают в каждом из квадратов. Слайды <text:span text:style-name="T182">снимков</text:span>, которые Теди Блот <text:span text:style-name="T182">сделал</text:span> с карты Слотропа, были спроецированы на Роджерову и обе картинки, девушки-звёзды и кружочки ракетны<text:span text:style-name="T182">х</text:span> удар<text:span text:style-name="T182">ов</text:span>, полностью совпали. </text:p>
      <text:p text:style-name="Text_20_body">Весьма удачно, Слотроп ставил даты на свои звёзды. Звезда всегда появляется до соответствующего ракетного удара. Удар может случится <text:span text:style-name="T182">довольно</text:span> <text:span text:style-name="T182">в</text:span>скор<text:span text:style-name="T182">е</text:span>, <text:s/>через <text:span text:style-name="T182">пару дней</text:span>, либо задержаться <text:s/>надолго, <text:span text:style-name="T182">до</text:span> десят<text:span text:style-name="T182">и</text:span>. Средняя продолжительность оттяжки 4 ½ дней. </text:p>
      <text:p text:style-name="Text_20_body">Допустим, рассуждает Пойнтсмен, что стимулом х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 text:style-name="Emphasis">вспять.</text:span> Сперва взрыв, затем звук приближения: V-2. </text:p>
      <text:p text:style-name="P46">И всё-таки стимулом, каким-то образом <text:span text:style-name="Emphasis">должна </text:span>быть ракета, некое предшествующее видение, некий <text:span text:style-name="T183">щедрый</text:span>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рынке секс<text:span text:style-name="T183">а</text:span>, в порнографии и у проституток, возможно <text:span text:style-name="T183">даже с</text:span>вязанные с изменением курсов на 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text:span text:style-name="T183">всё же </text:span>намёк под самым нашим носом у нас не хватает ума, или смелости, заметить?… </text:p>
      <text:p text:style-name="Text_20_body">Но, если это <text:span text:style-name="T183">нечто </text:span>в воздухе, прямо тут, прямо сейчас, тогда ракеты следуют <text:span text:style-name="T183">ему</text:span>, в 100% случаев. Без исключений. Обнаружив его, мы снова докажем железную детерминированность всего, <text:span text:style-name="T183">для </text:span>каждой души. <text:span text:style-name="T183">Это о</text:span>ста<text:span text:style-name="T183">вит</text:span> слишком мало места для каких-<text:span text:style-name="T183">либо</text:span> надежд вообще. Сами понимаете, насколько важным <text:span text:style-name="T183">станет</text:span> <text:span text:style-name="T183">подобное</text:span> открытие. </text:p>
      <text:p text:style-name="Text_20_body">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text:span text:style-name="T183">ко</text:span>жа, слепящий в <text:soft-page-break/>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 </text:p>
      <text:p text:style-name="Text_20_body">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 </text:p>
      <text:p text:style-name="Text_20_body">Теперь, зная, что без толку: «Пойнтсмен, а что если Эдвин Трикл прав? Это ПК. Что если Слотроп—даже не осознавая—<text:span text:style-name="Emphasis">заставляет</text:span> их падать именно там?» </text:p>
      <text:p text:style-name="Text_20_body">– Ну, тогда у вас есть кое-что, не так ли. </text:p>
      <text:p text:style-name="Text_20_body">– Но… <text:span text:style-name="Emphasis">зачем</text:span> ему. Если они падают там где он был— </text:p>
      <text:p text:style-name="Text_20_body">– Может он ненавидит женщин. </text:p>
      <text:p text:style-name="Text_20_body">– Нет, я серьёзно. </text:p>
      <text:p text:style-name="Text_20_body">– Мехико. Вас это действительно трогает? </text:p>
      <text:p text:style-name="Text_20_body">– Не знаю. Наверное, я подумал не получится ли увязать это, каким-то образом, с вашей ультрапарадоксальной фазой. Возможно… я хочу знать, что именно вы хотите найти. </text:p>
      <text:p text:style-name="Text_20_body">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text:span text:style-name="T184">а</text:span>я масс<text:span text:style-name="T184">а</text:span>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 </text:p>
      <text:p text:style-name="Text_20_body">Пойнтсмен обсуждал паранойю и «идею противоположностей». Он чиркал восклицательные знаки и<text:span text:style-name="Emphasis"> как верно</text:span> в Книге по всем полям открытого письма Павлова к Жане насчёт<text:span text:style-name="Emphasis"> ощущений внешнего воздействия</text:span> 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text:p>
      <text:p text:style-name="Text_20_body">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text:soft-page-break/>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 </text:p>
      <text:p text:style-name="P47">Конечно, предшествовавший Книге том—Сорок Одна Лекция—явился ему, 28-летнему, как наказ от п<text:span text:style-name="T184">о</text:span>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text:span text:style-name="T184">про</text:span>след<text:span text:style-name="T184">овав </text:span>за клубком тринадцать лет, он начинает кружить <text:span text:style-name="T184">заново</text:span>,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text:span text:style-name="T184">е</text:span>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риадной, Минотавром и даже, опасается Пойнтсмен, им самим. С недавних пор они мелькают перед ним, обнажённые, в позах атлетов дышат в за<text:span text:style-name="T185">тылок</text:span>, жуткие пенисы торчком, неорганич<text:span text:style-name="T185">ны</text:span>е, как и их глаза, что поблескивают инеем, или пластинками слюды, но не вожделением, и не к нему. Для них существует лишь работа…. </text:p>
      <text:p text:style-name="P77">– Пьер Жане—он иногда вещал как восточный мистик. Никогда по настоящему не понял противоположностей. «Акт нанесения раны и акт получения раны объединены в едином ранения». Сплетник, и тот о ком речь, хозяин и раб, девственница и совратитель, каждая часть в удобном сочетании и неотделима—<text:span text:style-name="T187">п</text:span>оследнее прибежище неисправимых лодырей, Мехико, как раз такая вот йинь-янова галиматьи. Способ увильнуть от тягот работы в лаборатории. Но что он сказал этим? </text:p>
      <text:p text:style-name="Text_20_body">– 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вы что сказали? </text:p>
      <text:p text:style-name="Text_20_body">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все мы стремимся в науке, есть чисто механическим объяснением.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 </text:p>
      <text:p text:style-name="Text_20_body"><text:soft-page-break/>– Это не мой конёк, конечно,– Мехико и вправду не хочет обижать, но ведь сколько можно,– но есть такое ощущение, что эту причину-следствие заезди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 </text:p>
      <text:p text:style-name="P48">– Нет, не «ударить». Отступить. Вам тридцать, молодой человек. «Других углов» не существует. Есть лишь вперёд—прямиком—либо назад. </text:p>
      <text:p text:style-name="Text_20_body">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 холодные и упокоенные как смерть. Ранние варвары Европы, кто отваживался приблизиться к этому побережью, <text:span text:style-name="T187">у</text:span>виде<text:span text:style-name="T187">в</text:span> белые преграды сквозь туман, <text:s/><text:span text:style-name="T187">уже</text:span> знали куда забирают их умерших. </text:p>
      <text:p text:style-name="Text_20_body">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text:span text:style-name="T187">ающ</text:span>ая мозаика смотреть наружу в Пустыню… вне охранительного города… понятна лишь тем, кто отправляется вне… глаза вдал<text:span text:style-name="T187">ь</text:span>… варвары… всадники…. </text:p>
      <text:p text:style-name="Text_20_body">– У нас обоих есть Слотроп,– вот что только что сказал Пойнтсмен. </text:p>
      <text:p text:style-name="Text_20_body">– Пойнтсмен—что вам с этого? Кроме славы, я имею в виду. </text:p>
      <text:p text:style-name="Text_20_body">– Не больше, чем Павлову. Физиологическое обоснование тому, что кажется весьма странным поведением. И мне не важно в какую из ваших <text:span text:style-name="T190">ОФИ</text:span>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 </text:p>
      <text:p text:style-name="Text_20_body">– Смиренный. </text:p>
      <text:p text:style-name="Text_20_body">– Я установил <text:span text:style-name="T187">для </text:span>себ<text:span text:style-name="T187">я</text:span> ограничения в этом. Всё что у меня есть, это обратное звучание ракеты перед взрывом… его клиническая история установки условного сексуального рефлекса, возможно на слуховой стимул, и то, что выглядит как обращённая вспять связь причина-следствие. Может, я не настолько готов, как вы, выбросить на свалку причину-и-следствие, но если ей требуются поправки—то быть по сему. </text:p>
      <text:p text:style-name="Text_20_body">– И чего вы добиваетесь? </text:p>
      <text:p text:style-name="Text_20_body">– 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text:soft-page-break/>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text:span text:style-name="T188">быть</text:span> до конца жизни пациента, от всяких идей, чувств, самокритики, <text:span text:style-name="T188">всего, </text:span>что только раздувает её пламя, вы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невозмутимостью.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нет у них пары и, возможно, решу загадку отчего ракеты падают туда, куда падают—хотя признаю, с вашей поддержкой это стало намного проще. </text:p>
      <text:p text:style-name="Text_20_body">– Зачем?– что пробрало, Мехико?– Зачем я вам нужен? </text:p>
      <text:p text:style-name="Text_20_body">– Я не знаю. Но вы нужны. </text:p>
      <text:p text:style-name="Text_20_body">– У вас навязчивая идея. </text:p>
      <text:p text:style-name="Text_20_body">– 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Помогите мне. </text:p>
      <text:p text:style-name="Text_20_body">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Как же девушки? Наверное, это его одиночество в Секции Пси из-за убеждённости, <text:span text:style-name="T188">потому </text:span>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 О, Джесси, уткнувшись лицом в её голую, спящую, замысловато сплетённую из костей и сухожилий спину, мне не доходит всё это…. </text:p>
      <text:p text:style-name="Text_20_body">На полпути между водой и жёсткой прибрежной травой, длинная полоса из труб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есте, местами удвоенные, один ряд позади другого, пришли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беспорядочных повторах. Вдали, где конструкция <text:span text:style-name="T188">за</text:span>ворачивает в марево, стена <text:soft-page-break/>заграждения становится серой. После снегопада минувшей ночи, каждая строка размашистого почерка выгравировалась белым. Но сегодня ветер и песок снова обнажили тёмное железо, в разводах соли, местами краткие полоски ржавчины… в других местах солнце и лёд превращают конструкцию в электро-белые линия энергии. </text:p>
      <text:p text:style-name="Text_20_body">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text:span text:style-name="T188">втискиваются</text:span> под резинки чулков, тянут наружу, отпускают с нежданно громким шлепком под ха-ха-ха д-ра Блея, когда она подскакивает и тоже смеётся, стараясь не 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 </text:p>
      <text:p text:style-name="Text_20_body">На возвышенности, линия цилиндрических блоков предназначенных калечить заглох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text:span text:style-name="Emphasis">Операции Чёрное Крыло</text:span> и вероятности <text:span text:style-name="Emphasis">Schwarzkommando</text:span>, наблюдают своего волшебного негра, свой прототип, ни один не рискнёт выйти на лёд, сделать луп или другую фигуру перед этими детьми. </text:p>
      <text:p text:style-name="Text_20_body">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длинная замерзающая последовательность угасших звёзд, облачность отражается в остекленелом пляже почти белой…. </text:p>
      <text:p text:style-name="P49">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text:span text:style-name="T189">уме</text:span>ет полностью их найти. <text:span text:style-name="T189">С</text:span>леды <text:span text:style-name="T189">их </text:span>заполнились льдом и чуть позже были унесены в море. </text:p>
      <text:p text:style-name="P83"><draw:frame draw:style-name="fr1" draw:name="Image14" text:anchor-type="paragraph" svg:width="6.9252in" svg:height="0.3661in" draw:z-index="13"><draw:image xlink:href="Pictures/1000000000000B720000009B428C9716555D8079.png" xlink:type="simple" xlink:show="embed" xlink:actuate="onLoad" loext:mime-type="image/png"/></draw:frame></text:p>
      <text:p text:style-name="P78"><text:soft-page-break/>По тихому, скрытно от неё, камера следит как она движется, <text:span text:style-name="T191">пред</text:span>намеренно никуда, по комнатам, длинноногая, <text:span text:style-name="T191">с </text:span>подростков<text:span text:style-name="T191">ой</text:span> шир<text:span text:style-name="T191">иной</text:span> и присутуленность<text:span text:style-name="T191">ю</text:span> плеч, волосы не <text:span text:style-name="T191">вызывающе</text:span> голландские, нет, а <text:s/>собраны в модный взлёт вверх под старинную корону матового серебра, вчерашняя свежая завивка удерживает её очень светлые волосы наверху в сотне з<text:span text:style-name="T191">астывши</text:span>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text:span text:style-name="T191">из</text:span> <text:span text:style-name="T191">кратковременной</text:span> памяти, взрывы ракет далеко к югу и востоку иногда навещают небольшую квартиру, дребезжа не залитыми окнами, а только дверями в медленных триол<text:span text:style-name="T191">ьны</text:span>х и четверных подрагиваниях, словно несчастные духи, жаждущие общения, просят впустить их на секундочку, лишь прикоснуться.... </text:p>
      <text:p text:style-name="Text_20_body">Она в доме одна, кроме затаившегося оператора и Осби Фила, который на кухне готовит нечто загадочное из урожая грибов с крыши. У них блестящие красно-оранжевые шляпки над присобранными складками бледно-серой кисеи. Время от времени геометрия её неугомонности приводит её взглянуть в дверной проём на его ребяч<text:span text:style-name="T191">ь</text:span>ю возню с<text:span text:style-name="Emphasis"> Amanita muscaria </text:span>(потому что именно этот родственник ядовитого Ангела Убийцы занимает внимание Осби, или что там в нём считается внимание<text:span text:style-name="T191">м</text:span>)—и послать ему улыбку, выказать дружелюбность, но которая дл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text:span text:style-name="T191">в</text:span> его понятия<text:span text:style-name="T191">х</text:span> Континентальным) стилем, умом в её окаймлённых светлыми ресницами глазах, либо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 </text:p>
      <text:p text:style-name="Text_20_body">Но что это затеял юный Осби? Он тщательно выскабливает внутренность каждой грибной шляпки цвета персимона и измельчает остатки. Вы<text:span text:style-name="T191">дворе</text:span>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с огня и прокручивает в блендере Пирата. Затем он расстилает грибное пюре на тонкий жестяной противень. Вот он открыл духовку, азбестными хваталками вынимает оттуда другой противень, покрытый тёмной спёкшейся коркой,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text:span text:style-name="T192">крути</text:span>л из лакричной сигаретной бумаги Ризла. </text:p>
      <text:p text:style-name="Text_20_body">И как-т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же стоит она сейчас в дверях так неподвижно? словно <text:span text:style-name="T192">этот </text:span>кадр следовало остановить и продолжить ровно на столько, 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из кремниевых и замерзающих в сползании шлепках, безутешный, медленно разрушительный на средневековых <text:soft-page-break/>окнах, занавесил, как дым, дальний берег реки. Этот город на все свои исковырянные бомбами мили: эта нескончаемо опутанная жертва… кожа из отблескивающего шифера крыш, копоть на кирпиче в струях потока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риподнимает в извечном пожатии плеч.... С писком и металлическим трахом печка снова захлопывается, но для Катье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ье проходит перед окном и свет дождя, <text:span text:style-name="T192">просачиваясь</text:span> внутрь, превраща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 </text:p>
      <text:p text:style-name="P50"><text:span text:style-name="T192">За</text:span> отражени<text:span text:style-name="T192">я</text:span>, которые она видит в зеркале, Катье тоже удостаивается удовлетворённости оператора, но ей известно то, ч<text:span text:style-name="T192">его</text:span> он знать не может: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 <text:span text:style-name="T1">Der Kinderofen</text:span>. . . вспоминает как его зубы, длинные, жуткие, в прожилках ярко-коричневой гнили, когда он произносит эти слова, жёлтые зубы Капитана Блисеро, сет<text:span text:style-name="T193">оч</text:span>ка пятн<text:span text:style-name="T193">ист</text:span>ых трещин, а в его ночном дыхании, в тёмной печи его самого, навсегда <text:span text:style-name="T193">угнездившийся</text:span> шёпот разложения… Его зубы она вспоминает прежде остальных его черт, зубам в первую очередь достанется продукция Печи: т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text:span text:style-name="T193">на</text:span>тренированных ляжек к какому-либо гостю вечера, или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ье участвовала пассивно, связанная, с кляпом и накладными ресницами, служила в ту ночь живой подушкой для надушенных 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станет у неё расширяться, подобно цветению, в серии степеней без общего термина, бесконечно, непостижимо, но предсказуемо)… <text:span text:style-name="T199">одна </text:span>его фраза <text:span text:style-name="Emphasis">Padre Ignacio</text:span>, оборачивается испанским инквизитором в чёрных одеждах, коричневый горбатый нос, удушающий запах ладана + исповедник/палач + Катье и Готфрид, оба на коленях в темной исповедальне + дети из старинной сказки, на коленях, за<text:span text:style-name="T193">стывшие от</text:span> боли, пред Печью, перешёптываются тайнами, которые не могут высказать никому больше + ведьмацкая паранойя Капитана Блисеро, подозревающего их обоих, Катье, несмотря даже на её принадлежность к национал-социалистической партии Нидерландов + Печь, как слушатель/мститель + Катье на <text:soft-page-break/>коленях перед Блисеро в полном улёте, чёрный бархат и кубинские каблуки, его член стиснут невидимо <text:s/>кожаными плавками телесного цвета, поверх которых у него накладная пизда в соболином паричке, и то и другое ручная работа пресловутой <text:span text:style-name="Emphasis">Mme.</text:span> Офир в Берлине, поддельные лабии и ярко пурпурный клитор смоделированы из—мадам жалостливо оправдывалась дефицитом—синтетической резины и ещё <text:span text:style-name="T193">добавлен </text:span>Миполам, новый поливиниловый хлорид… крохотные кусочки лезвия бритвы топорщ<text:span text:style-name="T193">атся</text:span> из жизнеподобной розовой влажности, сотнями, о которые Катье, стоя на коленях, <text:span text:style-name="T193">приходится</text:span>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собачьего ошейника с торчащими шипами, мастурбируя метрономически, следуя командным окрикам Капитана Блисеро, <text:span text:style-name="T194">по всей</text:span> его светл<text:span text:style-name="T194">ой</text:span> кож<text:span text:style-name="T194">е</text:span> пятна послеполуденн<text:span text:style-name="T194">ого </text:span>блес<text:span text:style-name="T194">ка</text:span> синтетически оранжев<text:span text:style-name="T194">ого</text:span>, который она никогда прежде не увязывала с кожей, его член налившийся кровью монолит, задыхающийся рот слышен в тиши ковров, лицо его поднято не к кому-то из них, но как бы к чему-то на потолке, или к небу, которое потолки ему подмен<text:span text:style-name="T194">и</text:span>ли, с опущенными глазами, как он чаще всего их и держал—его лицо, возносясь, твердея, доходя, до того схоже с тем, что она всю жизнь видела в зеркалах, её собственный заучено манекенный взор, что ей пришлось <text:span text:style-name="T194">даже </text:span>сдержать дыхание, на минуту <text:span text:style-name="T194">по</text:span>чувств<text:span text:style-name="T194">овав</text:span> учащённое биенье <text:span text:style-name="T194">собственного</text:span> сердца, прежде чем обратить точно такой же взор к Капитану Блисеро. Тот в восторге. «Может быть»,– говорит он ей,– «я обстригу твои волосы». Он улыбается Готфриду:– «Может быть, оставлю, чтобы его отрас<text:span text:style-name="T194">та</text:span>ли». Унижение пойдёт на пользу пареньку по утрам в расположении, в строю его батареи возле <text:span text:style-name="Emphasis">Schußstelle 3</text:span>, где когда-то <text:span text:style-name="T207">неистово проносились </text:span><text:s/>лошади перед <text:span text:style-name="T207">бушующими </text:span><text:s/>лузерами, любителями скачек в старое мирное время—будет получать одно взыскание за другим, но оставаться под прикрытием Капитана от армейской дисциплины. Вместо которой, между запусками, невзирая на ночь или день, недосыпая, в неурочные часы, подвергаться личному<text:span text:style-name="Emphasis"> «Hexenzüchtigung»</text:span> <text:span text:style-name="T193">К</text:span>апитана. Однако, постриг ли ей Блисеро волосы? Теперь она уже не вспомнит. Помнится лишь, что пару раз она одевала форму Готфрида (волосы, конечно же, прятала под фуражку) и выглядела, вполне возможно, его двойником, проводя те ночи «в клетке», по правилам установленным Блисеро, а Готфриду пришлось одевать её шёлковые чулки, кружевной передник и капот, всё её нижнее и её кисею с ленточками. Но после ему всегда приходилось возвращаться снова в клетку. Так-то вот. Их Капитан не оставляет сомнений кто, из братика с сестричк<text:span text:style-name="T194">ой</text:span>, на самом деле прислуга, а кто откармливаемый гусь. </text:p>
      <text:p text:style-name="Text_20_body">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text:span text:style-name="T194">открыто</text:span> они не обсуждают это, похоже, Катье, Готфрид и Капитан Блисеро <text:span text:style-name="T194">пришли к соглашению</text:span>, что эта северная древняя форма, всем им известная и привычная—заблудившиеся дети, лесная баба-яга в съедобной <text:soft-page-break/>хижине, поимка, откорм, Печь—станет их охранительной рутиной, их убежищем от того, что никто из них не <text:span text:style-name="T195">в силах</text:span> выносить снаружи—Войну, абсолютную власть случая, их собственную жалкую случайность здесь, посреди всего…. </text:p>
      <text:p text:style-name="Text_20_body">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ье впервые увидела своего золотистого брата-дичь. По официальным слухам взорвалось <text:span text:style-name="T195">лишь</text:span> топливо и окислитель. Но Капитан Блисеро с трепе<text:span text:style-name="T195">тны</text:span>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text:span text:style-name="T195">ючено</text:span>—<text:span text:style-name="T195">за</text:span>част<text:span text:style-name="T195">ую</text:span> ракеты, <text:span text:style-name="T195">свихнувшись</text:span>, разворачиваются куда попадя с жутким ржанием в небе, разворачиваются и падают, каждая согласно своему <text:span text:style-name="T195">безумию</text:span>,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text:span text:style-name="Emphasis">Спитфайеры </text:span>с рёвом проносятся на бреющем 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военнослужащие. </text:p>
      <text:p text:style-name="Text_20_body">Это придаёт обертона игре, что слегка меняет свой тембр. <text:span text:style-name="T195">Ведь именно</text:span> ей, в какой-то неопределённый момент будущего, предстоит толкнуть Ведьму в Печь приготовленную для Готфрида. Поэтому Капитану следует <text:span text:style-name="T195">не исключать</text:span> возможность, что она британский шпион, или участница голландского подполья. Несмотря на все старания немцев, информация продолжает постоянно <text:span text:style-name="T195">доходить</text:span>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text:span text:style-name="Emphasis">Спитфайеры</text:span> могут ударить по электростанции, складу жидкого кислорода, по квартире командира батареи… это <text:span text:style-name="T195">щекотливый</text:span> вопрос. Почувствует ли Катье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text:span text:style-name="T196">исходные данные</text:span> о ней от людей Мусерата безупречны, ею выявлены три семьи замаскированных евреев, она регулярно посещает собрания, <text:s/>работает на курорте Люфтваффе в Шевенингене, где руководство считает её умелой и жизнерадостной, не отлынивает. Не так, как многие другие, что используют партийный фанатизм, скрывая недостаток способностей. Пожалуй, лишь как тень предостережения: её преданность не согрета чувством. У неё, кажется, есть личный интерес состоять в Партии. Женщина с каким-то математическим образованием и с резонами…. «Желайте перемены»,– сказал однажды Рильке,– «у пламени берите вдохновенье!» В лавр, в соловья, в ветер… желать быть вобранным, объять, рухнуть в пламя взвившееся, чтобы заполнить все чувства и… не любить, потому что нечем более… но быть безнадёжно в состоянии любви…. </text:p>
      <text:p text:style-name="Text_20_body"><text:soft-page-break/>Но это не про Катье: вот уж где никаких метаний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у Готфрида, но даже в традиционную мазохистскую форму французского производства, такую неподходящую к её высокой, длинноногой походке, к её блондинистости, её упрямым плечам похожим на крылья—она всего лишь играет, играет в участие в игре. </text:p>
      <text:p text:style-name="P51">Он ничего не может поделать. Посреди умирающего рейха, где приказы становятся бессильн<text:span text:style-name="T196">ее </text:span>бумаг<text:span text:style-name="T196">и</text:span> для них, она нужна ему, как и Готфрид, ремни и кожаный кнут, реальный в его руках, которые всё ещё могут чувствовать, нужны её вскрики, красные рубцы поперёк ягодиц мальчика, их рты, его член, пальцы рук и ног—целую зиму на это всё можно вполне положиться—ему трудно найти объяснение, но в глуб<text:span text:style-name="T196">ине</text:span> сердц<text:span text:style-name="T196">а</text:span> он верит, возможно только лишь теперь, в эту форму, из всех легенд и сказок, верит, что этот зачарованный дом в лесу уцелеет, что никакие бомбы никогда не упадут на него случайно, а только лишь по предательству, если Катье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вариант, <text:span text:style-name="T196">из</text:span> всех в<text:span text:style-name="T196">ероят</text:span>ных подталкивани<text:span text:style-name="T196">й</text:span> в железо Печи и последнее лето. Придёт, она придёт, его Судьба… пусть иначе—но она придёт… <text:span text:style-name="Emphasis">Und nicht einmal sein Schritt klingt aus dem tonlosen Los. . . .</text:span> 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Ни разу шаг его не <text:span text:style-name="T197">вызвал</text:span> эха <text:span text:style-name="T197">у</text:span> Судьбы безгласной.... Это он, Блисеро, взбирается на гору, как и взбирался почти уже 20 лет, задолго до того как принял <text:span text:style-name="T197">пыл</text:span> Рейха, со времён Юго-Запада… в одиночку. Какой бы плотью не пытался утихоми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text:span text:style-name="T197">из </text:span>форм Восточного фронта) в баре, на улице, в каком угодно тесном и неудобном костюме, тот безупречно реагировал на футбольный мяч, <text:span text:style-name="T197">когда</text:span> шутники, узнав его, <text:span text:style-name="T197">швыряли в него из</text:span> ниоткуда—бессмертное исполнение! один из тех импровизированных ударов, <text:span text:style-name="T197">до того</text:span> невозможно высоких, так чётко параболичных, мяч взмывает на мили вверх, чтобы <text:span text:style-name="T197">скользнуть</text:span> точн<text:span text:style-name="T197">ёхоньк</text:span>о меж двух высоких, фалличных электрических колонн Ufa-театра на Фридрихштрассе… он мог удерживать мяч на голове <text:span text:style-name="T197">вдоль</text:span> нескольк<text:span text:style-name="T197">их</text:span> кварталов напролёт, часами, ноги чётки, как поэтическая строка… Но только лишь качал головой, стараясь быть хорошим парнем, когда у него спрашивали, не в силах объяснить: «Ну, это... так получается… мускулы делают сами»—затем, припомнив выражение старого тренера—«это мускульное»,– улыбаясь прекрасной улыбкой и за это одно уже приз<text:span text:style-name="T197">ывник</text:span>, уже пушечное мясо, бледный свет бара <text:span text:style-name="T197">лоится</text:span> поперёк его коротко остриженного черепа—«это рефлексы, понимаешь… Не я… Просто рефлексы». Когда же начал<text:span text:style-name="T197">ась перемена</text:span>, для Блисеро тех дней, от похоти к жалости, <text:soft-page-break/>тупой как изумленье Рауханделя собственным даром? Он навидался этих Рауханделей, особенно после 39-го, <text:span text:style-name="T197">в которых таятся</text:span> не менее загадочны<text:span text:style-name="T197">е</text:span> гост<text:span text:style-name="T197">и</text:span>, чужак<text:span text:style-name="T197">и</text:span>, иногда не менее причудливы<text:span text:style-name="T197">е</text:span>, чем дар всегда оказываться там, где нет взрывов… кто-нибудь из <text:span text:style-name="T1">них</text:span>, это<text:span text:style-name="T200">го</text:span> сырь<text:span text:style-name="T200">я</text:span>, «<text:span text:style-name="T197">желают</text:span>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ведают, ничто не меняется кроме формы и паспортов, будут жить-поживать долго после его золы и газов ис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pan text:style-name="Emphasis">nicht wahr?</text:span> <text:span text:style-name="T198">Чересчур уж состарился</text:span>, грипп <text:s/>проходит не <text:span text:style-name="T198">так уже</text:span> быстро, живот может скрутить иногда на весь день, глаза ощутимо слепее с каждой <text:span text:style-name="T198">очередной</text:span> проверкой, слишком «реалистичен», чтобы избрать смерть героя, или даже солдатскую. Всё, чего ему хочется, это покинуть зиму, уйти в тепло Печи, в тьму железного убежища, дверь позади него в сужающемся прямоугольнике кухонного света со звяком захлоп<text:span text:style-name="T198">нулась бы</text:span>, навсегда. Всё прочее лишь любовная игра перед актом. </text:p>
      <text:p text:style-name="P82">Да, он думает, больше, чем следовало бы, и это его удивляет, о детях—об их мотивах. Он полагает, они что скорее всего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text:span text:style-name="T201">как выглядел</text:span> дом в лесу, сейчас искрошенный до сахарных крупинок, всё, что уцелело, это одна лишь неукротимая Печь, и пара деток, пик сладкой энергии позади, опять подступает голод, блуждания в зелёной непроглядности деревьев.... Куда им идти, где укрываться на ночь? Непредусмотрительность детей… и вежливый парадокс этого их Состояньица, основой которому всё та же Печь, <text:span text:style-name="T202">призванная</text:span> всё уничтожить.... Однако, всякий истинный бог должен быть и творцом, и разрушителем. Ему, воспитанному в христианской среде, трудно было постичь это до его путешествия на Юго-Запад, до его личного покорения Африки. Среди пыльных костров Калахари, под ширью прибрежного моря, огонь и вода, он учился. Мальчик Иреро, загнанный долгими мучительствами в ужас перед христианскими <text:span text:style-name="T202">прегрешениями</text:span>, духи шакалов, могучие европейские волки-оборотни, преследовали его, жаждая насытиться его душой, бесценным червячком, что живёт в его позвоночнике, теперь пытался загнать своих прежних богов в клетку, поймать в капканы из слов, выдать их, диких, парализованных, этому учёному белому, что так увлекался языками. Увозя в своём ранце экземпляр <text:span text:style-name="Emphasis">Duino Elegies</text:span>, только что из печати при его отправлении на Юго-Запад, подарок Матери на причале, запах свежей типографской краски кружил его голову по ночам, покуда старый пароход бороздил тропик за тропиком… пока созвездия, как новые звёзды над <text:span text:style-name="T208">Страной</text:span>-<text:span text:style-name="T202">Боли</text:span>, стали сов<text:span text:style-name="T202">с</text:span>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подавить Великое Восстание Иреро. Найти в глухих местах между Намибом и Калахари свою собственную верную родню, свой цвет ночи. </text:p>
      <text:p text:style-name="Text_20_body">Непроходимые пустоши камня палимого солнцем… многие мили каньонов заворачивающих в никуда, засыпанны<text:span text:style-name="T202">х</text:span> белым песком <text:span text:style-name="T202">по дну</text:span>, что оборачивается холодно синим в протяжённости дней… мы сотворить Нджамби Карунга сейчас, омахона… шёпот над горящими ветвями колючек, где этот немец заклинает прочь энергии окружившие свет костра своей тонкой <text:soft-page-break/>книжицей. Он встревоженно вскидывает взгляд. Мальчик хочет ебтись, но он использует слово обозначающее бога на языке Иреро. Необычный холод пронял белого человека. Он верит, как и Рейнское Миссионерское Общество, в богохульство. Особенно тут в пустыне, г<text:span text:style-name="T202">д</text:span>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ены всего одним лишь мигом от вещей, которые они обозначают, Риск при натягивании мальчика под отголоски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тянутся над их телами). </text:p>
      <text:p text:style-name="Text_20_body">Что я сотворил из него? Капитан Блисеро знает, что на данный момент африканец посреди Германии, в глубине Гарца, и что на случай если Печь захлопнется за ним в эту зиму, ими уже сказано прощальное <text:span text:style-name="Emphasis">auf Wiedersehen</text:span>.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ается достаточный кусок неба для подъёма ракеты. <text:span text:style-name="Emphasis">Bodenplatte</text:span>—бетонная плита положенная на обрезки стали—уложена на землю между трёх деревьев с пометками <text:span text:style-name="T202">для</text:span> обеспеч<text:span text:style-name="T202">ения</text:span> точно<text:span text:style-name="T202">го</text:span>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 </text:p>
      <text:p text:style-name="Text_20_body">Два гвоздя вбиты в дерево в центре креста, Рядом с одной из намалёванных отметок, на западном из деревьев, кто-то нацарапал на коре остриём штыка <text:span text:style-name="Emphasis"><text:span text:style-name="T83">in hoc signo vinces</text:span></text:span><text:span text:style-name="T83">.</text:span> Никто на батарее не признаётся, что сделал это. Наверное, работа подпольщиков. Но приказа убрать не было. Бледно-жёлтые верхушки обрезанных комлей проглядывают вокруг <text:span text:style-name="Emphasis">Bodenplatte</text:span>, свежие щепки 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text:span text:style-name="T202">л</text:span>ландской линии на 380 вольт. <text:span text:style-name="Emphasis">Erwartung. . . </text:span>. </text:p>
      <text:p text:style-name="Text_20_body">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ье с Готфридом, стали короче и ценнее с ускорением темпа пусков. Хотя мальчик <text:soft-page-break/>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 </text:p>
      <text:p text:style-name="P101"><text:span text:style-name="Emphasis">Bringt doch der Wanderer auch vom Hange des Bergrands nicht eine </text:span></text:p>
      <text:p text:style-name="P101"><text:span text:style-name="Emphasis">Hand voll Erde ins Tal, die alle unsägliche, sondern ein erworbenes </text:span></text:p>
      <text:p text:style-name="P101"><text:span text:style-name="Emphasis">Wort, reines, den gelben und blaun Enzian.</text:span> </text:p>
      <text:p text:style-name="P52"/>
      <text:p text:style-name="Text_20_body">– Омухона… посмотри на меня. Я красный и коричневый… чёрный, омухона. </text:p>
      <text:p text:style-name="Text_20_body">– <text:span text:style-name="Emphasis">Liebchen</text:span>, <text:span text:style-name="T203">тут</text:span>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такие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 text:style-name="Emphasis">запредельное</text:span> было чем-то воздыхающим, шевелящимся, всегда под его словами, чем-то, что уже тогда могло видеть ужас предстоящего времени, <text:span text:style-name="Emphasis">по крайней мере </text:span>настолько же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ье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text:span text:style-name="T203">в</text:span>, в созвездии тёмных светил, которому никто, ни один анти-Рильке, никогда не дал имени...)—но 1944 слишком поздно, чтоб это имело хоть какое-нибудь значение. Подобные симметрии довоенная роскошь. Ему уже не о чем пророчествовать. </text:p>
      <text:p text:style-name="Text_20_body">Менее всего о её нежданном вы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Возможно ли поправить? Перевести в новую форму, большего соответствия… лучник и его сын, и сбивание яблока… да, и Война в роли короля-деспота… ещё можно как-то спасти, починить перемен<text:span text:style-name="T203">ой</text:span> ролей, незачем бросаться наружу где… </text:p>
      <text:p text:style-name="P53">Готфрид, в клетке, наблюдает как она сбрасывает её путы и уходит. Светлый и стройный, волосы на его ногах заметны лишь в солнечном свете, да и то как тончайшая невесомая сеточка золота, по его векам уже потянулись странные юно/старческие отметки, расцветают, в глазах настолько редкостная синь, что в некоторые дни, зависимо от погоды, слишком глубока для этой миндалевидной каймы, синь сочится, истекает, чтобы осветить всё юное лицо, девственная <text:soft-page-break/>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text:span text:style-name="T203">К</text:span>апитан спросит, он расскажет что видел. Готфрид и раньше видел как она уходила тайком, есть слухи, что она с подпольщиками, что влюбилась в Швенингене в пилота юнкерса.... Но она должна любить <text:span text:style-name="T203">К</text:span>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еудержимое приближение поворота, который ты должен взять в управляемом заносе, <text:span text:style-name="T1">пронеси</text:span>, набирая скорость до последнего возможного момента, <text:span text:style-name="T1">пронеси</text:span> его единственная молитва на ночь. Опасность, которая, как он думает, нужна ему, всё ещё у него надуманная: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только видел как длинные, обвисающие мешки грузят вдалеке на ядовито-серые грузовики, фары прорезают туман… но при осечке, когда ракеты пытаются свалиться на тебя, те, кто запускал их, и вы, все двенадцать, втиснули свои тела в прорезь узкой траншеи, ожидая в п<text:span text:style-name="T36">о́</text:span>том пропахшей шерсти, сдерживая напряжённый смех, <text:span text:style-name="T204">а </text:span>ты думаешь только—будет что рассказать в столовой, написать домой к <text:span text:style-name="Emphasis">Mutti....</text:span> Эти ракеты у него любимые звери, едва приручённые, часто непослушные, даже могут развернуться. Он любит их, как любил бы лошадей или танки Тигр, если б туда призвали. </text:p>
      <text:p text:style-name="Text_20_body">Здесь он чувствует, что пронесло, тут легко. На что мог бы он надеяться без Войны? Но участвовать в <text:span text:style-name="Emphasis">таком</text:span> приключении… <text:span text:style-name="Emphasis">Если ты не можешь петь, Зигфрид, ты всё же можешь нести копьё…</text:span> На каком горном склоне, от какого загорелого любимого лица слышал он эти слова? Всё, что ему запомнилос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Но у него это связано с концом Вой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члена сунутого в его покорный рот, жалящий хлыст, отражение его лица, когда целует ботинки капитана, их блеск испятнан, подпорчен солидолом, маслом, 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text:span text:style-name="Emphasis">сука </text:span>произнесённое особым тоном голоса вызывает у него эрекцию, которую он не может подавить—боится, что, хоть и не осуждён и проклят, он стал сумасшедшим. Вся батарея знает об этом: хотя они все подчиняются <text:span text:style-name="T205">К</text:span>апитану, это видно по их лицам, он чувствовал это в подёргиваньях стальной ленты рулетки, по тому, как вплёскивали суп в его тарелку в столовой, толкали локтем его правы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text:span text:style-name="T205">К</text:span>апитана в полуметре, над шёлком серебряных складок, слабые глаза уставились точно как его <text:soft-page-break/>собственные, бакенбарды, о которые приходится тереться щеками, рыдая, пытаясь пересказать какая она было, как смотрела на него…. </text:p>
      <text:p text:style-name="Text_20_body">Капитан видел её, конечно же. А кто нет? В виде утешения он может сказать ребёнку: «Она настоящая. Ты тут ни при чём. Ты должен понять, что она тебя хочет. Незачем просыпаться с криками и меня будить». </text:p>
      <text:p text:style-name="Text_20_body">– Но если она <text:span text:style-name="T1">вернётся</text:span>— </text:p>
      <text:p text:style-name="Text_20_body">– Подчинись Готфрид. <text:span text:style-name="T1">Сдайся полностью</text:span>. Рас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ему, на тот момент невинному рту, терять…. </text:p>
      <text:p text:style-name="Text_20_body">Но мальчик продолжает плакать. Катье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text:span text:style-name="T1">том</text:span>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ье покидает игру навсегда, он молчит. </text:p>
      <text:p text:style-name="Text_20_body">Блисеро сыплет проклятьями в её адрес. Швыряет подставку для обуви в дорогую картину тер Борха. Бомбы падают западнее в Хаагше Бош. Ветер дует, подёрнув рябью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может случиться в любую минуту! Все сидят кружком, пьют <text:span text:style-name="T1">Оude Genever</text:span>, и чистят сыры. Рассказывают истории, в основном смешные, из до-Войны. К рассвету все упились и спят. Восковая кожура устилает пол словно листья. Никакие <text:span text:style-name="Emphasis">Спитфайеры </text:span>не налетали. Но позже утром <text:span text:style-name="Emphasis">Schußstelle 3</text:span>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text:span text:style-name="T205">н</text:span>о-лиловом, ниже колен, на один размер великовато, безвкусица. Её последнее переодевание. В дальнейшем она станет Катье. Она обязана лишь Капитану Прентису. Все остальные—Пит, Вим, Барабанщик, Индеец—её бросили, посчитали мёртвой. Или же это ей предупреждение, что— </text:p>
      <text:p text:style-name="P54">– Извини, но нет, пуля нам понадобится.– 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вот так их последнюю встречу, он извёл на технические 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выведенный, наконец, за свой порог, но она любила его до этого… наверное, да…. </text:p>
      <text:p text:style-name="Text_20_body"><text:soft-page-break/>Сейчас она для них ничто. Им нужна была <text:span text:style-name="Emphasis">Schußstelle 3</text:span>. Она давала им всё, но находила причины не указывать местоположение ракетной площадки <text:span text:style-name="T205">К</text:span>апитана, и теперь слишком много сомнений насчёт вескости бывшей причины. Да, местоположение часто менялось. И невозможно было продвинуть её ближе к источнику решений: это её, лишённое выражение лицо прислуги склонялось над их шнапсами и сигарами, над картами, в кофейных круглых отпечатках, <text:span text:style-name="T206">расстеленными</text:span>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ы на восток—хотя погоди, она же больше, чем отработала, не так ли, за эти месяцы в Шевенингене? <text:span text:style-name="T206">То</text:span> были дети, нервные, одинокие, что так любили говорить про лоцманов и моряков, а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радиусы поворота, настройка питания, радио частоты, сектора, расписание перелётов—это же всё она, нет? Чего же ещё от неё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авливаться к взрослому миру. Лучше всего, что массовая смерть является стимулом для простых людей, маленьких челове<text:span text:style-name="T206">ч</text:span>ков, ухватить кусок от этого Пирога, пока они ещё тут, и заглотать его. 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Абсолютно, как и сигареты, пизда, или шоколад Хёрши. К тому же в евреях имеется элемент вины, либо шантажа в будущем, что <text:span text:style-name="T206">склоняет</text:span>, ессесн, в пользу профессионалов. Так что эта Катье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ными, под тёмными, пахнущими мягким деревом ступенями лестничных клеток, крутых, как приставные лестницы, на лодочном причале у замасленной набережной, рядом с кошкой, что опустила взгляд своих янтарных глаз, в блоке старых квартир и с дождём снаружи, с древний пулемётом <text:span text:style-name="Emphasis">Schwarzlose</text:span>, раствор разобран и <text:span text:style-name="T206">вокруг</text:span> масляный насос, россыпью по пыльной комнате—который всякий раз встречал её как лицо работавшее с другими, кого он знал лучше, она оставалась на краях каждого задания, но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не знал, до этой встречи рядом с мельницей именуемой «Ангел». </text:p>
      <text:p text:style-name="Text_20_body">Она рассказала ему отчего одна—более, менее—почему никогда не сможет вернуться туда, где лицо её всё ещё, нарисованное на холсте, висит среди остальных уцелевших, в доме неподалёку от Дуиндингта, наблюдавших игру в Печь—столетия минуют, как пурпурные тучи, затемняя <text:soft-page-break/>бесконечно малый слой лака между нею и Пиратом, прикрывая её щитом безмятежности, так нужной ей, классической отстранённости… </text:p>
      <text:p text:style-name="Text_20_body">– 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 </text:p>
      <text:p text:style-name="Text_20_body">– Не знаю. Куда мне будет лучше? </text:p>
      <text:p text:style-name="Text_20_body">– «Белое Посещение».– Предлагает Пират. </text:p>
      <text:p text:style-name="Text_20_body">– «Белое Посещение» неплохо,– сказала она и ступила в пустоту…. </text:p>
      <text:p text:style-name="Text_20_body">– 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 </text:p>
      <text:p text:style-name="Text_20_body">– 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Белом Зомби, самый первый фильм, из всех что видел Осби и, в определённом смысле, последний в его Полном Списке Всех, включая <text:span text:style-name="T1">Сына Франкенштейна, Чокнутые Летят в Рио</text:span> и, возможно, <text:span text:style-name="T1">Дамбо</text:span>.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 </text:p>
      <text:p text:style-name="Text_20_body">– Нет,– поскольку Пират не разобрал тут что Осби вообще там говорил,– не «конечно, ты сошёл с ума» это не про то совсем.… </text:p>
      <text:p text:style-name="Text_20_body">– А что?– спрашивает Пират, когда пауза Осби затянулась дольше минуты. </text:p>
      <text:p text:style-name="Text_20_body">– А?– грит Осби. </text:p>
      <text:p text:style-name="Text_20_body">Пират передумал, вот что. Он вспоминает, что Катье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получается соотнести с самим кристаллом. Ну, действительно, почему она покинула <text:span text:style-name="Emphasis">Schußstelle 3</text:span>? Нам никогда не говорят почему. Но иногда, участникам игры, в затишье или в кризис, напоминают что к чему, играй, в конце концов, по настоящему—и больше уже не вздумай выкидывать такие номера.... Не обязательно, чтобы случилось резко, с показухой—может и мягко накатить—и неважно какой счёт, сколько зрителей, какая их коллективная воля, сколько пенальти могут назначить они, или Лига, игрок, постепенно приходя в себя, возможно даже с упрямой походкой и пожимом плечей молодого отщепенца как у Катье, скажет, на хуй, и бросит игру, бросит и всё тут.... </text:p>
      <text:p text:style-name="Text_20_body">– Хорошо,– продолжает он в одиночку, Осби затерялся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Все <text:soft-page-break/>остальные в Фирме пользуются Стеном, знаете ли. Мендоза весит в три раза больше, никто даже не видал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сам знаш, чё ни возьми, всё чем-то лучче, а чем-то не,– ностальгия в его прямом спуске, типа, Льюиса, и возможность снять ствол в следующую же секунду (когда-нибудь пробовал снять ствол Стена?), и курок с бойками с двух сторон, на случай если один сломается….– Ну, и что, если тяжелее? Это моя причуда. Мне вес без разницы, иначе не вытаскивал бы девушку обратно, так? </text:p>
      <text:p text:style-name="Text_20_body">– Я не твоя подопечная.– Статуя в узорном бархате винного цвета от шеи до запястий и щиколоток, и как давно, джентльмены, она наблюдает из той тени? </text:p>
      <text:p text:style-name="Text_20_body">– О,– Пират становится простачком,– я за тебя отвечаю, знаешь ли. </text:p>
      <text:p text:style-name="Text_20_body">– Счастливая парочка!– взревел вдруг Осби, принимая ещё одну щепоть миндаля, как понюшку, глаза закатываются, белки как горы в миниатюре. И тут же громко расчихался по всей кухне, наблюдая невероятное явление: они оба оказались в одном поле зрения. Лицо Пирата темнеет в замешательстве, Катье не меняется, половина облита светом из соседней комнаты, половина в аспидной тени. </text:p>
      <text:p text:style-name="Text_20_body">– Значит, мне надо было тебя там бросить?– И когда она лишь сжала губы, с раздражением:– Или ты думаешь тут кто-то обязан был тебя вытаскивать? </text:p>
      <text:p text:style-name="Text_20_body">– Нет.– Это её достало. Пират спросил потому лишь, что начал подозревать, неясно, любое количество таких Тут Кто-То. Но для Катье долг это то, что надо стереть. Её давний, неуловимый недостаток—она хочет пересекать моря, объединять страны между которыми отсутствует возможный курс обмена. Её предки пели, на Средне-Голландском: </text:p>
      <text:p text:style-name="P103">ic heb u liever dan ên everswîn, </text:p>
      <text:p text:style-name="P102"><text:span text:style-name="T1">al waert van finen goude ghewracht</text:span> </text:p>
      <text:p text:style-name="P55"/>
      <text:p text:style-name="Text_20_body">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потратил тринадцать лет, 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тянул курок, не сводя глаз с расплывчатого уродства, покуда рядом в медленном подобии, смоченный в вине, стиснутый челюстями змия, спускался красновато тлеющий цвет, опаляя жаром щёку, словно моё личное маленькое светило, писал он домой своему старшему брату Хендрику, повелитель моего Знака... приоткрывал замок с зарядом пороха загороженный другой рукой—вспышка на затравной полке под фитилём и громкий выстрел отдавался эхом среди крутых скал, отдача била прикладом в его плечо (натёртая кожа там поначалу покрывалась водянками, но затвердела и обмозолилась после <text:soft-page-break/>первого лета). И тупая неуклюжая птица, не сотворённая летать или быстро бегать—на что они вообще годятся?—теперь неспособная даже увидеть своего убийцу, вскинувшись, брызжа кровью, с квохтаньем умирала…. </text:p>
      <text:p text:style-name="Text_20_body">Дома брат просматривал его письма, некоторые свежие, другие подмоченные морем или выцветшие, за несколько лет кряду, доставленные все разом—мало что в них понимая, торопясь провести день как обычно, в садах и теплице со своими тюльпанами (царящее сумасшествие тех времён), особенно новая разновидность названная именем его теперешней любовницы: кроваво-красные с тонкой пурпурной татуировкой… «Недавно прибывшие все носят новомодные мушкеты… но я всё не расстаюсь со своим старым фитильным замком… разве не заслуживаю такое неуклюжее оружие для неуклюжей дичи?» Но Франц так и не написал что удерживало его там среди зимних циклонов, забивавшего ствол кусками старой униформы следом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 </text:p>
      <text:p text:style-name="Text_20_body">Он оставляет додо гнить, его воротит от их мясо. Обычно, охотился он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м в его теплице, весь остров его тюльпаномания. Голоса—у него бессоница, южные звёзды слишком густы, чтоб складываться в созвездия, сбиваются в лица и в существа из мифов более несусветных, чем додо—бормочут слова спящих, напевно, в дуэтах, хором. Ритмы и тембры голландские, но без какого-либо явного смысла. Кроме того, они, как ему кажется, предупреждают о чём-то… бранят, выходят из себя, что ему не доходит. Однажды он просидел весь день, уставясь на единственное белое яйцо додо в гамаке из травы. Место было слишком удалённое, 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м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уда не узрит на миг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вскинуто на правое плечо. </text:p>
      <text:p text:style-name="Text_20_body">Когда одиночество начало доводить его до подобных ситуаций, он чаще всего возвращался в поселение и присоединялся к отряду охотников. Пьяные, охваченные общей истерикой недорослей, в ночных вылазках они сразу начинали палить во что попало, в вершины деревьев, в <text:soft-page-break/>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 </text:p>
      <text:p text:style-name="Text_20_body">Эта безумная ватага были лишь лузерами, что прикидывались расой избранных Богом. Колония, компания, умирали—как эбонитовые деревья, которые они обдирали с острова, как насчастный вид животных, которых они стирали с лица земли. К 1681 году <text:span text:style-name="Emphasis">Didus ineptus</text:span> исчезнут, к 1710 исчезнет и последний поселенец на Маврикии. Компания там продержится на срок одной человеческой жизни. </text:p>
      <text:p text:style-name="Text_20_body">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символизм которого они понимали. </text:p>
      <text:p text:style-name="Text_20_body">Но если они были избраны придти на Маврикий, почему они стали также избранниками для провала и ухода восвояси? Это избранность или скороминущесть? Они Избранные, или они Былое и обречены так же, как и додо? </text:p>
      <text:p text:style-name="Text_20_body">Франц не мог знать, что за исключением пары-другой на острове Воссоединения, это были единственные додо во всём Творении и что он содействовал уничтожению расы. Но иногда масштабы и дикость охоты доходили таки и тревожили его сердце. «Если бы 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ем приостанов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 </text:p>
      <text:p text:style-name="Text_20_body">Вот, и в этом вся суть. Отсутств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Восстоя тысячами на берегу, светящийся профиль рифа на воде позади них, его прибой единственный звук утра, вулканы отдыхают, ветер утих, осенний восход осыпает стеклянисто глубоким светом всех их… они пришли из своих гнёзд и птичьих базаров, из-за потоков вырывающихся из туннелей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 <text:span text:style-name="T1">Ибо, поскольку есть они твореньями Господа, имеющими дар разумного общения, признающими, что лишь в Слове Его возможно найти жизнь вечную.</text:span>.. И в глазах додо <text:soft-page-break/>стоят слёзы счастья. Они братья отныне, они и люди, что их избивали, братья во Христе, они мечтают быть сейчас рядом с младенцем на его насесте в конюшне, смотреть на него и любоваться его бесценным лицо ночь напролёт…. </text:p>
      <text:p text:style-name="Text_20_body">Вот наичистейшая форма европейского прогресса.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обернувшиеся бледными крупицами снега, если не ради таких моментов, как этот: маленькие обращённые, всех не вобрать одним взглядом, такие кроткие, настолько верящие—как может чей-то зоб стиснуться в страхе, как может раздаться квохтанье отступника в присутствии нашего клинка, нашего непременного клинка? Повящённые, теперь они будут кормить нас, посвящённые останки их и помёт будут удобрять наши урожаи. Мы говорили им о «Спасении»? Мы имели в виду вечную жизнь во Граде? Жизнь вечную? Рай земной восстановлен, вернуть им их остров каким он был? Может быть. Всегда думаем о братьях меньших, коими мы благословенны среди наших прочи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 </text:p>
      <text:p text:style-name="Text_20_body">Франц может рассматривать обе версии, чудо и охота на протяжении столь долгих лет, что всех он уж теперь и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text:span text:style-name="T213">такая </text:span><text:span text:style-name="T12">у него</text:span> была <text:s/>причуда….» </text:p>
      <text:p text:style-name="Text_20_body">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всего лишь капельку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вовсе, а льют такой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по холоду вдоль магазинов, как будто прозвучала наконец безкрайняя сирена, свет, пронзающий холодом неизведанные каналы множества улиц, переполненный лондонскими скворцами, что миллионами слетаются к расплывчатым каменным пьедесталам, к пустеющим площадям и великому коллективному сну. Они летят колцами, концентрическими кольцами на экранах радаров. Операторы называют их «ангелами». </text:p>
      <text:p text:style-name="Text_20_body"><text:soft-page-break/>– Он за тобой увязался,– Осби затягивается мухоморной сигаретой. </text:p>
      <text:p text:style-name="Text_20_body">– Да,– Пират инспектирует края сада на крыше, недовольный в закате,– но совсем не хочется в это верить. Хватит с меня и того… </text:p>
      <text:p text:style-name="Text_20_body">– И что ты думаешь про неё, вообще. </text:p>
      <text:p text:style-name="Text_20_body">– Кто-то сможет её использовать, я так думаю,– прийдя к этой мысли вчера, на станции Чаринг-Крос, когда она уезжала в «Белое Посещение».– Нежданная прибыль кому-то. </text:p>
      <text:p text:style-name="Text_20_body">– А тебе известно что они там надумали? </text:p>
      <text:p text:style-name="Text_20_body">Только то, что они замышляют что-то с использованием гигантского осьминога. Но в Лондоне никто ничего определённого не знает. Даже в «Белом Посещении» суета нежданной суматохи,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сё выжатое из него уговорами или внушениями самого фон Гёля, когда-то дружного с и по прежнему равного Лангу, Пабсту, Любичу, с недавних пор замешанного в дела энного количества правительств в изгнании, в колебание валют, в учреждения и прекращения существований удивительнейшей сети рыночных операций, на которые закрывают глаза, перемаргивают дальше по всему воюющему континенту, даже когда пожарные расчёты с воем мчат по улицам, а огненный смерч уносит кислород в небо и клиенты валяются, задохнувшиеся как клопы в присутствие ДДТ… однако, коммерция нисколько не умалила 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непременно заснятые сквозь сосны, снег, под удалённым углом, чтобы не выдавалось английское месторасположение), остальные, достаточно чёрнолицые, призваны на день, вся шара забавляется, м-р Пойнстмен, Мехико, Эдвин Трикл, и Ролло Грост, постоянный нейрохирург ОИА Аарон Тростер, все играют чёрных ракетчиков вымышленной<text:span text:style-name="Emphasis"> Schwarzkommando</text:span>—даже Майрон Грантон на роли без слов, смазанный статист как и все остальные. Продолжительность фильма три минуты 25 секунд из двенадцати кусков. Плёнку состарят, добавят малость плесени и зернистости и перебросят в Голландию, чтобы стала частью «остатков» поддельной стартовой площадки ракет в Рийксвийкше Бош. Потом голландской сопротивление совершит «налёт» на эту площадку, производя много шума, оставляя отпечатки шин и следы поспешного бегства. Армейский грузовик будет распотрошё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pan text:style-name="Emphasis">Schwarzkommando</text:span> и эта катушка плёнки, которую можно просматривать всего три минуты 25 секунд. Фон Гёль, твердея лицом, объявляет это величайшей из своих работ. </text:p>
      <text:p text:style-name="Text_20_body">«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положить с его тогдашней точки зрения». </text:p>
      <text:p text:style-name="Text_20_body"><text:soft-page-break/>В «Белом Посещении», из-за беспорядочного финансирования, всего один кинопроектор. Каждый день, около полудня, когда люди из <text:span text:style-name="Emphasis">Оперции Чёрного Крыла</text:span> заканчивают смотр своих фальшивых афро-чёрных ракетные войска, Вибли Силвернейл приходит унести проектор обратно по холодным коридором потёртого дерева в крыло ОИА,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преднамеренно никуда по комнатам, длинноногая, с подростковой шириной и присутуленностью плеч, волосы не вызывающе голландские, нет, а собраны в модный взлёт вверх под старинную корону матового серебра.... </text:p>
      <text:p text:style-name="P84"><draw:frame draw:style-name="fr1" draw:name="Image15" text:anchor-type="paragraph" svg:width="6.9252in" svg:height="0.3661in" draw:z-index="14"><draw:image xlink:href="Pictures/1000000000000B720000009B428C9716555D8079.png" xlink:type="simple" xlink:show="embed" xlink:actuate="onLoad" loext:mime-type="image/png"/></draw:frame></text:p>
      <text:p text:style-name="P79">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 </text:p>
      <text:p text:style-name="Text_20_body">Вот и выпустили Слотропа на волю, снова гуляет, блядь, последний шанс имел уйти на дембель, типа как чокнутый, да он его прошлёпал…. Чего ж не придержали его в той палате сдвинутых сколько собирались—говорили ж на пару недель? Никаких объяснений. Просто «Приветики!» и залупай отсылает его обратно в тот же ТОТСССГ. Парнишка из Кеноши, Крочмен, западопроходец, и его приятель Ваппо составляли весь его мир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 </text:p>
      <text:p text:style-name="Text_20_body">Но что-то не так… что-то... поменялось… не хочу скулить, братаны, но—ну, например, он мог почти поклясться, что за ним следят, или по крайней мере подглядывают. Некоторые из хвостов очень ск<text:span text:style-name="T209">о</text:span>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text:span text:style-name="T209">е</text:span>, ни цвет ни модель пока что не засветились, но что-то постоянно присутствует в маленькой рамочке, довело до того, что начал оглядываться на другие машины, выезжая по утрам на работу. Вещи на его столе в 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гда кто-то, кто старается не говорить, не шелестеть бумагой, не смеяться слишком громко: Слотроп достаточно бывал в кино, чтобы враз усечь такую аномалию. </text:p>
      <text:p text:style-name="Text_20_body">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еста где хвосты не смогут идти следом. Однажды сворачивает он в узкую улочку, вся из кирпича и продуктовых лотков, и слышит как его зовут по имени—и, опаньки!.. тут она и подходит, блондиновые <text:soft-page-break/>волосы вразлёт, белые танкетки постукивают по мостовой, клёвая чува в форме медсестры, а зовут её, э-э, ну, а—Дарлин. Она работае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 </text:p>
      <text:p text:style-name="Text_20_body">– Ты вернулся! Ах, Тайрон, ты вернулся,– слезинка или две, они оба в приседе, подбирают цитрусовые, шелестит накрахмаленное хаки платье, даже пара пришмыгиваний от не совсем уж не сентиментального носа Слотропа. </text:p>
      <text:p text:style-name="Text_20_body">– Это я, милая… </text:p>
      <text:p text:style-name="Text_20_body">Колея шин в слякоти обернулась жемчугом, мягким жемчугом. Чайки медленно кружат на фоне высоких безоконных кирпичных стен района. Квартира м-с Квод вверх по трём тёмным лестничным маршам, с куполом 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На вид достаточно здорова. Хотя на столе её скомканный платочек из шифона: перистые пятна крови извилинами так и сяк, как узорчик из цветов. </text:p>
      <text:p text:style-name="P56">– Вы заходили, когда у меня была банальная лихорадка,– вспоминает она Слотропа,– мы в тот день заварили чай из полыни.– Ну, конечно, сейчас даже <text:span text:style-name="T209">и </text:span>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а комната продолжала напоминания: в какой-то части того, кем уж он там был внутри, она соизволила остаться, сберегалась <text:span text:style-name="T210">себе спокойненько</text:span>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text:s/>в золочёных, припорошённы<text:span text:style-name="T210">х</text:span> подступающей ночью, рамочках на каминной доске, где в прошлый раз дикие астры приветствовали из перепутаницы в маленькой вазе сервского фарфора, которую она <text:span text:style-name="T210">и</text:span> Остином нашли давны<text:span text:style-name="T210">м</text:span>-давно <text:span text:style-name="T210">когда-то </text:span>в магазине на Вардор-Стрит…. </text:p>
      <text:p text:style-name="Text_20_body">– Он был моим здоровьем,– часто повторяет м-с Квод,– с тех пор как он умер, мне пришлось стать окончательной ведьмой, из чистого самосохранения.– Из кухни доносится запах свеженарезанны<text:span text:style-name="T210">х</text:span> и выжатых лимонов. Дарин часто входит и выходит из комнаты, ищет разные ботанические добавки, спрашивает куда подевалась тряпочка для сыра.– «Тайрон помоги мне снять ту—нет рядом, высокая банка, спасибо милый»,— 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А теперь»,– засияла она к Слотропу,– «Вот: винные желе. Они довоенные». </text:p>
      <text:p text:style-name="P56"><text:soft-page-break/>– Теперь я вспомнил вас—леди со связями в Министерстве Снабжения!– Но он знает, по прошлому разу, никакая галантность ему не поможет. После того визита он написал домой к Налин: «Англичане малость странные в том, что касается какие вещи на вкус, Мам. Они не такие как мы. Наверно это из-за климата. Им нравится такое, на что и не подумал бы никогда. Иногда просто желудок выворачивает. Недавно я угостился тем, что у них называется «винное желе». Для них это конфета, Мам! Придумай как скормить одну из них Гитлеру и война кончится завтра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 </text:p>
      <text:p text:style-name="Text_20_body">– И ещё капельку ментола,– м-с Квод закладывает в рот одну.– Прелесть. Слотроп наконец выбрал одну с барельефом<text:span text:style-name="Emphasis"> Lafitte Rothschild </text:span>и отправляет в свой целовальник: «О, да. Да. Ммм. Великолепно.» </text:p>
      <text:p text:style-name="Text_20_body">– Если вы хотите что-то совсем особенное, попробуйте Бернкаслер Докторский. О! Не вы ли мне принесли тогда те миленькое американские штучки, слизистый вяз. </text:p>
      <text:p text:style-name="Text_20_body">– Скользкий вяз. Какая жалость, они вчера кончились. </text:p>
      <text:p text:style-name="Text_20_body">Входит Дарин с горячим чайником и тремя чашками на подносе. </text:p>
      <text:p text:style-name="Text_20_body">– Что тут?– Слотроп малость поспешно. </text:p>
      <text:p text:style-name="Text_20_body">– Тебе лучше не знать, Тайрон. </text:p>
      <text:p text:style-name="P59">– Это точно,– после первого глотка, жалея, что мало она добавила лимонного сока, или хот<text:span text:style-name="T210">я бы</text:span> чего-нибудь, чтоб снять основной вкус, убийственно горький. Эти люди и впрямь сумасшедшие. И без сахара, есе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text:span text:style-name="T210">совсем</text:span> вовремя: «О, я думала мы от <text:span text:style-name="T1">всех тех</text:span>—«Жильберт &amp; Саливан неподдельное наслаждение»—избавились <text:span text:style-name="T13">пару лет</text:span><text:span text:style-name="T1"> назад</text:span>»,– как раз в тот в момент, когда Слотроп распробовал тягуче-жидкую сердцевину со вкусом майонеза и корок апельсина. </text:p>
      <text:p text:style-name="Text_20_body">– Вы забрали последнюю из моих Мармеладный Сюрпризов!– вскрикивает м-с Квод, с быстротой фокусника доста<text:span text:style-name="T210">ёт</text:span> сладость в форме яйца мягко зелёного цвета, всю усыпанную лавандовым типографским шрифтом.– И за это не получите ни одной кремовой рабарбы.– И вся та штука исчезает в её рту. </text:p>
      <text:p text:style-name="P57">– Так мне и надо,– говорит Слотроп, удивляясь что это он хотел этим сказать, прихлёбыва<text:span text:style-name="T210">ет</text:span> чай из трав, чтобы снять вкус конфеты из майонеза—чёрт! и это было ошибкой, точно, потому что его рот снова наполняет жуткая алкалоидная разруха, аж до самого мягкого нёба, где она и осела. Дарлин, сочувственная <text:span text:style-name="T210">Голуб</text:span>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дохрустывая понимает, ёбаный идиот, что опять нарвался, по языку разливается самая жуткая кристаллиновая концентрация, Боже, наверн<text:span text:style-name="T210">яка</text:span> это <text:span text:style-name="T210">чистая</text:span> нитритная кислота.– Ой-йой, уж эта и вправду кисленькая.– Едва способен выговаривать слова, до того его корёжит, из тех шуточек, которыми Хоп Хариган отвлекал Танка Тинкера от игры на <text:soft-page-break/>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не видит,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 text:style-name="Emphasis">petit four </text:span>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он <text:s/>теперь срывается, как путешествие к центру некоей малой, враждебной планеты в громком конфетном <text:span text:style-name="T1">чавк</text:span>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 </text:p>
      <text:p text:style-name="Text_20_body">– Вот вы и догадались!– М-с Квод машет ему пёстрым конгломератом из корня имбиря, ириски и семени аниса,– понимаете всегда надо наслаждаться <text:span text:style-name="T1">внешним видом</text:span>. И почему вы, американцы, такие импульсивные? </text:p>
      <text:p text:style-name="Text_20_body">– Ну,– бормочет,– обычно мы не доходим до чего-то более сложного, чем плитки Херши, понимаете… </text:p>
      <text:p text:style-name="Text_20_body">– О, попробуй <text:span text:style-name="T1">это</text:span>!– кричит Дарлин ухватившись за горло и качаясь на него. </text:p>
      <text:p text:style-name="Text_20_body">– Ух-ты, это наверняка что-то,– с сомнением берёт эту новинку коричневого цвета, уменьшенная вчетверо полная копия ручной гранаты, <text:span text:style-name="T211">защёлка</text:span>, кольцо и всё прочее, одна из серии патриотических сластей выпущенных <text:span text:style-name="T211">до того как</text:span> сахар стал таким дефицитом, <text:span text:style-name="T211">наряду</text:span>, как он определил заглянув в банку, <text:span text:style-name="T211">с обоймой</text:span> Вибли .455 калибра из розовых и зелёных ирисок, шеститонной бомбы из желатина в серебристой обёртке, и базуки из лакрицы. </text:p>
      <text:p text:style-name="Text_20_body">– Ну, давай,– Дарлин ухватив его руку с конфетой, пытается <text:span text:style-name="T211">впихнуть</text:span> в его рот. </text:p>
      <text:p text:style-name="Text_20_body">– Да, просто, знаешь, смотрю на вид, как советует м-с Квод. </text:p>
      <text:p text:style-name="Text_20_body">– Но плющить в руке нечестно, Тайрон. </text:p>
      <text:p text:style-name="Text_20_body">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text:span text:style-name="T1">курить</text:span> эту дрянь.– «Отравлен»...– удаётся ему выстонать. </text:p>
      <text:p text:style-name="Text_20_body">– Ну, же, по-мужски,– советует м-с Квод. </text:p>
      <text:p text:style-name="Text_20_body">– Да,– Дарин через слои обсосанной карамели,– не забывай, война идёт. Давай, милый, открой ротик. </text:p>
      <text:p text:style-name="Text_20_body">Сквозь слёзы он не может толком разглядеть, но слышит, как м-с Квод напротив за столом долдонит: «Ням, ням, ням»,– 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 </text:p>
      <text:p text:style-name="Text_20_body"><text:soft-page-break/>– Джиновый зефир,– грит м-с Квод. </text:p>
      <text:p text:style-name="Text_20_body">– Аааа… </text:p>
      <text:p text:style-name="Text_20_body">– О, это ещё что, попробуйте одну такую...– Его зубы с какой-то извращённой рефлектив<text:span text:style-name="T211">н</text:span>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 </text:p>
      <text:p text:style-name="Text_20_body">– Ещё чаю?– предлагает Дарин. Слотроп в безудержном кашле, вдохнув малость той начинки из долек. </text:p>
      <text:p text:style-name="Text_20_body">– Нехороший кашель,– м-с Квод предлагает коробочку тех невероятных английских капель от кашля, Меггезон,– Дарлин, чая просто чудесный, я чувствую как моя цинга проходит, просто чувствую. </text:p>
      <text:p text:style-name="Text_20_body">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text:span text:style-name="T211">е</text:span> с короткими рукавами. Испарения бензоина проникают <text:span text:style-name="T211">ему в</text:span> мозг. Голова плывёт кругом в нимбе из<text:span text:style-name="T211">о</text:span> льда. </text:p>
      <text:p text:style-name="Text_20_body">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text:span text:style-name="T1">Райское Пламя</text:span>,та знаменитая сладость по дорогой цене и переменчивого вкуса—для одного <text:span text:style-name="T211">как</text:span>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text:span text:style-name="T211">отравляющих</text:span> и одуряющих газов в тренировочных инструкциях, «кисло-сладкий баклажан» самое, пожалуй, длинное на данный момент. <text:span text:style-name="T1">Райское Пламя</text:span>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text:span text:style-name="T212">ми</text:span> эбонитовы<text:span text:style-name="T212">ми</text:span> напёрстк<text:span text:style-name="T212">ами</text:span> из прошлого столетия, <text:span text:style-name="T212">за </text:span>шпильк<text:span text:style-name="T212">ам</text:span>и, част<text:span text:style-name="T212">ям</text:span>и клапанов, резьбовы<text:span text:style-name="T212">ми</text:span> запчаст<text:span text:style-name="T212">ям</text:span>и от непонятных музыкальных инструментов, радиодетал<text:span text:style-name="T212">ям</text:span>и из канифоли 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 </text:p>
      <text:p text:style-name="Text_20_body">Поколыхиваясь около нулевой отметки между сном и бодрствованием, его полупоникший хуй всё ещё в ней, их <text:span text:style-name="T212">обессиленные</text:span> ноги согнуты под одинаковым углом… Комната углубляется в <text:soft-page-break/>воду и прохладность. Где-то садится солнце. Света едва хватает различить тёмные веснушки у неё на спине. В гостиной, м-с Квод снится, что она вернулась в сады Бёрнмаута, в гущу рододендроно<text:span text:style-name="T212">в</text:span> и нежданного дождя, Остин кричит <text:span text:style-name="Emphasis">Прикоснитесь к её горлу, Величество. Прикоснитесь! </text:span>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 </text:p>
      <text:p text:style-name="Text_20_body"><text:span text:style-name="Emphasis">Вспышка молнии—</text:span> </text:p>
      <text:p text:style-name="P58">И Слотроп зевает: – Который час?– а Дарин всплывает из сна. И тут,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text:span text:style-name="T212">ет</text:span> вой паденья ракеты, скорый поезд с высот вниз, в звенящую тишину. Снаружи лопается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ради Бога, почему <text:span text:style-name="T212">бы</text:span> и не быть хоть какой-то пользе от этого дурацкого Блица? </text:p>
      <text:p text:style-name="Text_20_body">Но кто там, в просвете оранжевой занавески, сдерживает дыхание? Подсматривает? Ну, и где же по вашему, составители карт, мастера слежки, упадёт следующая? </text:p>
      <text:p text:style-name="P85"><draw:frame draw:style-name="fr1" draw:name="Image16" text:anchor-type="paragraph" svg:width="6.9252in" svg:height="0.3661in" draw:z-index="15"><draw:image xlink:href="Pictures/1000000000000B720000009B428C9716555D8079.png" xlink:type="simple" xlink:show="embed" xlink:actuate="onLoad" loext:mime-type="image/png"/></draw:frame></text:p>
      <text:p text:style-name="P80">Самое п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потянулась, он не задумываясь перехватил её запястье и отвёл 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text:span text:style-name="T214">бьёт в</text:span> стенку его груди… –«Ооо»,– вырвалось у неё и она потянулась обнять его, отбросив всякую сдержанность, открыта, <text:span text:style-name="T214">вся </text:span>дрожа, пока они прижимались друг к другу. <text:span text:style-name="T214">Позже</text:span> она ему рассказывала, что как только он взял её руку в тот вечер, она кончила. И первый раз, когда он прикоснулся к её пизде, <text:span text:style-name="T214">при</text:span>стисну<text:span text:style-name="T214">л</text:span> мягкую пизду Джессики <text:span text:style-name="T214">сквозь</text:span> её трусики, дрожь <text:span text:style-name="T214">снова</text:span> началась высоко меж её ляжек, охватывая <text:span text:style-name="T214">всю</text:span>. Она кончила дважды, прежде, чем хуй официально вошёл в её пизду и это важно для них обоих, хотя ни ни один не смог понять почему, собственно. </text:p>
      <text:p text:style-name="Text_20_body"><text:span text:style-name="T214">В ходе этого</text:span>, свет для <text:span text:style-name="T214">обоих</text:span> становится очень красным. </text:p>
      <text:p text:style-name="Text_20_body"><text:soft-page-break/>Однажды они встретились в чайной: на ней был красный свитер с короткими рукавами и её обнажённые руки теплились красным по бокам. Она была без <text:span text:style-name="T214">всякой</text:span>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text:span text:style-name="T214">вот</text:span> ощущение. Резко вверх до уровня кожи, выплёскиваясь <text:span text:style-name="T214">из</text:span> его соск<text:span text:style-name="T214">ов</text:span>…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text:span text:style-name="T215">не принадлежит себе</text:span>. </text:p>
      <text:p text:style-name="Text_20_body">Про Бобра. Или Джереми, под таким именем тот проходит у своей матери, Роджер старается не думать больше, чем приходится. Конечно же, он в агонии насчёт технических деталей. Она ведь никак не может—или может?—Делать Такие же Вещи с Джереми. Разве может этот <text:span text:style-name="T1">мудак</text:span>—она же не потянется вокруг когда они ебуться, а и чтоб вставить свой хулиганский палец, в его английскую розу, в жопу <text:span text:style-name="T1">Джереми</text:span>? Стоп, прекрати это (но сосёт ли она его хуй? <text:span text:style-name="T215">Поб</text:span>ывала ли когда-нибудь его <text:span text:style-name="T215">неизменно</text:span>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бы леопардов и карибских вепрей в зоопарке Регент Парка да гадал пойдёт ли дождь до 4:30. </text:p>
      <text:p text:style-name="Text_20_body">Время, которое Роджер и Джессика провели вместе, в сумме, измеряется часами. А все сказанные слова не превы<text:span text:style-name="T215">ся</text:span>т <text:span text:style-name="T215">к</text:span>оличества в меморандуме ВКСЭС. И нет ни малейшей возможности, впервые за его карьеру, чтобы статистик придал этим числам хоть какой-то смысл. </text:p>
      <text:p text:style-name="Text_20_body">Когда вместе, они единый интерфейс кожи, истекающей потом, стиснутой насколько их мускулам с костями хватает сил приж<text:span text:style-name="T215">им</text:span>аться, почти без слов. кроме её имени, или его. </text:p>
      <text:p text:style-name="Text_20_body">По отдельности, время дл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 </text:p>
      <text:p text:style-name="Text_20_body">– Ну,– девушки из ЖКМС и УФАА, ювелирно украшенные юные вдовы, косятся со всех сторон,– надеюсь ты время зря не терял. </text:p>
      <text:p text:style-name="Text_20_body">– 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text:span text:style-name="T1"> на текущий момент</text:span> обеспечена беременность, или две, если только… </text:p>
      <text:p text:style-name="Text_20_body">– Ах!– Она подскакивает радостно (вверх, не на),– это мне <text:span text:style-name="T1">напомнило</text:span>… </text:p>
      <text:p text:style-name="Text_20_body">– Вуууййй!– Роджер отшатывается назад к растению в горшке, под разухабистые саксофоны Роланда Пичи и Его Оркестра, исполняющие «Вот, я Ляпнул Это Снова», и роняет голову на грудь. </text:p>
      <text:p text:style-name="Text_20_body">– Так <text:span text:style-name="T1">вот</text:span>, что у тебя на уме. Если, конечно, ум подходящее слово. </text:p>
      <text:p text:style-name="Text_20_body"><text:soft-page-break/>Они приводят всех в замешательство. Кажутся невыносимо невинными. Людей тут же тянет защитить их: следят за собой, чтобы не говорить о смерти, делах, изменах, когда Роджер и Джессика рядом. Всё только лишь про дефициты, песни, дружков, фильмы и блузки… </text:p>
      <text:p text:style-name="Text_20_body">Когда заложит волосы за уши, с её мягким подбородком, она выглядит 9, 10-летней, потерялась <text:span text:style-name="T219">у</text:span> витрин, моргает на солнце, голова мечется по светлому стёганому покрывалу, кончает в слезах, покрасневшее сморщенное лицо ребёнка готового разреветься, стонет<text:span text:style-name="T1"> о, о</text:span>… </text:p>
      <text:p text:style-name="Text_20_body">Однажды ночью, в тёмном холодно-одеяльном убежище их постели, сам задрёмывая и просыпаясь, он зализал Джессику до сна. <text:span text:style-name="T215">О</text:span>щути<text:span text:style-name="T215">в</text:span> как его первые тёплые вздохи к<text:span text:style-name="T215">асаются</text:span>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 </text:p>
      <text:p text:style-name="Text_20_body"/>
      <text:p text:style-name="P63">«… как бы картины, ну, ладно, скорее сцены всплывают, Роджер. Сами собой, серьёзно, я их не <text:span text:style-name="T1">выдумываю</text:span>….» Яркий рой их проплывает на фоне низкого изотонического мерцания потолка. Он и она лежат и дышат кверху, его <text:span text:style-name="T216">обмягчившийся</text:span> хуй млеет, свисая <text:span text:style-name="T216">через</text:span> его ляжк<text:span text:style-name="T216">у</text:span>, подгору, поближе к Джессике. Ночная комната испускает вздох, да, Испускает Вздох—старомодная смешная комната, ой-ой, я безнадёжен, кто клоуном родился вовек <text:span text:style-name="T216">неисправим</text:span>, заигрывает из зеркальной рамы в чём-то зелёно-полосатом, панталоны, волосы дыбом—и тем не менее это <text:span text:style-name="T1">очень</text:span> даже странно, за большинством комнат сегодня, гм, знаете ли, замечалось, что они «дышат», да, или <text:span text:style-name="T1">замирают в безмолвном ожидании</text:span> и в этом уже наметилась некая, должно быть, зловещая традиция, 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бывает. </text:p>
      <text:p text:style-name="Text_20_body">Но тут. С <text:span text:style-name="T1">этой</text:span> юной леди. Бумазея в клеточку. Взъерошенные брови. Распоясалась так, что удержу нет. Красный бархат. На «слабо́» она сняла свою блузку, в движении по основной магистрали возле Ловер Бидинга. </text:p>
      <text:p text:style-name="Text_20_body">– О, Боже, она чокнутая, и за что мне попадаются только <text:s text:c="2"/>такие вот? </text:p>
      <text:p text:style-name="Text_20_body">– Ну, ха, ха,– Джессика помахивает своим форменным галстуком как стриптизёрша,– сказал, побоюсь, да? Гри-и-л. Назвал меня «трусишка зайчишка, трусишка», я помню.– И конечно же, без лифчика, она их никогда не носит. </text:p>
      <text:p text:style-name="Text_20_body">– Послушай,– смотрит искоса,– ты знаешь, что тебя могут арестовать? Забудь про «<text:span text:style-name="T1">тебя</text:span>»,– ему только что дошло,– <text:span text:style-name="T1">меня</text:span> арестуют! </text:p>
      <text:p text:style-name="Text_20_body">– Скажут на тебя, ты и отвечай, ла, ла.– Нижние зубы выпятила в улыбке зловредины.– Я ведь просто невинный ягнёночек, а этот,– чуть вскидывает руку, резкий отсвет светлых волосков на её <text:soft-page-break/>предплечье,– этот Роджер-держи-морджер! вот этот ужасный зверюга! заставляет меня делать всякие гадкие... </text:p>
      <text:p text:style-name="P60">Тем временем, самый здоровенный грузовик из всех, что Роджер видел в своей жизни, совершает обгон сотрясаясь сталью, и теперь не только водитель, но и несколько—ну, это вообще жуть… <text:span text:style-name="T14">карликов</text:span>, в непонятной опереточной форме, в общем-то, какого-нибудь из центрально-европейских эмиграционных правительств, которы<text:span text:style-name="T216">е</text:span> как-то втиснуты все в высоко закреплённую кабину и поголовно уставились вниз,<text:span text:style-name="T216"> из</text:span> <text:span text:style-name="T216">своей</text:span> поросячьей возн<text:span text:style-name="T216">и</text:span> по свиноматке, для лучшего обзора, глаза вылуплены, смуглые, слюна каплет <text:span text:style-name="T216">с</text:span> губ, <text:span text:style-name="T216">этого </text:span>представления его Джессики Свонлейк со скандально голой грудью и его самого пытающегося притормозить и отстать от грузовика—да <text:span text:style-name="T216">не тут-то было,</text:span> сейчас позади Роджера, поджимая его, на той же, фактически, скорости, что и грузовик, появилась, у, блядь, так и есть, машина военной полиции. Он не может сбавить, а <text:s/>попыт<text:span text:style-name="T217">ка</text:span> об<text:span text:style-name="T217">гона</text:span> и <text:span text:style-name="T1">впрямь</text:span> покажется подозрительны<text:span text:style-name="T217">й</text:span>.... </text:p>
      <text:p text:style-name="Text_20_body">– Э, Джеси, пожалуйста, оденься, э, ладно, милая?– делая вид, что ищет свою расчёску, которая, как обычно, утеряна, задержанный известен как злостный расчёско<text:span text:style-name="T217">ман</text:span>… </text:p>
      <text:p text:style-name="P61">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text:s/>«Мийстир! Ай, ти! Какий малишка, а?»– Ещё больше хохота. В зеркале заднего вида Роджер видит английские полицейские рожи розовые в своей правильности, красные погоны, склоняются, подскакивают, советуются, временами резко взглядывают на парочку в Ягуаре, которые как-то, типа—«<text:span text:style-name="T1">Что</text:span> они <text:span text:style-name="T1">делают</text:span>, Приксбери, тебе видно?» </text:p>
      <text:p text:style-name="Text_20_body">– Похоже мужчина и женщина, сэр. </text:p>
      <text:p text:style-name="Text_20_body">– <text:span text:style-name="T217">Осёл</text:span>.– И вскидывает чёрный бинокль.</text:p>
      <text:p text:style-name="Text_20_body"/>
      <text:p text:style-name="Text_20_body">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 </text:p>
      <text:p text:style-name="Text_20_body">Потом, вдруг, ночь: Пустое кресло-качалка залито голубовато-меловым от—это луна, или какой-то другой свет с неба? просто деревянное кресло, уже пустое, посреди очень ясной ночи и этот свет спускается…. </text:p>
      <text:p text:style-name="P61">Образы продолжаются, расцветают, приходят и уходят, некоторые красивы, какие-то просто ужасны… но ей тут так уютно с её ягнёнком, её Роджером, и до чего же она любит очертания его шеи вся прям такая <text:span text:style-name="T217">уж</text:span>—ну, вот, как раз тут, под затылком его шишковатой головы как у десятилетнего мальчика. Она его целует вверх и вниз кисло солён<text:span text:style-name="T217">ого</text:span> кусоч<text:span text:style-name="T217">ка</text:span> кожи, что так завёл её, завёл её освещённую ночью, вдоль этих высоких сухожилий, целует его, поцелуи словно непрерывное дыхание, текущее без конца. </text:p>
      <text:p text:style-name="P62">Однажды утром—он не видел её уже около полумесяца—он проснулся в своей келье отшельника в «Белом Посещении» с напряжённо стоячим, <text:s/>веки <text:span text:style-name="T217">не разодрать</text:span>, и с длинным <text:soft-page-break/>светло-каштановым волосом впутавшимся ему в рот. Это явно не его волос. И ни кого-<text:span text:style-name="T217">нибудь</text:span> <text:span text:style-name="T217">ещё</text:span>, кроме как один из волос Джессики. Но это невозможно—он не встречался с ней. Он всхлипнул пару раз, потом чихнул. За окном начиналось утро. Его правый клык ныл. Он размотал длинный волос в капельках слюны, зубной камень, утренняя пушинка тому, кто дышит ртом, и уставился на него. Как он сюда попал? Просто жуть, душечка. Прямо тебе полный <text:span text:style-name="Emphasis">je ne sais quoi de sinistre.</text:span> Ему надо поссать. Пошаркал к уборной, его серая армейская фланель вяло заткнута под резинку пижамы, ему пришла мысль: <text:span text:style-name="T217">а </text:span>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икидывал, справляя нужду в уборной среди спотыкливых, пердливых, скребущихся лезвием, кашляющих, чхающих и обсопливленных обитателей Секции Пси. Только <text:span text:style-name="T218">чуть погодя</text:span> он задумался о Джессике—о её безопасности. Заботливый Роджер. Что если она погибла в эту ночь, взрыв на складе боеприпасов… этот волос последнее прости-прощай, <text:span text:style-name="T218">которое</text:span> её призрачная любовь смогла протолкнуть на эту сторону, к единственному кто что-то значил.... Один такой <text:span text:style-name="T218">себе </text:span>паук-статистик: его глаза и впрямь наполнились слезой перед тем, как пришла Следующая Мысль—<text:span text:style-name="T1">о. О</text:span>, нет. Закрути-ка этот вентиль, Нетель, да прикинь <text:span text:style-name="T1">вот</text:span> о чём. Он стоял, полусогнувшись над раковиной, застыл, отложив свои страхи за Джессику <text:span text:style-name="T218">на </text:span>чуть <text:span text:style-name="T218">попозже</text:span>, так и <text:span text:style-name="T218">подмывало</text:span> оглянуться через плечо, или даже просто в, в старое зеркало, знаешь, <text:span text:style-name="T218">убедиться,</text:span> что они ещё там, но слишком парализован, чтобы рискнуть хотя бы и так… <text:span text:style-name="T15">вот тут-то</text:span>… о, да, самая ясн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могут читать твоё сознание! а и что если—что если это гипнотизм? А? Исусе: тогда целая куча других оккультных заморочек, таких как астральное наущение, контроль сознания (ну, в <text:span text:style-name="T17">этом-то</text:span> ничего оккультного), тайные проклятия, чтоб вызвать импотенцию, флюс, сумасшествие, вуууййй!—<text:span text:style-name="T1">зелья</text:span>! (вот когда он, наконец, распрямляется и умственный взор, очень осторожно, обращает к толкучке в кофейном баре, о, Боже…), психо-<text:span text:style-name="T218">распределение</text:span>, чтобы Роджер стал им, а он Роджером, да, да, парочка таких понятий прокатились у него в уме на этом месте, ни одна из которых, в принципе, не манит, кстати—особенно посреди этого служебного сортира, с лицом Гавина Трефола лиловой окраски, яркое цветение клевера на ветру, Рональд Черикок выхаркивает ком зеленоватой с прожилками мокроты в раковину—что всё это, <text:span text:style-name="T1">кто все эти люди</text:span>…. Чокнутые. <text:span text:style-name="T1">Чоооокнутые</text:span>! Его обложили! они были тут всё эту войну, прослушивали его мозг, телепаты, ведьмаки, Сатанинские механики всех мастей, подключаются <text:span text:style-name="T1">во всё</text:span>—даже когда они с Джессикой в постели, <text:span text:style-name="T1">ебуться</text:span>— </text:p>
      <text:p text:style-name="Text_20_body">Старайся не подать виду, дружок, паникуй, если уж должен, но потом, не здесь…. Квёлые лампочки для ванных углубляют старые набрызги тысяч пятен воды и мыла <text:span text:style-name="T218">по</text:span> зеркала<text:span text:style-name="T218">м</text:span> до взаимоперистости облаков, дыма и кожи, пока он прошатывает свою голову мимо, лимонно-бежевую, коптяще-чёрную и сумеречно-коричневую в этих отражениях, из очень крупных крупинок, такая тут фактура…. </text:p>
      <text:p text:style-name="P81">Чудесное утро, Вторая Мировая Война. Всё, что он в состоянии удерживать на поверхности своего сознания, это слова <text:span text:style-name="Emphasis">Мне нужно перевестись</text:span>, типа, мурлыканье без музыки перед зеркалом, да, сэр, следует подать рапорт немедля. Вызовусь добровольцем на фронт в Германии, вот что я сделаю. Там та рам та рам. Точно, было объявление в прошлую среду в секретном разделе<text:span text:style-name="Emphasis"> Нацистов в Новостях</text:span>, втиснуто между объявлениями Мерсисайдского отделения <text:soft-page-break/>лейбористов ищущих публициста и Лондонского рекламного агентства о местах сразу <text:span text:style-name="T220">же </text:span>по демобилизации. То объявление посерёдке разместила какая-то рука из 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под окнами—«Что угодно!»– Роджер бредёт обратно в свою узкую комнату,–«что угодно, только не это….» </text:p>
      <text:p text:style-name="Text_20_body">Вот до чего дошло. Он зна<text:span text:style-name="T220">ет</text:span>, что <text:span text:style-name="T220">станет</text:span> чувствовать себя спокойней в безумной Германии с Врагом, чем здесь в Секции Пси. Время года делает всё это ещё нестерпимее. Рождество. Быыы<text:span text:style-name="T220">л</text:span>юююввээ, хватаясь за желудок. Только Джессика делала это всё людским и переносимым. Джессика… Его повело тогда, на полминуты, дрожащего и зевающего, в длинном нижнем белье, мягком, почти невидимом в загородке декабрьского рассвета, среди множества острых краёв книг, рулонов, копирок, схем и карт (и главная, красные оспины на чистой белой коже леди Лондон, взирающая на всё… <text:span text:style-name="Emphasis">погоди-ка</text:span>… болезнь кожи… может она носит роковую инфекцию внутри себя? Возможно, места предопределены и полёт ракеты, фактически, определяется фатальн<text:span text:style-name="T224">o</text:span> <text:span text:style-name="Emphasis">зреющим нарывом посреди города</text:span>… но <text:span text:style-name="T221">ему не удаётся</text:span> ухватить это, не больше, чем понять навязчивую идею Пойнтсмена о реверсивном звуковом стимуле и, пожалуйста, пожалуйста, давай просто оставим это ненадолго…), посетило, не <text:span text:style-name="T221">ведавшего,</text:span> пока не прошло, <text:span text:style-name="T221">как</text:span> ясно он <text:span text:style-name="T221">понимает</text:span> честную половину своей жизни, которой сейчас была Джессика, <text:span text:style-name="T221">как</text:span> фанатично должна его мать Война <text:span text:style-name="T221">возмущаться</text:span> её красот<text:span text:style-name="T221">ой,</text:span> её нахальн<text:span text:style-name="T221">ым</text:span> безразличие<text:span text:style-name="T221">м</text:span> к <text:span text:style-name="T221">догмам</text:span> смерти, в которые он <text:span text:style-name="T221">совсем</text:span> недавно <text:span text:style-name="T221">верил</text:span>—её не<text:span text:style-name="T222">одоли</text:span>м<text:span text:style-name="T222">ой</text:span> надежд<text:span text:style-name="T222">ой</text:span> (хотя она терпеть не могла составлять планы), её изгнание из детства (хотя она отказывалась хоть как-то цепляться за воспоминания)… </text:p>
      <text:p text:style-name="Text_20_body">Его жизнь всегда была увязана с прошлым. Он представлялся себе точкой в бегущей волне, движимым по стерильной истории—известное прошлое, проецируемое будущее. Но Джессика оказалась разломом этой волны. Нежданно, впереди возник пляж, непредсказуемое… новая жизнь. Прошлое и будущее обрывались на пляже: так он это вычислил. Но он хотел ещё и верить, также как и любил её, вне возможности передать какими угодно словами слов—верить, что каким бы плохим ни было время, нет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садануло новым зарядом в его тощий дрожащий бок…. </text:p>
      <text:p text:style-name="Text_20_body">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хочет быть с Роджером. Хотя на самом деле не хочет. Или хочет? Она и не упомнит, чтоб когда-либо впадала настолько в растерянность. Когда она с Роджером, это сплошная любовь, но на любом отдалении—на любом,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text:soft-page-break/>воск свечки и не растаять по покрывалу, кончая, в ней остаётся место только для Роджер, Роджер, о, любимый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парков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хотя вокруг слова употребляют для вычурной белиберды или пустого смеха. И всё это вырвать? три года? ради этого сумасбродного, зацикленного на себе—<text:span text:style-name="T1">мальчишки</text:span>, честное слово. Охренеть, да ему же должно быть за тридцать, он на несколько лет старше неё. Должен же был <text:span text:style-name="T1">чему-то</text:span> научиться, правда ведь? Мужчина с жизненным опытом? </text:p>
      <text:p text:style-name="Text_20_body">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 <text:span text:style-name="T1">1942</text:span><text:span text:style-name="T84">,</text:span> Боже ж ты мой, возле Крафти Крина, Кент, или ещё там где, и кто как должен был бы ответить, но не ответил, а сказал ещё кому-то тем самым вызывав ненависть махрово цветущую по сей день—шесть лет наговоров, амбиций, истерик сделали малейшую попытку довериться кому-нибудь вокруг хоть с чем-либо актом чистого мазохизма. </text:p>
      <text:p text:style-name="Text_20_body">– Девушка в горе, Джесс?– Мэгги Дакёрк, проходит мимо подтягивая свои перчатки. Через громкоговоритель оркестр свинга Би-Би-Си жарко выдувает синкопированную рождественскую музыку. </text:p>
      <text:p text:style-name="Text_20_body">– Сигарета найдётся, Мэг?– уже чисто автоматически, <text:span text:style-name="T223">н</text:span>е так ли, Джес? </text:p>
      <text:p text:style-name="Text_20_body">Ладно— «Думала, тут, прямо тебе фильм с Гарбо, блин, а не всегдашняя никотиновая голодуха, но фиг я угадала, пока...» </text:p>
      <text:p text:style-name="Text_20_body">О, да проваливай уже: – «Думала про свой рождественский шопинг». </text:p>
      <text:p text:style-name="Text_20_body">– А ты Бобру что купишь? </text:p>
      <text:p text:style-name="Text_20_body">Сосредоточясь на пристёгивании своих нейлоновых, старая пара, верх-наперёд-низ-назад мнемонически переворачивая их в своих пальцах, прачечно-белые на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отдалённых фонтанов за красными, фигурно остриженными деревьями, Джессика отвечает: – «О. Мм. Трубку, наверное...» </text:p>
      <text:p text:style-name="Text_20_body">Однажды среди ночи, недалеко от её батареи, как проезжали Где-то-в-Кенте, Роджеру с Джессикой встретилась церквушка, холмик на тёмной возвышенности, освещённый лампочками, вырастал из земли. Был вечер воскресенья, близко к вечерней службе. Мужчины в шинелях, в накидках из клеёнки, в тёмных беретах, которые они сдёргивали на входе, в <text:soft-page-break/>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ились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ют в небе. </text:p>
      <text:p text:style-name="Text_20_body">Роджер свернул и они смотрели на поношенную замызганную униформу сходившихся к вечерне. Ветер пах свежим снегом. </text:p>
      <text:p text:style-name="Text_20_body">– Нам пора домой,– сказала она,– поздно уже. </text:p>
      <text:p text:style-name="Text_20_body">– Можем просто зайти на минутку. </text:p>
      <text:p text:style-name="Text_20_body">Ну, вот уж <text:span text:style-name="Emphasis">это</text:span> её удивило, ну, пра, после всех его едких придирок? Его раздражённость неверующего против всех прочих в Секции Пси, которых одних достаточно, по его мнению, чтоб сделать его тронутым, и его нарекания множились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побежать к поющим в обходе, чьи колядки так чётко слышатся нам вдалеке, за день-два до Рождества, голоса звучащие над мёрзлыми долинами, где выработанные шахты часты как сливы в пудинге… и нередко в звуках тающего снега, ветров, дувших, должно быть, не сквозь Рождественский воздух, а сквозь субстанцию времени, донося к ней эти детские голоса поющих за шесть пенсов, и хоть сердце её не было готово вынести все до одного удары смертности, своей и их, то хотя бы оставалась в живых боязнь, что она начинает утрачивать их—что в одну из зим она выбежит за ворота увидеть, найти их, добежит аж до самых деревьев, но зря, голоса их стихают…. </text:p>
      <text:p text:style-name="Text_20_body">Они шагали по следам оставленным в снегу другими, она хмурилась на его руке, ветер взмётывал её волосы в завитки, каблуки один раз заскользили по льду. –«Послушаем музыку»,– пояснил он. Сегодняшний сборный хор состоял из одних только мужчин, 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которые удят солнце за тучами, от палаток, чьи огоньки мерцают словно атомы сквозь сумерки, отстранённо пронизывая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он пел в дым-ром-и-джин салунах на Хай-Холборн-Стрит, где матросы вбрасывают здоровущие красные хлопушки, чуть ли не в четверть палки динамита, мэн, в вихляющиеся створки входа и отбегают, хихикая, через улицу,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н обычно пел О вы встречали мою милую Лолу с фигурой как бутылка Кока-Колы, матросы шмыгают в коричневых тенях аллей, отряхивая шейные платки и клёши штанин на ходу,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text:soft-page-break/>(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Хайрику Сусо: </text:p>
      <text:p text:style-name="P104"><text:span text:style-name="Emphasis"><text:span text:style-name="T84">In dulci jubilo </text:span></text:span></text:p>
      <text:p text:style-name="P104"><text:span text:style-name="Emphasis"><text:span text:style-name="T84">Nun singet und seid froh! </text:span></text:span></text:p>
      <text:p text:style-name="P104"><text:span text:style-name="Emphasis"><text:span text:style-name="T84">Unsers Herzens Wonne </text:span></text:span></text:p>
      <text:p text:style-name="P104"><text:span text:style-name="Emphasis"><text:span text:style-name="T84">Leit in</text:span></text:span><text:span text:style-name="Emphasis"> praesipio, </text:span></text:p>
      <text:p text:style-name="P104"><text:span text:style-name="Emphasis"><text:span text:style-name="T84">Leuchtet vor die Sonne </text:span></text:span></text:p>
      <text:p text:style-name="P104"><text:span text:style-name="Emphasis"><text:span text:style-name="T84">Matris in gremio</text:span></text:span><text:span text:style-name="Emphasis">. </text:span></text:p>
      <text:p text:style-name="P104"><text:span text:style-name="Emphasis">Alpha es et O.</text:span> </text:p>
      <text:p text:style-name="Text_20_body">С высоким голосом чёрного человека взмывающим над остальными, не какой-то там головной фальцет, но полный, по честному, из всей груди, баритон доведенный годами обтёсывания до такой высоты… он приводил коричневых девушек на экскурсию среди этих нервных протестантов, Аниту Большую и Маленькую, Стилетту Мэй, Плангетту, которая любит чтоб ей между титек и так даёт задаром—не говоря уже про Латынь, <text:span text:style-name="Emphasis">Немецкий</text:span>? в Английской церкви? Ну, это не ереси, а скорее имперские издержки, неизбежные как присутствие чёрного человека, из актов лёгкого сюрреализма—которые, в массированном приёме, превращаются уже в акт самоубийства, но патологии в своей, в своей беспробудной версии реальности, Империя совершает подобные тысячами ежедневно, абсолютно не ведая что творит.... И чистый альт так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на дешёвый пофигизм. Он казался… </text:p>
      <text:p text:style-name="Text_20_body">Нет, Джессика ни разу не видела его лицо таким вот, в свете нескольких висящих керосиновых ламп, бестрепетное и очень жёлтое пламя, на ближней два длинных отпечатка пальцев служки в V-значит-победа по тонкой пыли на брюхе лампового стекла, в коже Роджера больше детской розовости, а в глазах больше сияния, чем объяснялось бы просто светом лампы—правда ведь? или ей лишь хочется, чтобы так оно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олее близкой принадлежностью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новорожденные звёзды в приливную ночь. Куски корпуса качаются в небе, как огромные железные листья, на стропах, что поскрипывают осколками звука. Слегка, в нейтральном, пламя <text:soft-page-break/>горелок, смягчённо, наполняют круглые стеклянные лица манометров а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ы до потолков, тысячи хмурых человечьих утр сделаны сносными, обратились в мятный дух и неясную песню, что оставляла белые брызги на ртути зеркал от Харроу до Грейвсенда, у тысяч детишек, что взбивали пену в ступках своих ртов, и потеряли в тысячу раз больше слов в меловых пузырях—жалоб на ночь глядя, несмелых признаний в любви, новостей от толстячков или таких, что аж светятся, взлохмаченных или приглаженных существ из стране под одеялом—бессчётные мыльно-лакричные миги вытиснутые и смытые в канализацию и в обрастающее слизью серое устье реки, утренние рты растягивающиеся от дневного табака, пересыхающие от страха, воняющи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ое средство для снятия многого из всего этого каждое утро, уносящим, становясь большущими тусклыми пузырями свитыми в туго застоялую мозаику вдоль просмоленных береговых линий, после сложных чертёжных отводов подающих, умножаясь, в море, покуда эти тюбики пасты, один за другим, выпорожняются и сдаются обратно Войне, груды чуть пахучего метала, призраки острой мяты в зимних будках, каждый тюбик изморщен или смят несознательными руками Лондона, исписанные неповторимыми почерками, каракули по каракулям, теперь дожидаются—это истинное возвращение—чтобы расплавиться в припое, лужении, пойти добавкой в отливку, в подшипники, уплотнители, скрытые трескучим дымом превращения, которые чадам иной, домашней инкарнации никогда не познать. Однако преемственность, плоть единокровных металлов, прибежище неделимого моря, сохранена. И отнюдь не смерть разделяет эти инкарнации, но бумага: назначение бумаг, бумажные рутины. Война, Империя торопятся воздвигнуть подобные барьеры между нашими жизнями. Войне необходимо разделять таким способом, и подразделять, хотя её пропаганда всегда будет подчёркивать единство, породнённость, сплочённость. Для Войны никак не сподручно народное самосознание, даже в том виде, как сработали немцы, <text:span text:style-name="Emphasis">ein Volk ein Führer</text:span>—ей нужна машина из множества различных частей, не монолитность, но усложнённость… Хотя кто отважится утверждать что требуется Войне, до того уж она неохватна, так превознесена… настолько<text:span text:style-name="Emphasis"> заочна</text:span>. Пожалуй, Война никак не осознание—и даже не жизнь, чеслово. В чём-то может показаться некое грубое, случайное подобие жизни. В «Белом Посещении» имеется застарелый шизик, знаете ли, который себя считает Второй Мировой Войной. Газет ему не носят, слушать радио он отказывается, и всё-таки в день высадки в Нормандии его температура почему-то подскочила до 40°.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 «Прекрасный Рождественский подарок»,– признался он другому жильцу в своей палате. Когда ракеты падают—из тех, чьи взрывы не слышны—он улыбается, слёзы вот-вот брызнут из уголков его повеселевших глаз, охвачен румяной взвинченностью, которая не может не взбодрить таких же пациентов. Дни его сочтены. Он умрёт в День Победы. Если он и вправду не сама Война, так значит её приёмное дитя, какой-то срок живёт по полной, но с приходом дня торжеств: смотри в оба. Истинный царь умирает только лишь для отвода глаз. Запомни. Любое <text:soft-page-break/>число молодых людей могут предназначиться к смерти вместо него, покуда настоящий царь, старый ублюдок выжига, продолжает своё. Покажется ли он под Звездой, преклонить исподтишка колени в числе прочих царей, с приближением к нам зимнего солнцестояния? Принесёт ли в караван-сарай дары вольфрама, взрывчатки, высокооктанового? Воззрит ли дитя вверх со своей подстилки золотистого сена, воззрит ли в глаза старого царя, что склоняется длясь и распространяясь 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Что там такое, младенец улыбнулся или это от газиков? А тебе как хотелось бы? </text:p>
      <text:p text:style-name="P86">&amp;&amp;&amp;&amp;</text:p>
      <text:p text:style-name="P129">Приближение<text:span text:style-name="T225">м веет</text:span> с моря, <text:span text:style-name="T225">оно</text:span> сегодня на закате сияло зеленью и гладью, как стекло насыщенное железом: <text:span text:style-name="T225">веет</text:span> каждый день на нас, вс<text:span text:style-name="T225">е</text:span> неб<text:span text:style-name="T225">еса</text:span> <text:span text:style-name="T225">вышние</text:span> брюхатится святыми и тонкими <text:span text:style-name="T225">фанфарами</text:span> глашатаев. Ещё один год свадебных платьев, <text:span text:style-name="T225">что застряли</text:span> в сердце зимы, <text:span text:style-name="T225">по прежнему</text:span> невостребованны<text:span text:style-name="T225">ми</text:span>, <text:span text:style-name="T225">так и</text:span> висят себе тихими атласными рядами, <text:span text:style-name="T225">сборочки</text:span> белы<text:span text:style-name="T225">х</text:span> вуал<text:span text:style-name="T225">ей</text:span> начинают желтеть, и только <text:span text:style-name="T225">лишь </text:span>чуть всколыхиваются, когда <text:span text:style-name="T225">ты </text:span>проходишь мимо, зритель… гость <text:span text:style-name="T225">во </text:span>всех тупик<text:span text:style-name="T225">ах</text:span> города.... Уловив в платьях собственное отраженье пару раз, <text:s/>пол<text:span text:style-name="T225">увозникающее</text:span> из тени, <text:span text:style-name="T225">просто</text:span> лишь смазано яркие цвета по <text:span text:style-name="Emphasis">peau de soie</text:span>, <text:span text:style-name="T225">по</text:span>тянешься туда, где <text:span text:style-name="T225">уловишь</text:span> первый жуткий запашок плесени, но так всё и было задумано, впрочем—прикрыть малейший след её собственного запаха, вспотелость брачующейся из среднего класса, благоп<text:span text:style-name="T225">ристойными</text:span> мыло<text:span text:style-name="T225">м и </text:span>пудрой. Однако, сердцем своим девственна, и в надеждах своих <text:span text:style-name="T225">тоже</text:span>. <text:span text:style-name="T226">И не рассчитывай на</text:span> ярко-швейцарск<text:span text:style-name="T226">ие</text:span> или кристал<text:span text:style-name="T226">ь</text:span>но-<text:span text:style-name="T226">хрустальные праздники</text:span>, но <text:span text:style-name="T226">на</text:span> тёмный, затянутый тучами день <text:span text:style-name="T226">со</text:span> снег<text:span text:style-name="T226">ом, что</text:span> валит пеленой за городом, пелена халатов зимы, мягких <text:span text:style-name="T226">среди</text:span> ноч<text:span text:style-name="T226">и</text:span>, почти безветренно дышащих <text:span text:style-name="T226">под боком</text:span>. На станциях города <text:span text:style-name="T226">возвратившиеся</text:span> из Индо-Китая <text:span text:style-name="T226">военно</text:span>пленные <text:s/>прогуливают свои <text:span text:style-name="T226">жутко</text:span> вы<text:span text:style-name="T226">пир</text:span>ающие кости, <text:span text:style-name="T226">невесомые</text:span> как тот соня, или сони на лике луны, среди колясок на хроме пружин, из чёрных шкур, гулких как барабаны, меж <text:span text:style-name="T226">светлокожего</text:span> дерева высоких стульчиков, розово-синих, с резными или трафаретными цветами, меж раскладушек, средь пива с красно-войлочными языками, и одеял для новорожденных, что создают <text:span text:style-name="T227">холодок</text:span> ярки<text:span text:style-name="T227">х</text:span> облак<text:span text:style-name="T227">ов</text:span> среди запахов угля и пара, и <text:span text:style-name="T227">металло</text:span>пространства среди стоящих в очереди, бродящих, устало спящих, понаеха<text:span text:style-name="T227">вших</text:span> сотнями к праздникам, несмотря на предупреждения и озабоченность министра внутренних дел, м-ра Морриса, германская ракета в состоянии пробить туннель под рекой, даже теперь, после так<text:span text:style-name="T227">их оповещений и</text:span> отсутствия, что может ожидать их, городских адресов, которые давно уже не существуют. Глаза из Бирмы, из Тонкина, смотрят на женщин на упрямство их сотни—глаза<text:span text:style-name="T227">ми</text:span> из посине<text:span text:style-name="T227">лых</text:span> орбит, сквозь головную боль, которую не может снять никакой Алазилс. Итальянцы-военнопленные бранятся из-под мешков с почтой, что <text:span text:style-name="T227">разбухают</text:span>, ежечасно прибывая с гулким эхом, <text:span text:style-name="T227">празднич</text:span>ной толщин<text:span text:style-name="T227">ой</text:span>,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text:span text:style-name="Emphasis"> Giovinezza</text:span>, а что-нибудь, наверное, из<text:span text:style-name="Emphasis"> Rigoletto</text:span> или<text:span text:style-name="Emphasis"> La Bohème</text:span>—Почтовое Управление <text:span text:style-name="T227">всерьёз</text:span> рассматривает вопрос <text:span text:style-name="T227">составления</text:span> списка Неприемлемых Песен, с таблатурой для укелеле, <text:span text:style-name="T227">в целях</text:span> облегч<text:span text:style-name="T227">ения</text:span> опознани<text:span text:style-name="T227">я. </text:span><text:s/>Их жизнерадостность и любовь к песням, <text:span text:style-name="T227">помимо упомянутых</text:span>, довольно искренни—но с нарастающей нагрузкой в эти дни, от этой оргии рождественских поздравлений, что превышают, день ото дня, всякие разумные пределы и сдержанность, не стоит дожидаться <text:soft-page-break/>следующего за рождеством дня, <text:span text:style-name="T228">так что</text:span> они решили, сами по себе, придерживаться профессионального итальянства, поглядыва<text:span text:style-name="T228">ют</text:span> свободным глазком на дам, что тут проездом, найдя способ удерживать мешок на плече одной рукой, пока другая притворилась «мертвой»—<text:span text:style-name="Emphasis">cioé</text:span>, то есть, условно живой—где толпа <text:span text:style-name="T228">сгущается</text:span> женщинами, бесцельно… <text:span text:style-name="T228">для тех, что</text:span> посдобнее. Жизнь должна продолжаться. Пленные обоих разновидностей признают это, но для англичан вернувшихся из КБИ никакой <text:span text:style-name="Emphasis">mano morta</text:span>, никакого <text:span text:style-name="T228">скачка</text:span> из мёртвой в ожившую с лёгкого позволения подходящего бедра или ляжки—никаких игрищ, Бога ради, на тему жизнь-и-смерть! Хватит с них приключений: только старая жена, чтобы возилась со старой плитой или согревала старую постель, какой <text:span text:style-name="T228">там </text:span>крокет <text:span text:style-name="T228">по</text:span>среди зимы, им хочется полуот<text:span text:style-name="T228">ключившейся</text:span> воскресной сонливости опавших листьев усохшего сада. Если же подвернётся вдруг <text:span text:style-name="T228">бесшабашно свежий</text:span> <text:s/>мир, типа ябло<text:span text:style-name="T228">чка</text:span> сброшенно<text:span text:style-name="T228">го</text:span> ветром <text:span text:style-name="T228">под</text:span> ног<text:span text:style-name="T228">и</text:span>, ну, найдётся время как-нибудь приноровиться… Но <text:span text:style-name="T229">они разохотились на </text:span><text:s/>почти послевоенн<text:span text:style-name="T230">ую</text:span> роскош<text:span text:style-name="T230">ь</text:span> <text:span text:style-name="T230">в</text:span> эт<text:span text:style-name="T230">у</text:span> недел<text:span text:style-name="T230">ю</text:span>, купить набор <text:span text:style-name="T230">детского </text:span>электр<text:span text:style-name="T230">о</text:span>поезда, <text:span text:style-name="T230">и тем самым попытаться каждому озарить </text:span><text:s/>свой набор маленьких <text:span text:style-name="T230">важных лиц</text:span>, сгладить свою <text:span text:style-name="T231">отчуждённость</text:span>, <text:span text:style-name="T231">так</text:span> знакомы <text:span text:style-name="T231">по</text:span> фотографи<text:span text:style-name="T231">ям</text:span> все, <text:span text:style-name="T231">а теперь вот в</text:span> жизни, охи <text:span text:style-name="T231">и </text:span>ахи, но не сейчас, не здесь на станции, <text:span text:style-name="T231">любое из</text:span> самы<text:span text:style-name="T231">х нужных</text:span> движени<text:span text:style-name="T231">й</text:span>: Война <text:span text:style-name="T231">избегала</text:span> их, за<text:span text:style-name="T231">капыва</text:span>ла, эти <text:span text:style-name="T231">произольные</text:span> губительные <text:span text:style-name="T231">сигналы</text:span> любви. Дети развернули прошлогодние игрушки и нашли реинкарнации жестянок от мясного пирога, они уясняют, что это ещё одна и, кто знает, наверное, неизбежная сторона игры в Рождество. В промежуточные месяцы—<text:span text:style-name="T232">из </text:span>деревенских в<text:span text:style-name="T232">е</text:span>сны и лета—они играли<text:span text:style-name="T232">сь</text:span> настоящими жестянками того же пирога—танки, истребители танков, дзоты, дредноуты розово-мясые, сине-жёлтые, <text:span text:style-name="T232">дислоцировались</text:span> на пыльном полу кладовых, под койками или диванами в местах их ссылки. Но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text:span text:style-name="T232">И вовсе не верой платят они</text:span>—<text:span text:style-name="T232">это выходит</text:span> само собой. Он явился Новый Младенец. В волшебную ночь <text:span text:style-name="T232">перед этим</text:span>, животные <text:span text:style-name="T232">за</text:span>гов<text:span text:style-name="T232">орят между собой</text:span>, а небо будет из молока. Бабушки и дедушки, которые каждую неделю ждали пока Радио Доктор <text:span text:style-name="T232">станет</text:span> спрашивать, Что Такое Геморрой? Что Такое Энфизема? Что Такое Сердечный Приступ? <text:span text:style-name="T232">начнут</text:span> ждать за пределы бессонницы, <text:span text:style-name="T232">снова</text:span> <text:span text:style-name="T232">следить</text:span>, чтобы не <text:span text:style-name="T232">произошло</text:span> ежегодное невозможное, но с каким-то <text:span text:style-name="T233">зловредным </text:span>осадком—<text:span text:style-name="Emphasis">это</text:span> вот склон, небо <text:span text:style-name="Emphasis">может</text:span> показаться <text:span text:style-name="T233">нам </text:span>светлее—<text:span text:style-name="T233">как бы</text:span> трепет, хороший момент, которого т<text:span text:style-name="T233">ы</text:span> так <text:span text:style-name="T233">ждал</text:span>, не совсем обл<text:span text:style-name="T233">амывается</text:span>, но <text:span text:style-name="T233">у</text:span>же далеко не чудо… на посту в своих свитерах и шалях, наигранно сердитые, но осадок внутри <text:span text:style-name="T233">оживаеи в</text:span> нов<text:span text:style-name="T233">ой</text:span> зимн<text:span text:style-name="T233">ей</text:span> ферментаци<text:span text:style-name="T233">и</text:span> каждый год, всякий раз чуть слабее, но всегда <text:span text:style-name="T233">годен на то</text:span>, чтоб оживиться в эту пору…. <text:span text:style-name="T234">Обнослись догола</text:span>, блестящие костюмы и наряды <text:span text:style-name="T234">поры </text:span>шатания по пабам в <text:span text:style-name="T234">годы</text:span> их расцвета давно разодраны на полосы <text:span text:style-name="T234">для </text:span>обмот<text:span text:style-name="T234">ки</text:span> труб горячей воды и нагревател<text:span text:style-name="T234">ей</text:span>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text:span text:style-name="T234">сколько</text:span> они знают своё <text:s/>тел<text:span text:style-name="T234">о</text:span> и на Рождество они голы как гусь под этим шерстяным, тёмным, дешёвым пеленаньем стариков. Эти электрические часы всегда убегают, даже Биг Бен сейчас спешит <text:span text:style-name="T234">до наступления новой</text:span> <text:s/>весн<text:span text:style-name="T234">ы</text:span>, слишком спешит, но похоже никому до этого <text:span text:style-name="T234">и</text:span> дела нет, или <text:span text:style-name="T234">же </text:span>не понимают. Войн<text:span text:style-name="T234">а нуждается в</text:span> электричеств<text:span text:style-name="T234">е</text:span>. <text:span text:style-name="T234">Идёт ускоренная</text:span> игра, Электро Монополия, между электрокомпаниями, Центральны<text:span text:style-name="T234">м</text:span> Комитет<text:span text:style-name="T234">ом по</text:span> Электричеств<text:span text:style-name="T234">у</text:span> и прочи<text:span text:style-name="T234">ми</text:span> ведомства<text:span text:style-name="T234">ми</text:span> Войны, чтобы синхронизировать Время Электросети со Временем Гринвичского Меридиана. Ночью, в самых <text:soft-page-break/>глубоких бетонных колодцах ночи, турбины засекреченного местонахождения крутятся быстрее и, соответственно, стрелки часов <text:span text:style-name="T235">лицом к лицу со</text:span> всеми старыми бессонными глазами—раскручивают свои минуты до воя переходящего в писк, до прострел<text:span text:style-name="T235">а в</text:span> сирен<text:span text:style-name="T235">у</text:span>. Это Безумный Карнавал Ночи. Веселье под <text:span text:style-name="T235">сенью</text:span> минутных стрелок. Истерика на бледных лицах циферблатов. Электрокомпании <text:span text:style-name="T235">твердят</text:span> о нагрузках, военные потребности столь велики, что часы снова замедлятся, если только этот ночной марш не краден<text:span text:style-name="T235">ная энергия</text:span>, <text:span text:style-name="T235">однако,</text:span> предпо<text:span text:style-name="T235">лагаемые</text:span> нагрузки не случаются <text:s/>день <text:span text:style-name="T235">ото дня </text:span>и Сеть по<text:span text:style-name="T235">мал</text:span>у набирает обороты, и старые лица оборачиваются к циферблатам и думают <text:span text:style-name="T1">сговор</text:span>, а цифры вертятся к Рождению, потугам, к воссиянию новой звезды сердца, что обратит нас всех, навсегда <text:span text:style-name="T236">превратит нас в</text:span> самы<text:span text:style-name="T236">е</text:span> забыты<text:span text:style-name="T236">е</text:span> корн<text:span text:style-name="T236">и самих нас</text:span>. Но над морем туман сегодня, всё ещё тихо<text:span text:style-name="T236">нько</text:span> <text:span text:style-name="T236">извлекаемый</text:span> жемчуг. В центре города дуговые лампы трещат, взъерепенясь, в <text:span text:style-name="T236">приглушённом</text:span> сиянии на центральны<text:span text:style-name="T236">е</text:span> линии улиц, слишком льдистого цвета для свечек, в слишком густой измороси для <text:span text:style-name="T236">холокоста</text:span>… высокие красные автобусы <text:span text:style-name="T237">по</text:span>шат<text:span text:style-name="T237">ыва</text:span>ются, со всех фар маскировка снята недавн<text:span text:style-name="T237">им</text:span> распоряжени<text:span text:style-name="T237">ем</text:span>, теперь уворачивайся, пересекай ослеплённый, громадные, <text:span text:style-name="T237">горстями <text:s/>надранные</text:span> клочья сырости <text:span text:style-name="T237">ве</text:span>ют мимо, одинокие как пляжи под перламутровым туманом, чья колючая проволока, <text:s/>никогда не <text:span text:style-name="T237">изведавшая</text:span> внутреннего укуса тока, <text:s/>лишь пассивно тян<text:span text:style-name="T237">ется</text:span>, окисляясь в ночи, <text:span text:style-name="T237">обвивает теперь </text:span>как подводная водоросль, <text:span text:style-name="T238">кольцами, зверски холодная, </text:span>острая как скорпион, весь песок <text:span text:style-name="T237">милю за милей </text:span>без единого следа гуляющих, <text:span text:style-name="T238">с тех пор как</text:span> <text:span text:style-name="T237">ушли</text:span> <text:span text:style-name="T238">прогулочные лайнеры </text:span><text:s/>последни<text:span text:style-name="T238">х</text:span> лет мирного времени <text:span text:style-name="T238">торжественно провожать</text:span> прежни<text:span text:style-name="T238">й</text:span> мир <text:span text:style-name="T239">вечеров с</text:span> вином, оливковой рощицей, <text:span text:style-name="T239">дымом </text:span>трубоч<text:span text:style-name="T239">ки</text:span>, про<text:span text:style-name="T239">чь по ту сторону</text:span> Войны, теперь <text:span text:style-name="T239">он обглодан</text:span> до ржавых стоек и распорок пахнущих такой же морской горечью как и этот пляж, по которому тебе даже ходить нельзя, потому что Война. На возвышенности, поверх низин, <text:span text:style-name="T239">в обход</text:span> прожекторов, в чьи лучи прошлой осенью набивались перелётные птицы, ночь за ночью, фатально пойманы, пока не свалятся замертво с неба, ливень из мёртвых птиц, верующие на вечерне сидят в холодной церкви, трясутся безгласно на вопрошание хора: где радости? А где же ещё как не там, где Ангелы поют новые песни и льётся звон колокола при дворе Царя. <text:span text:style-name="Emphasis">Eia</text:span>—странный вздох, тысячелетний—<text:span text:style-name="Emphasis">eia, wärn wir da</text:span>! эх, нам бы туда…. Усталые люди и чёрный их вожак с бубенцом отд<text:span text:style-name="T239">е</text:span>ляются насколько получится, <text:span text:style-name="T239">настолько</text:span> далеко от своих овечьих одёжек, насколько год дозволит им отбрести. Так приидите ж. О<text:span text:style-name="T239">т</text:span>ставьте <text:span text:style-name="T239">пока что </text:span>свою Войну, бумажную или железную войну, бензиновую или плотскую, придите с вашей любовью, с вашим страхом поражения, вашим изнеможением от неё. Она не оставляла вас целый день, убеждала, прибалтывала, требовала верить в пропасть всякой неправды. Да разве это ты, вот это смутно преступное лицо на карточке твоего удостоверения, чья душа отчикнута казённым фотоаппаратом, когда упала гильотина шторки—или может остался при своей душеньк<text:span text:style-name="T240">е</text:span>, у Служебного Входа Столовой, где они пересчитывают ночной приход, девушки из УФАА, девушки по имени Айлин, аккуратно сортирующие по морозным отделениям прорезиненные буро-малиновые органы с их желтоватой приправой жира—о, Линда, иди сюда пощупай-ка этот, засунь палец в этот желудочек, обалдеть, всё ещё <text:span text:style-name="Emphasis">дёргается</text:span>.... Любой, на кого ты и не подумал бы, все замешаны, все до одного, кроме тебя: свяще<text:span text:style-name="T240">н</text:span>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а также парней в Голливуде, что толкуют нам как <text:soft-page-break/>тут классно всё, сплошная хохма, В<text:span text:style-name="T240">о</text:span>лт Дисней, у которого слонёнок Дамбо ухватывается за своё пёрышко, как все те трупы под снегом сегодня среди танков выкрашенных белым, столько рук, каждая примёрзла к Чудотворной Медал<text:span text:style-name="T240">ьке</text:span>, кусочек обработанной кости на счастье, за пол-доллара, с усмешливым солнцем, что подглядывает под широченный халат Свободы, тупо стискивают, рядом с воронкой, где разорвался 88-ми<text:span text:style-name="T240">л</text:span>лиметровый, а что вы думали, это детская сказочка? Сказки кончились. Детишки не здесь, спят они, но у Империи нет места для снов и сегодня тут вечер Только Для Взрослых, в этом убежище под лампами с глубоким горением до-Кэмбрийского выдоха, душистого как готовящийся обед, тяжёлого, как сажа. А выше, за 60 миль, ракеты зависли на неизмеримый миг над чёрным Северным морем, прежде чем упасть, всё ускоряясь, до оранжевого жара, Рождественской звездой, в неудержимом <text:span text:style-name="T240">по</text:span>рыв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стись хотя бы через слух, и пусть даже им не изъяснить твоих надежд в точности, в точности не передать твой тёмный ужас, слушай. Здесь должно быть звучало песнопение задолго до вести про Христа. Наверняка, если только случались настолько же плохие ночи как эта—ну, хоть что-нибудь, чтобы <text:span text:style-name="T240">дать</text:span> шанс друг<text:span text:style-name="T240">ой</text:span> ноч<text:span text:style-name="T240">и</text:span>, которая и впрямь могла бы стать любовью и рассветом, осветить путь домой, изгнать Вражину, разрушить границы между нашими странами, нашими телами, нашими историями, всё полное враньё, о том кто мы такие: на одну ночь, оставляя лишь ясный путь домой и память о младенце, которого ты почти <text:span text:style-name="T240">у</text:span>видел, чересчур хрупкого, слишком много дерьма на этих улицах, верблюды и прочая скотина тяжко ворочаются снаружи, каждое копыто может его растоптать, сделать из него всего-навсего ещё одного Мессию, и наверняка кто-то уже делает ставки на это, пока здесь, в этом городе, еврейские <text:span text:style-name="T240">коллаборационисты</text:span> продают ценную информацию Имперской Разведслужбе, а местные проститутки ублаготворяют необрезанных интервентов, заламывают цену насколько выгорит, в точности как и держатели гостиниц, которые, естественно, в восторге от постановления про регистрацию, а в столице уже задумываются не пора ли, возможно, давать каждому номер, да, пронумеровать всех, что поспособствует SPQR держать Учёт… Да ещё Ирод или Гитлер, хлопцы (полевые священники тута в Б<text:span text:style-name="T241">улбель</text:span>гии мужиковатые, обтрёпанные и крепко пьющие), что это за мир («Забыли Рузвельта, падре»,– доносятся голоса сзади, святой отец не может их разглядеть, эти искусители преследуют его даже и во сне: –«Вендель Вилки!», «Как насчёт <text:span text:style-name="T241">Черчилля</text:span>?», «Арри Полит!») для младенца, чтобы сюда явиться, показать 7 фунтов 8 унций на весах Толедо и думать будто он тут всё искупит, блин, да ему бы провериться мозги в порядке или как.... </text:p>
      <text:p text:style-name="Text_20_body">Но по пути домой в эту ночь, тебе хочется поднять его, подержать чуть-чуть. Просто подержать его, близко к своему сердцу, с его щекой у впадины твоей ключицы, спящего. Будто это ты, кто мог бы, как-то спасти его. И на минуту тебе уже без разницы как там тебя регистрируют. На целую минуту ты не тот, кем Цезари сказали тебе быть. </text:p>
      <text:p text:style-name="P130"><text:span text:style-name="Emphasis"><text:span text:style-name="T241">O, </text:span></text:span><text:span text:style-name="Emphasis">Jesu parvule</text:span>,</text:p>
      <text:p text:style-name="P130">Nach dir ist mir so weh . . . </text:p>
      <text:p text:style-name="Text_20_body">Итак эта случайная группа, эти ссыльные и пацанва,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text:soft-page-break/>болью в крестце, от непробудного похмелья, желающие смерти офицерам, которых они искренне ненавидят, мужчины которых ты видел неулыбчиво шагающими в городах, но забыл, мужчины, которые тоже тебя не помнят, знающие что им нужнее поспать, а не это выступление тут перед чужаками, выдают тебе это вечернее песнопение, достигают сейчас вершины своим высоким фрагментом некоей древней гаммы, голоса, накладыва<text:span text:style-name="T242">я</text:span>сь втрое, вчетверо, устремляются вверх, эхом наполняют всю пустоту церкви—никакого поддельного младенца, никакого оглашения Царства, нет и малейшей попытки согреть или осветить эту жуткую ночь, а только лишь, да будь мы прокляты, наш всегдашний шелудивый скулёж, предел всего, что способны выразить—<text:span text:style-name="Emphasis">слава Богу</text:span>!—чтобы было тебе с чем вернуться к своему военному адресу, к своему званию на войне, по следам в снегу и отпечаткам шин, вступая, в конце концов, на путь, который ты должен создать сам, один в темноте. Хочешь ли ты этого или нет, и за какие бы моря тебя не забросило, путь домой…. </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6-03T23:48:43.323570752</dc:date>
    <meta:editing-cycles>190</meta:editing-cycles>
    <meta:editing-duration>P8DT17H36M35S</meta:editing-duration>
    <meta:generator>LibreOffice/6.1.5.2$Linux_X86_64 LibreOffice_project/10$Build-2</meta:generator>
    <meta:document-statistic meta:table-count="0" meta:image-count="16" meta:object-count="0" meta:page-count="118" meta:paragraph-count="858" meta:word-count="51351" meta:character-count="351204" meta:non-whitespace-character-count="299967"/>
  </office:meta>
</office:document-meta>
</file>